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3.1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6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60">
      <style:table-cell-properties fo:border="none"/>
    </style:style>
    <style:style style:name="ce9" style:family="table-cell" style:parent-style-name="Default" style:data-style-name="N6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6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6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6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6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6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none" fo:border-left="none" fo:border-right="none" fo:border-top="0.002cm solid #000000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9" table:default-cell-style-name="ce3"/>
        <table:table-column table:style-name="co1" table:number-columns-repeated="2" table:default-cell-style-name="ce19"/>
        <table:table-column table:style-name="co1" table:number-columns-repeated="232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2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2]+2*[.I2]+4*[.K2])/3" office:value-type="float" office:value="5.536">
            <text:p>5,54E+000</text:p>
          </table:table-cell>
          <table:table-cell table:style-name="ce7" table:formula="oooc:=STDEV([.H2];[.J2];[.L2])" office:value-type="float" office:value="0.154181710977664">
            <text:p>1,54E-001</text:p>
          </table:table-cell>
          <table:table-cell table:style-name="ce7" office:value-type="float" office:value="68900">
            <text:p>6,89E+004</text:p>
          </table:table-cell>
          <table:table-cell table:style-name="ce7" table:formula="oooc:=2*PI()*1000000/[.F2]" office:value-type="float" office:value="91.1928201332306">
            <text:p>9,12E+001</text:p>
          </table:table-cell>
          <table:table-cell table:style-name="ce7" office:value-type="float" office:value="5.714">
            <text:p>5,71E+000</text:p>
          </table:table-cell>
          <table:table-cell table:style-name="ce7" office:value-type="float" office:value="2.725">
            <text:p>2,73E+000</text:p>
          </table:table-cell>
          <table:table-cell table:style-name="ce7" table:formula="oooc:=[.I2]*2" office:value-type="float" office:value="5.45">
            <text:p>5,45E+000</text:p>
          </table:table-cell>
          <table:table-cell table:style-name="ce10" office:value-type="float" office:value="1.361">
            <text:p>1,36E+000</text:p>
          </table:table-cell>
          <table:table-cell table:style-name="ce13" table:formula="oooc:=[.K2]*4" office:value-type="float" office:value="5.444">
            <text:p>5,44E+000</text:p>
          </table:table-cell>
          <table:table-cell table:style-name="ce16" table:formula="oooc:=AVERAGE([.G2:.G12])" office:value-type="float" office:value="90.7280990937104" table:number-columns-spanned="1" table:number-rows-spanned="11">
            <text:p>9,07E+001</text:p>
          </table:table-cell>
          <table:table-cell table:style-name="ce16" table:formula="oooc:=STDEV([.G2:.G12])" office:value-type="float" office:value="0.579423978489675" table:number-columns-spanned="1" table:number-rows-spanned="11">
            <text:p>5,79E-001</text:p>
          </table:table-cell>
          <table:table-cell table:style-name="ce18" office:value-type="float" office:value="1.326" table:number-columns-spanned="1" table:number-rows-spanned="11">
            <text:p>1,33E+000</text:p>
          </table:table-cell>
          <table:table-cell table:style-name="ce18" office:value-type="float" office:value="0.021" table:number-columns-spanned="1" table:number-rows-spanned="11">
            <text:p>2,10E-002</text:p>
          </table:table-cell>
          <table:table-cell table:style-name="ce18" office:value-type="float" office:value="-61.92" table:number-columns-spanned="1" table:number-rows-spanned="11">
            <text:p>-6,19E+001</text:p>
          </table:table-cell>
          <table:table-cell table:style-name="ce18" office:value-type="float" office:value="1.134" table:number-columns-spanned="1" table:number-rows-spanned="11">
            <text:p>1,13E+000</text:p>
          </table:table-cell>
          <table:table-cell table:style-name="ce18" table:formula="oooc:=-[.Q2]/[.O2]" office:value-type="float" office:value="46.6968325791855" table:number-columns-spanned="1" table:number-rows-spanned="11">
            <text:p>4,67E+001</text:p>
          </table:table-cell>
          <table:table-cell table:style-name="ce18" table:formula="oooc:=[.S2]*SQRT(([.P2]/[.O2])^2+([.R2]/[.Q2])^2)" office:value-type="float" office:value="1.1306177448135" table:number-columns-spanned="1" table:number-rows-spanned="11">
            <text:p>1,13E+000</text:p>
          </table:table-cell>
          <table:table-cell table:formula="oooc:=ABS([.B2]-[.$S$56])" office:value-type="float" office:value="4.5150846463349">
            <text:p>4,52E+000</text:p>
          </table:table-cell>
          <table:table-cell table:formula="oooc:=SQRT([.C2]^2+[.$S$58]^2)" office:value-type="float" office:value="0.115909333470882">
            <text:p>1,16E-001</text:p>
          </table:table-cell>
          <table:table-cell table:style-name="ce3" table:formula="oooc:=ABS(([.D2]*[.$B$57]*[.$B$58])/(2*[.$B$59]*[.$B$60]*[.U2]*[.G2])*10000)" office:value-type="float" office:value="0.494075002886068">
            <text:p>4,94E-001</text:p>
          </table:table-cell>
          <table:table-cell table:formula="oooc:=[.W2]*SQRT(([.C2]/[.B2])^2+((0.1*[.G2])/[.G2])^2+([.E2]/[.D2])^2)" office:value-type="float" office:value="0.0512879894293108">
            <text:p>0,05</text:p>
          </table:table-cell>
          <table:table-cell table:formula="oooc:=[.W2]/[.X2]^2" office:value-type="float" office:value="187.828518546277">
            <text:p>1,88E+002</text:p>
          </table:table-cell>
          <table:table-cell table:formula="oooc:=1/[.X2]^2" office:value-type="float" office:value="380.161954053744">
            <text:p>3,8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]+2*[.I3]+4*[.K3])/3" office:value-type="float" office:value="6.569">
            <text:p>6,57E+000</text:p>
          </table:table-cell>
          <table:table-cell table:style-name="ce8" table:formula="oooc:=STDEV([.H3];[.J3];[.L3])" office:value-type="float" office:value="0.751272476091952">
            <text:p>7,51E-001</text:p>
          </table:table-cell>
          <table:table-cell office:value-type="float" office:value="69220">
            <text:p>6,92E+004</text:p>
          </table:table-cell>
          <table:table-cell table:style-name="ce7" table:formula="oooc:=2*PI()*1000000/[.F3]" office:value-type="float" office:value="90.7712410745389">
            <text:p>9,08E+001</text:p>
          </table:table-cell>
          <table:table-cell office:value-type="float" office:value="6.645">
            <text:p>6,65E+000</text:p>
          </table:table-cell>
          <table:table-cell office:value-type="float" office:value="3.279">
            <text:p>3,28E+000</text:p>
          </table:table-cell>
          <table:table-cell table:style-name="ce8" table:formula="oooc:=[.I3]+2" office:value-type="float" office:value="5.279">
            <text:p>5,28E+000</text:p>
          </table:table-cell>
          <table:table-cell table:style-name="ce11" office:value-type="float" office:value="1.626">
            <text:p>1,63E+000</text:p>
          </table:table-cell>
          <table:table-cell table:style-name="ce14" table:formula="oooc:=[.K3]*4" office:value-type="float" office:value="6.504">
            <text:p>6,50E+000</text:p>
          </table:table-cell>
          <table:covered-table-cell table:style-name="ce16" table:formula="oooc:=AVERAGE([.G3:.G13])" office:value-type="float" office:value="90.6212046705274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formula="oooc:=ABS([.B3]-[.$S$56])" office:value-type="float" office:value="5.0150846463349">
            <text:p>5,02E+000</text:p>
          </table:table-cell>
          <table:table-cell table:formula="oooc:=SQRT([.C3]^2+[.$S$58]^2)" office:value-type="float" office:value="0.115909333470882">
            <text:p>1,16E-001</text:p>
          </table:table-cell>
          <table:table-cell table:style-name="ce3" table:formula="oooc:=ABS(([.D3]*[.$B$57]*[.$B$58])/(2*[.$B$59]*[.$B$60]*[.U3]*[.G3])*10000)" office:value-type="float" office:value="0.530268787249523">
            <text:p>5,30E-001</text:p>
          </table:table-cell>
          <table:table-cell table:formula="oooc:=[.W3]*SQRT(([.C3]/[.B3])^2+((0.1*[.G3])/[.G3])^2+([.E3]/[.D3])^2)" office:value-type="float" office:value="0.0805584527159033">
            <text:p>0,08</text:p>
          </table:table-cell>
          <table:table-cell table:formula="oooc:=[.W3]/[.X3]^2" office:value-type="float" office:value="81.7097406601268">
            <text:p>8,17E+001</text:p>
          </table:table-cell>
          <table:table-cell table:formula="oooc:=1/[.X3]^2" office:value-type="float" office:value="154.091175314978">
            <text:p>1,54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]+2*[.I4]+4*[.K4])/3" office:value-type="float" office:value="7.91366666666667">
            <text:p>7,91E+000</text:p>
          </table:table-cell>
          <table:table-cell table:style-name="ce8" table:formula="oooc:=STDEV([.H4];[.J4];[.L4])" office:value-type="float" office:value="1.95424230841521">
            <text:p>1,95E+000</text:p>
          </table:table-cell>
          <table:table-cell office:value-type="float" office:value="69560">
            <text:p>6,96E+004</text:p>
          </table:table-cell>
          <table:table-cell table:style-name="ce7" table:formula="oooc:=2*PI()*1000000/[.F4]" office:value-type="float" office:value="90.3275633579584">
            <text:p>9,03E+001</text:p>
          </table:table-cell>
          <table:table-cell office:value-type="float" office:value="7.143">
            <text:p>7,14E+000</text:p>
          </table:table-cell>
          <table:table-cell office:value-type="float" office:value="3.571">
            <text:p>3,57E+000</text:p>
          </table:table-cell>
          <table:table-cell table:style-name="ce8" table:formula="oooc:=[.I4]+2" office:value-type="float" office:value="5.571">
            <text:p>5,57E+000</text:p>
          </table:table-cell>
          <table:table-cell table:style-name="ce11" office:value-type="float" office:value="2.364">
            <text:p>2,36E+000</text:p>
          </table:table-cell>
          <table:table-cell table:style-name="ce14" table:formula="oooc:=[.K4]*4" office:value-type="float" office:value="9.456">
            <text:p>9,46E+000</text:p>
          </table:table-cell>
          <table:covered-table-cell table:style-name="ce16" table:formula="oooc:=AVERAGE([.G4:.G14])" office:value-type="float" office:value="90.605736018315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formula="oooc:=ABS([.B4]-[.$S$56])" office:value-type="float" office:value="5.5150846463349">
            <text:p>5,52E+000</text:p>
          </table:table-cell>
          <table:table-cell table:formula="oooc:=SQRT([.C4]^2+[.$S$58]^2)" office:value-type="float" office:value="0.115909333470882">
            <text:p>1,16E-001</text:p>
          </table:table-cell>
          <table:table-cell table:style-name="ce3" table:formula="oooc:=ABS(([.D4]*[.$B$57]*[.$B$58])/(2*[.$B$59]*[.$B$60]*[.U4]*[.G4])*10000)" office:value-type="float" office:value="0.58375231964456">
            <text:p>5,84E-001</text:p>
          </table:table-cell>
          <table:table-cell table:formula="oooc:=[.W4]*SQRT(([.C4]/[.B4])^2+((0.1*[.G4])/[.G4])^2+([.E4]/[.D4])^2)" office:value-type="float" office:value="0.155525891373559">
            <text:p>0,16</text:p>
          </table:table-cell>
          <table:table-cell table:formula="oooc:=[.W4]/[.X4]^2" office:value-type="float" office:value="24.1336617272665">
            <text:p>2,41E+001</text:p>
          </table:table-cell>
          <table:table-cell table:formula="oooc:=1/[.X4]^2" office:value-type="float" office:value="41.3422969213403">
            <text:p>4,1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]+2*[.I5]+4*[.K5])/3" office:value-type="float" office:value="7.83366666666667">
            <text:p>7,83E+000</text:p>
          </table:table-cell>
          <table:table-cell table:style-name="ce8" table:formula="oooc:=STDEV([.H5];[.J5];[.L5])" office:value-type="float" office:value="1.07481455764859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5]" office:value-type="float" office:value="90.3795354887743">
            <text:p>9,04E+001</text:p>
          </table:table-cell>
          <table:table-cell office:value-type="float" office:value="7.843">
            <text:p>7,84E+000</text:p>
          </table:table-cell>
          <table:table-cell office:value-type="float" office:value="3.945">
            <text:p>3,95E+000</text:p>
          </table:table-cell>
          <table:table-cell table:style-name="ce8" table:formula="oooc:=[.I5]+2" office:value-type="float" office:value="5.945">
            <text:p>5,95E+000</text:p>
          </table:table-cell>
          <table:table-cell table:style-name="ce11" office:value-type="float" office:value="1.942">
            <text:p>1,94E+000</text:p>
          </table:table-cell>
          <table:table-cell table:style-name="ce14" table:formula="oooc:=[.K5]*4" office:value-type="float" office:value="7.768">
            <text:p>7,77E+000</text:p>
          </table:table-cell>
          <table:covered-table-cell table:style-name="ce16" table:formula="oooc:=AVERAGE([.G5:.G15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formula="oooc:=ABS([.B5]-[.$S$56])" office:value-type="float" office:value="6.0150846463349">
            <text:p>6,02E+000</text:p>
          </table:table-cell>
          <table:table-cell table:formula="oooc:=SQRT([.C5]^2+[.$S$58]^2)" office:value-type="float" office:value="0.115909333470882">
            <text:p>1,16E-001</text:p>
          </table:table-cell>
          <table:table-cell table:style-name="ce3" table:formula="oooc:=ABS(([.D5]*[.$B$57]*[.$B$58])/(2*[.$B$59]*[.$B$60]*[.U5]*[.G5])*10000)" office:value-type="float" office:value="0.529512946616004">
            <text:p>5,30E-001</text:p>
          </table:table-cell>
          <table:table-cell table:formula="oooc:=[.W5]*SQRT(([.C5]/[.B5])^2+((0.1*[.G5])/[.G5])^2+([.E5]/[.D5])^2)" office:value-type="float" office:value="0.0899005070533604">
            <text:p>0,09</text:p>
          </table:table-cell>
          <table:table-cell table:formula="oooc:=[.W5]/[.X5]^2" office:value-type="float" office:value="65.5167431809653">
            <text:p>6,55E+001</text:p>
          </table:table-cell>
          <table:table-cell table:formula="oooc:=1/[.X5]^2" office:value-type="float" office:value="123.730200743283">
            <text:p>1,24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6]+2*[.I6]+4*[.K6])/3" office:value-type="float" office:value="8.25333333333333">
            <text:p>8,25E+000</text:p>
          </table:table-cell>
          <table:table-cell table:style-name="ce8" table:formula="oooc:=STDEV([.H6];[.J6];[.L6])" office:value-type="float" office:value="1.21131429997888">
            <text:p>1,21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6]" office:value-type="float" office:value="90.45760591966">
            <text:p>9,05E+001</text:p>
          </table:table-cell>
          <table:table-cell office:value-type="float" office:value="8.23">
            <text:p>8,23E+000</text:p>
          </table:table-cell>
          <table:table-cell office:value-type="float" office:value="4.141">
            <text:p>4,14E+000</text:p>
          </table:table-cell>
          <table:table-cell table:style-name="ce8" table:formula="oooc:=[.I6]+2" office:value-type="float" office:value="6.141">
            <text:p>6,14E+000</text:p>
          </table:table-cell>
          <table:table-cell table:style-name="ce11" office:value-type="float" office:value="2.062">
            <text:p>2,06E+000</text:p>
          </table:table-cell>
          <table:table-cell table:style-name="ce14" table:formula="oooc:=[.K6]*4" office:value-type="float" office:value="8.248">
            <text:p>8,25E+000</text:p>
          </table:table-cell>
          <table:covered-table-cell table:style-name="ce16" table:formula="oooc:=AVERAGE([.G6:.G16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formula="oooc:=ABS([.B6]-[.$S$56])" office:value-type="float" office:value="6.5150846463349">
            <text:p>6,52E+000</text:p>
          </table:table-cell>
          <table:table-cell table:formula="oooc:=SQRT([.C6]^2+[.$S$58]^2)" office:value-type="float" office:value="0.115909333470882">
            <text:p>1,16E-001</text:p>
          </table:table-cell>
          <table:table-cell table:style-name="ce3" table:formula="oooc:=ABS(([.D6]*[.$B$57]*[.$B$58])/(2*[.$B$59]*[.$B$60]*[.U6]*[.G6])*10000)" office:value-type="float" office:value="0.514621086230767">
            <text:p>5,15E-001</text:p>
          </table:table-cell>
          <table:table-cell table:formula="oooc:=[.W6]*SQRT(([.C6]/[.B6])^2+((0.1*[.G6])/[.G6])^2+([.E6]/[.D6])^2)" office:value-type="float" office:value="0.091394868964775">
            <text:p>0,09</text:p>
          </table:table-cell>
          <table:table-cell table:formula="oooc:=[.W6]/[.X6]^2" office:value-type="float" office:value="61.6089699904856">
            <text:p>6,16E+001</text:p>
          </table:table-cell>
          <table:table-cell table:formula="oooc:=1/[.X6]^2" office:value-type="float" office:value="119.717150421735">
            <text:p>1,2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7]+2*[.I7]+4*[.K7])/3" office:value-type="float" office:value="9.44166666666667">
            <text:p>9,44E+000</text:p>
          </table:table-cell>
          <table:table-cell table:style-name="ce8" table:formula="oooc:=STDEV([.H7];[.J7];[.L7])" office:value-type="float" office:value="1.61594152121913">
            <text:p>1,62E+000</text:p>
          </table:table-cell>
          <table:table-cell office:value-type="float" office:value="69360">
            <text:p>6,94E+004</text:p>
          </table:table-cell>
          <table:table-cell table:style-name="ce7" table:formula="oooc:=2*PI()*1000000/[.F7]" office:value-type="float" office:value="90.5880234599133">
            <text:p>9,06E+001</text:p>
          </table:table-cell>
          <table:table-cell office:value-type="float" office:value="9.569">
            <text:p>9,57E+000</text:p>
          </table:table-cell>
          <table:table-cell office:value-type="float" office:value="4.684">
            <text:p>4,68E+000</text:p>
          </table:table-cell>
          <table:table-cell table:style-name="ce8" table:formula="oooc:=[.I7]+2" office:value-type="float" office:value="6.684">
            <text:p>6,68E+000</text:p>
          </table:table-cell>
          <table:table-cell table:style-name="ce11" office:value-type="float" office:value="2.347">
            <text:p>2,35E+000</text:p>
          </table:table-cell>
          <table:table-cell table:style-name="ce14" table:formula="oooc:=[.K7]*4" office:value-type="float" office:value="9.388">
            <text:p>9,39E+000</text:p>
          </table:table-cell>
          <table:covered-table-cell table:style-name="ce16" table:formula="oooc:=AVERAGE([.G7:.G17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formula="oooc:=ABS([.B7]-[.$S$56])" office:value-type="float" office:value="7.0150846463349">
            <text:p>7,02E+000</text:p>
          </table:table-cell>
          <table:table-cell table:formula="oooc:=SQRT([.C7]^2+[.$S$58]^2)" office:value-type="float" office:value="0.115909333470882">
            <text:p>1,16E-001</text:p>
          </table:table-cell>
          <table:table-cell table:style-name="ce3" table:formula="oooc:=ABS(([.D7]*[.$B$57]*[.$B$58])/(2*[.$B$59]*[.$B$60]*[.U7]*[.G7])*10000)" office:value-type="float" office:value="0.545969406590674">
            <text:p>5,46E-001</text:p>
          </table:table-cell>
          <table:table-cell table:formula="oooc:=[.W7]*SQRT(([.C7]/[.B7])^2+((0.1*[.G7])/[.G7])^2+([.E7]/[.D7])^2)" office:value-type="float" office:value="0.108223706822626">
            <text:p>0,11</text:p>
          </table:table-cell>
          <table:table-cell table:formula="oooc:=[.W7]/[.X7]^2" office:value-type="float" office:value="46.6147648256708">
            <text:p>4,66E+001</text:p>
          </table:table-cell>
          <table:table-cell table:formula="oooc:=1/[.X7]^2" office:value-type="float" office:value="85.3798111450208">
            <text:p>8,54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8]+2*[.I8]+4*[.K8])/3" office:value-type="float" office:value="9.27633333333333">
            <text:p>9,28E+000</text:p>
          </table:table-cell>
          <table:table-cell table:style-name="ce8" table:formula="oooc:=STDEV([.H8];[.J8];[.L8])" office:value-type="float" office:value="1.61775348348669">
            <text:p>1,62E+000</text:p>
          </table:table-cell>
          <table:table-cell office:value-type="float" office:value="69260">
            <text:p>6,93E+004</text:p>
          </table:table-cell>
          <table:table-cell table:style-name="ce7" table:formula="oooc:=2*PI()*1000000/[.F8]" office:value-type="float" office:value="90.7188176029395">
            <text:p>9,07E+001</text:p>
          </table:table-cell>
          <table:table-cell office:value-type="float" office:value="9.615">
            <text:p>9,62E+000</text:p>
          </table:table-cell>
          <table:table-cell office:value-type="float" office:value="4.577">
            <text:p>4,58E+000</text:p>
          </table:table-cell>
          <table:table-cell table:style-name="ce8" table:formula="oooc:=[.I8]+2" office:value-type="float" office:value="6.577">
            <text:p>6,58E+000</text:p>
          </table:table-cell>
          <table:table-cell table:style-name="ce11" office:value-type="float" office:value="2.265">
            <text:p>2,27E+000</text:p>
          </table:table-cell>
          <table:table-cell table:style-name="ce14" table:formula="oooc:=[.K8]*4" office:value-type="float" office:value="9.06">
            <text:p>9,06E+000</text:p>
          </table:table-cell>
          <table:covered-table-cell table:style-name="ce16" table:formula="oooc:=AVERAGE([.G8:.G18])" office:value-type="float" office:value="90.571521534219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formula="oooc:=ABS([.B8]-[.$S$56])" office:value-type="float" office:value="7.5150846463349">
            <text:p>7,52E+000</text:p>
          </table:table-cell>
          <table:table-cell table:formula="oooc:=SQRT([.C8]^2+[.$S$58]^2)" office:value-type="float" office:value="0.115909333470882">
            <text:p>1,16E-001</text:p>
          </table:table-cell>
          <table:table-cell table:style-name="ce3" table:formula="oooc:=ABS(([.D8]*[.$B$57]*[.$B$58])/(2*[.$B$59]*[.$B$60]*[.U8]*[.G8])*10000)" office:value-type="float" office:value="0.499998189536801">
            <text:p>5,00E-001</text:p>
          </table:table-cell>
          <table:table-cell table:formula="oooc:=[.W8]*SQRT(([.C8]/[.B8])^2+((0.1*[.G8])/[.G8])^2+([.E8]/[.D8])^2)" office:value-type="float" office:value="0.100515711861793">
            <text:p>0,1</text:p>
          </table:table-cell>
          <table:table-cell table:formula="oooc:=[.W8]/[.X8]^2" office:value-type="float" office:value="49.4880710698945">
            <text:p>4,95E+001</text:p>
          </table:table-cell>
          <table:table-cell table:formula="oooc:=1/[.X8]^2" office:value-type="float" office:value="98.9765005264126">
            <text:p>9,9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9]+2*[.I9]+4*[.K9])/3" office:value-type="float" office:value="10.3046666666667">
            <text:p>1,03E+001</text:p>
          </table:table-cell>
          <table:table-cell table:style-name="ce8" table:formula="oooc:=STDEV([.H9];[.J9];[.L9])" office:value-type="float" office:value="1.81750350756195">
            <text:p>1,82E+000</text:p>
          </table:table-cell>
          <table:table-cell office:value-type="float" office:value="69710">
            <text:p>6,97E+004</text:p>
          </table:table-cell>
          <table:table-cell table:style-name="ce7" table:formula="oooc:=2*PI()*1000000/[.F9]" office:value-type="float" office:value="90.1331990701418">
            <text:p>9,01E+001</text:p>
          </table:table-cell>
          <table:table-cell office:value-type="float" office:value="10.256">
            <text:p>1,03E+001</text:p>
          </table:table-cell>
          <table:table-cell office:value-type="float" office:value="5.155">
            <text:p>5,16E+000</text:p>
          </table:table-cell>
          <table:table-cell table:style-name="ce8" table:formula="oooc:=[.I9]+2" office:value-type="float" office:value="7.155">
            <text:p>7,16E+000</text:p>
          </table:table-cell>
          <table:table-cell table:style-name="ce11" office:value-type="float" office:value="2.587">
            <text:p>2,59E+000</text:p>
          </table:table-cell>
          <table:table-cell table:style-name="ce14" table:formula="oooc:=[.K9]*4" office:value-type="float" office:value="10.348">
            <text:p>1,03E+001</text:p>
          </table:table-cell>
          <table:covered-table-cell table:style-name="ce16" table:formula="oooc:=AVERAGE([.G9:.G19])" office:value-type="float" office:value="90.5288760374488">
            <text:p>9,05E+001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formula="oooc:=ABS([.B9]-[.$S$56])" office:value-type="float" office:value="8.0150846463349">
            <text:p>8,02E+000</text:p>
          </table:table-cell>
          <table:table-cell table:formula="oooc:=SQRT([.C9]^2+[.$S$58]^2)" office:value-type="float" office:value="0.115909333470882">
            <text:p>1,16E-001</text:p>
          </table:table-cell>
          <table:table-cell table:style-name="ce3" table:formula="oooc:=ABS(([.D9]*[.$B$57]*[.$B$58])/(2*[.$B$59]*[.$B$60]*[.U9]*[.G9])*10000)" office:value-type="float" office:value="0.524160623682613">
            <text:p>5,24E-001</text:p>
          </table:table-cell>
          <table:table-cell table:formula="oooc:=[.W9]*SQRT(([.C9]/[.B9])^2+((0.1*[.G9])/[.G9])^2+([.E9]/[.D9])^2)" office:value-type="float" office:value="0.10627515039838">
            <text:p>0,11</text:p>
          </table:table-cell>
          <table:table-cell table:formula="oooc:=[.W9]/[.X9]^2" office:value-type="float" office:value="46.4088638030631">
            <text:p>4,64E+001</text:p>
          </table:table-cell>
          <table:table-cell table:formula="oooc:=1/[.X9]^2" office:value-type="float" office:value="88.5393936633522">
            <text:p>8,85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0]+2*[.I10]+4*[.K10])/3" office:value-type="float" office:value="11.1636666666667">
            <text:p>1,12E+001</text:p>
          </table:table-cell>
          <table:table-cell table:style-name="ce8" table:formula="oooc:=STDEV([.H10];[.J10];[.L10])" office:value-type="float" office:value="2.1006580714941">
            <text:p>2,10E+000</text:p>
          </table:table-cell>
          <table:table-cell office:value-type="float" office:value="69420">
            <text:p>6,94E+004</text:p>
          </table:table-cell>
          <table:table-cell table:style-name="ce7" table:formula="oooc:=2*PI()*1000000/[.F10]" office:value-type="float" office:value="90.5097278475884">
            <text:p>9,05E+001</text:p>
          </table:table-cell>
          <table:table-cell office:value-type="float" office:value="11.299">
            <text:p>1,13E+001</text:p>
          </table:table-cell>
          <table:table-cell office:value-type="float" office:value="5.556">
            <text:p>5,56E+000</text:p>
          </table:table-cell>
          <table:table-cell table:style-name="ce8" table:formula="oooc:=[.I10]+2" office:value-type="float" office:value="7.556">
            <text:p>7,56E+000</text:p>
          </table:table-cell>
          <table:table-cell table:style-name="ce11" office:value-type="float" office:value="2.77">
            <text:p>2,77E+000</text:p>
          </table:table-cell>
          <table:table-cell table:style-name="ce14" table:formula="oooc:=[.K10]*4" office:value-type="float" office:value="11.08">
            <text:p>1,11E+001</text:p>
          </table:table-cell>
          <table:covered-table-cell table:style-name="ce16" table:formula="oooc:=AVERAGE([.G10:.G20])" office:value-type="float" office:value="90.5654771531309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formula="oooc:=ABS([.B10]-[.$S$56])" office:value-type="float" office:value="8.5150846463349">
            <text:p>8,52E+000</text:p>
          </table:table-cell>
          <table:table-cell table:formula="oooc:=SQRT([.C10]^2+[.$S$58]^2)" office:value-type="float" office:value="0.115909333470882">
            <text:p>1,16E-001</text:p>
          </table:table-cell>
          <table:table-cell table:style-name="ce3" table:formula="oooc:=ABS(([.D10]*[.$B$57]*[.$B$58])/(2*[.$B$59]*[.$B$60]*[.U10]*[.G10])*10000)" office:value-type="float" office:value="0.532287142034605">
            <text:p>5,32E-001</text:p>
          </table:table-cell>
          <table:table-cell table:formula="oooc:=[.W10]*SQRT(([.C10]/[.B10])^2+((0.1*[.G10])/[.G10])^2+([.E10]/[.D10])^2)" office:value-type="float" office:value="0.113425476242518">
            <text:p>0,11</text:p>
          </table:table-cell>
          <table:table-cell table:formula="oooc:=[.W10]/[.X10]^2" office:value-type="float" office:value="41.3737373004191">
            <text:p>4,14E+001</text:p>
          </table:table-cell>
          <table:table-cell table:formula="oooc:=1/[.X10]^2" office:value-type="float" office:value="77.7282298089577">
            <text:p>7,7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1]+2*[.I11]+4*[.K11])/3" office:value-type="float" office:value="11.6363333333333">
            <text:p>1,16E+001</text:p>
          </table:table-cell>
          <table:table-cell table:style-name="ce8" table:formula="oooc:=STDEV([.H11];[.J11];[.L11])" office:value-type="float" office:value="2.17721848543809">
            <text:p>2,18E+000</text:p>
          </table:table-cell>
          <table:table-cell office:value-type="float" office:value="69300">
            <text:p>6,93E+004</text:p>
          </table:table-cell>
          <table:table-cell table:style-name="ce7" table:formula="oooc:=2*PI()*1000000/[.F11]" office:value-type="float" office:value="90.6664546490561">
            <text:p>9,07E+001</text:p>
          </table:table-cell>
          <table:table-cell office:value-type="float" office:value="11.429">
            <text:p>1,14E+001</text:p>
          </table:table-cell>
          <table:table-cell office:value-type="float" office:value="5.848">
            <text:p>5,85E+000</text:p>
          </table:table-cell>
          <table:table-cell table:style-name="ce8" table:formula="oooc:=[.I11]+2" office:value-type="float" office:value="7.848">
            <text:p>7,85E+000</text:p>
          </table:table-cell>
          <table:table-cell table:style-name="ce11" office:value-type="float" office:value="2.946">
            <text:p>2,95E+000</text:p>
          </table:table-cell>
          <table:table-cell table:style-name="ce14" table:formula="oooc:=[.K11]*4" office:value-type="float" office:value="11.784">
            <text:p>1,18E+001</text:p>
          </table:table-cell>
          <table:covered-table-cell table:style-name="ce16" table:formula="oooc:=AVERAGE([.G11:.G21])" office:value-type="float" office:value="90.5631072922216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formula="oooc:=ABS([.B11]-[.$S$56])" office:value-type="float" office:value="9.0150846463349">
            <text:p>9,02E+000</text:p>
          </table:table-cell>
          <table:table-cell table:formula="oooc:=SQRT([.C11]^2+[.$S$58]^2)" office:value-type="float" office:value="0.115909333470882">
            <text:p>1,16E-001</text:p>
          </table:table-cell>
          <table:table-cell table:style-name="ce3" table:formula="oooc:=ABS(([.D11]*[.$B$57]*[.$B$58])/(2*[.$B$59]*[.$B$60]*[.U11]*[.G11])*10000)" office:value-type="float" office:value="0.523146175128146">
            <text:p>5,23E-001</text:p>
          </table:table-cell>
          <table:table-cell table:formula="oooc:=[.W11]*SQRT(([.C11]/[.B11])^2+((0.1*[.G11])/[.G11])^2+([.E11]/[.D11])^2)" office:value-type="float" office:value="0.110986405681899">
            <text:p>0,11</text:p>
          </table:table-cell>
          <table:table-cell table:formula="oooc:=[.W11]/[.X11]^2" office:value-type="float" office:value="42.470119267308">
            <text:p>4,25E+001</text:p>
          </table:table-cell>
          <table:table-cell table:formula="oooc:=1/[.X11]^2" office:value-type="float" office:value="81.1821270735753">
            <text:p>8,12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12]+2*[.I12]+4*[.K12])/3" office:value-type="float" office:value="13.5196666666667">
            <text:p>1,35E+001</text:p>
          </table:table-cell>
          <table:table-cell table:style-name="ce8" table:formula="oooc:=STDEV([.H12];[.J12];[.L12])" office:value-type="float" office:value="2.83711831500439">
            <text:p>2,84E+000</text:p>
          </table:table-cell>
          <table:table-cell table:style-name="ce9" office:value-type="float" office:value="68100">
            <text:p>6,81E+004</text:p>
          </table:table-cell>
          <table:table-cell table:style-name="ce7" table:formula="oooc:=2*PI()*1000000/[.F12]" office:value-type="float" office:value="92.264101427013">
            <text:p>9,23E+001</text:p>
          </table:table-cell>
          <table:table-cell table:style-name="ce9" office:value-type="float" office:value="13.793">
            <text:p>1,38E+001</text:p>
          </table:table-cell>
          <table:table-cell table:style-name="ce9" office:value-type="float" office:value="6.689">
            <text:p>6,69E+000</text:p>
          </table:table-cell>
          <table:table-cell table:style-name="ce8" table:formula="oooc:=[.I12]+2" office:value-type="float" office:value="8.689">
            <text:p>8,69E+000</text:p>
          </table:table-cell>
          <table:table-cell table:style-name="ce12" office:value-type="float" office:value="3.347">
            <text:p>3,35E+000</text:p>
          </table:table-cell>
          <table:table-cell table:style-name="ce14" table:formula="oooc:=[.K12]*4" office:value-type="float" office:value="13.388">
            <text:p>1,34E+001</text:p>
          </table:table-cell>
          <table:covered-table-cell table:style-name="ce16" table:formula="oooc:=AVERAGE([.G12:.G22])" office:value-type="float" office:value="90.553603221921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formula="oooc:=ABS([.B12]-[.$S$56])" office:value-type="float" office:value="9.5150846463349">
            <text:p>9,52E+000</text:p>
          </table:table-cell>
          <table:table-cell table:formula="oooc:=SQRT([.C12]^2+[.$S$58]^2)" office:value-type="float" office:value="0.115909333470882">
            <text:p>1,16E-001</text:p>
          </table:table-cell>
          <table:table-cell table:style-name="ce3" table:formula="oooc:=ABS(([.D12]*[.$B$57]*[.$B$58])/(2*[.$B$59]*[.$B$60]*[.U12]*[.G12])*10000)" office:value-type="float" office:value="0.565905500129352">
            <text:p>5,66E-001</text:p>
          </table:table-cell>
          <table:table-cell table:formula="oooc:=[.W12]*SQRT(([.C12]/[.B12])^2+((0.1*[.G12])/[.G12])^2+([.E12]/[.D12])^2)" office:value-type="float" office:value="0.131550280229199">
            <text:p>0,13</text:p>
          </table:table-cell>
          <table:table-cell table:formula="oooc:=[.W12]/[.X12]^2" office:value-type="float" office:value="32.7009492637522">
            <text:p>3,27E+001</text:p>
          </table:table-cell>
          <table:table-cell table:formula="oooc:=1/[.X12]^2" office:value-type="float" office:value="57.7851765997638">
            <text:p>5,78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13]+2*[.I13]+4*[.K13])/3" office:value-type="float" office:value="5.97833333333333">
            <text:p>5,98E+000</text:p>
          </table:table-cell>
          <table:table-cell table:style-name="ce7" table:formula="oooc:=STDEV([.H13];[.J13];[.L13])" office:value-type="float" office:value="0.543260833608804">
            <text:p>5,43E-001</text:p>
          </table:table-cell>
          <table:table-cell table:style-name="ce7" office:value-type="float" office:value="69800">
            <text:p>6,98E+004</text:p>
          </table:table-cell>
          <table:table-cell table:style-name="ce7" table:formula="oooc:=2*PI()*1000000/[.F13]" office:value-type="float" office:value="90.0169814782176">
            <text:p>9,00E+001</text:p>
          </table:table-cell>
          <table:table-cell table:style-name="ce7" office:value-type="float" office:value="5.747">
            <text:p>5,75E+000</text:p>
          </table:table-cell>
          <table:table-cell table:style-name="ce7" office:value-type="float" office:value="3.04">
            <text:p>3,04E+000</text:p>
          </table:table-cell>
          <table:table-cell table:style-name="ce7" table:formula="oooc:=[.I13]+2" office:value-type="float" office:value="5.04">
            <text:p>5,04E+000</text:p>
          </table:table-cell>
          <table:table-cell table:style-name="ce10" office:value-type="float" office:value="1.527">
            <text:p>1,53E+000</text:p>
          </table:table-cell>
          <table:table-cell table:style-name="ce13" table:formula="oooc:=[.K13]*4" office:value-type="float" office:value="6.108">
            <text:p>6,11E+00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,05E+001</text:p>
          </table:table-cell>
          <table:table-cell table:style-name="ce16" table:formula="oooc:=STDEV([.G13:.G23])" office:value-type="float" office:value="0.584179541395256" table:number-columns-spanned="1" table:number-rows-spanned="11">
            <text:p>5,84E-001</text:p>
          </table:table-cell>
          <table:table-cell table:style-name="ce18" office:value-type="float" office:value="1.349" table:number-columns-spanned="1" table:number-rows-spanned="11">
            <text:p>1,35E+000</text:p>
          </table:table-cell>
          <table:table-cell table:style-name="ce18" office:value-type="float" office:value="0.01232" table:number-columns-spanned="1" table:number-rows-spanned="11">
            <text:p>1,23E-002</text:p>
          </table:table-cell>
          <table:table-cell table:style-name="ce18" office:value-type="float" office:value="-63.04" table:number-columns-spanned="1" table:number-rows-spanned="11">
            <text:p>-6,30E+001</text:p>
          </table:table-cell>
          <table:table-cell table:style-name="ce18" office:value-type="float" office:value="0.6672" table:number-columns-spanned="1" table:number-rows-spanned="11">
            <text:p>6,67E-001</text:p>
          </table:table-cell>
          <table:table-cell table:style-name="ce18" table:formula="oooc:=-[.Q13]/[.O13]" office:value-type="float" office:value="46.7309117865085" table:number-columns-spanned="1" table:number-rows-spanned="11">
            <text:p>4,67E+001</text:p>
          </table:table-cell>
          <table:table-cell table:style-name="ce18" table:formula="oooc:=[.S13]*SQRT(([.P13]/[.O13])^2+([.R13]/[.Q13])^2)" office:value-type="float" office:value="0.653267294824942" table:number-columns-spanned="1" table:number-rows-spanned="11">
            <text:p>6,53E-001</text:p>
          </table:table-cell>
          <table:table-cell table:formula="oooc:=ABS([.B13]-[.$S$56])" office:value-type="float" office:value="4.5150846463349">
            <text:p>4,52E+000</text:p>
          </table:table-cell>
          <table:table-cell table:formula="oooc:=SQRT([.C13]^2+[.$S$58]^2)" office:value-type="float" office:value="0.115909333470882">
            <text:p>1,16E-001</text:p>
          </table:table-cell>
          <table:table-cell table:style-name="ce3" table:formula="oooc:=ABS(([.D13]*[.$B$57]*[.$B$58])/(2*[.$B$59]*[.$B$60]*[.U13]*[.G13])*10000)" office:value-type="float" office:value="0.540521691801843">
            <text:p>5,41E-001</text:p>
          </table:table-cell>
          <table:table-cell table:formula="oooc:=[.W13]*SQRT(([.C13]/[.B13])^2+((0.1*[.G13])/[.G13])^2+([.E13]/[.D13])^2)" office:value-type="float" office:value="0.0730358416945116">
            <text:p>0,07</text:p>
          </table:table-cell>
          <table:table-cell table:formula="oooc:=[.W13]/[.X13]^2" office:value-type="float" office:value="101.330701722188">
            <text:p>1,01E+002</text:p>
          </table:table-cell>
          <table:table-cell table:formula="oooc:=1/[.X13]^2" office:value-type="float" office:value="187.468335238128">
            <text:p>1,87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4]+2*[.I14]+4*[.K14])/3" office:value-type="float" office:value="7.269">
            <text:p>7,27E+000</text:p>
          </table:table-cell>
          <table:table-cell table:style-name="ce8" table:formula="oooc:=STDEV([.H14];[.J14];[.L14])" office:value-type="float" office:value="0.889227192566669">
            <text:p>8,89E-001</text:p>
          </table:table-cell>
          <table:table-cell office:value-type="float" office:value="69350">
            <text:p>6,94E+004</text:p>
          </table:table-cell>
          <table:table-cell table:style-name="ce7" table:formula="oooc:=2*PI()*1000000/[.F14]" office:value-type="float" office:value="90.6010859002103">
            <text:p>9,06E+001</text:p>
          </table:table-cell>
          <table:table-cell office:value-type="float" office:value="7.273">
            <text:p>7,27E+000</text:p>
          </table:table-cell>
          <table:table-cell office:value-type="float" office:value="3.683">
            <text:p>3,68E+000</text:p>
          </table:table-cell>
          <table:table-cell table:style-name="ce8" table:formula="oooc:=[.I14]+2" office:value-type="float" office:value="5.683">
            <text:p>5,68E+000</text:p>
          </table:table-cell>
          <table:table-cell table:style-name="ce11" office:value-type="float" office:value="1.792">
            <text:p>1,79E+000</text:p>
          </table:table-cell>
          <table:table-cell table:style-name="ce14" table:formula="oooc:=[.K14]*4" office:value-type="float" office:value="7.168">
            <text:p>7,17E+000</text:p>
          </table:table-cell>
          <table:covered-table-cell table:style-name="ce16" table:formula="oooc:=AVERAGE([.G14:.G24])" office:value-type="float" office:value="90.6918286386062">
            <text:p>9,07E+001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formula="oooc:=ABS([.B14]-[.$S$56])" office:value-type="float" office:value="5.0150846463349">
            <text:p>5,02E+000</text:p>
          </table:table-cell>
          <table:table-cell table:formula="oooc:=SQRT([.C14]^2+[.$S$58]^2)" office:value-type="float" office:value="0.115909333470882">
            <text:p>1,16E-001</text:p>
          </table:table-cell>
          <table:table-cell table:style-name="ce3" table:formula="oooc:=ABS(([.D14]*[.$B$57]*[.$B$58])/(2*[.$B$59]*[.$B$60]*[.U14]*[.G14])*10000)" office:value-type="float" office:value="0.587876827486133">
            <text:p>5,88E-001</text:p>
          </table:table-cell>
          <table:table-cell table:formula="oooc:=[.W14]*SQRT(([.C14]/[.B14])^2+((0.1*[.G14])/[.G14])^2+([.E14]/[.D14])^2)" office:value-type="float" office:value="0.0928864314797353">
            <text:p>0,09</text:p>
          </table:table-cell>
          <table:table-cell table:formula="oooc:=[.W14]/[.X14]^2" office:value-type="float" office:value="68.1368080950632">
            <text:p>6,81E+001</text:p>
          </table:table-cell>
          <table:table-cell table:formula="oooc:=1/[.X14]^2" office:value-type="float" office:value="115.903204394751">
            <text:p>1,16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5]+2*[.I15]+4*[.K15])/3" office:value-type="float" office:value="7.22366666666667">
            <text:p>7,22E+000</text:p>
          </table:table-cell>
          <table:table-cell table:style-name="ce8" table:formula="oooc:=STDEV([.H15];[.J15];[.L15])" office:value-type="float" office:value="0.939444694132301">
            <text:p>9,39E-001</text:p>
          </table:table-cell>
          <table:table-cell office:value-type="float" office:value="69760">
            <text:p>6,98E+004</text:p>
          </table:table-cell>
          <table:table-cell table:style-name="ce7" table:formula="oooc:=2*PI()*1000000/[.F15]" office:value-type="float" office:value="90.0685967198908">
            <text:p>9,01E+001</text:p>
          </table:table-cell>
          <table:table-cell office:value-type="float" office:value="7.273">
            <text:p>7,27E+000</text:p>
          </table:table-cell>
          <table:table-cell office:value-type="float" office:value="3.605">
            <text:p>3,61E+000</text:p>
          </table:table-cell>
          <table:table-cell table:style-name="ce8" table:formula="oooc:=[.I15]+2" office:value-type="float" office:value="5.605">
            <text:p>5,61E+000</text:p>
          </table:table-cell>
          <table:table-cell table:style-name="ce11" office:value-type="float" office:value="1.797">
            <text:p>1,80E+000</text:p>
          </table:table-cell>
          <table:table-cell table:style-name="ce14" table:formula="oooc:=[.K15]*4" office:value-type="float" office:value="7.188">
            <text:p>7,19E+000</text:p>
          </table:table-cell>
          <table:covered-table-cell table:style-name="ce16" table:formula="oooc:=AVERAGE([.G15:.G25])" office:value-type="float" office:value="90.7818774252814">
            <text:p>9,08E+001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formula="oooc:=ABS([.B15]-[.$S$56])" office:value-type="float" office:value="5.5150846463349">
            <text:p>5,52E+000</text:p>
          </table:table-cell>
          <table:table-cell table:formula="oooc:=SQRT([.C15]^2+[.$S$58]^2)" office:value-type="float" office:value="0.115909333470882">
            <text:p>1,16E-001</text:p>
          </table:table-cell>
          <table:table-cell table:style-name="ce3" table:formula="oooc:=ABS(([.D15]*[.$B$57]*[.$B$58])/(2*[.$B$59]*[.$B$60]*[.U15]*[.G15])*10000)" office:value-type="float" office:value="0.534386480117827">
            <text:p>5,34E-001</text:p>
          </table:table-cell>
          <table:table-cell table:formula="oooc:=[.W15]*SQRT(([.C15]/[.B15])^2+((0.1*[.G15])/[.G15])^2+([.E15]/[.D15])^2)" office:value-type="float" office:value="0.0876675409003728">
            <text:p>0,09</text:p>
          </table:table-cell>
          <table:table-cell table:formula="oooc:=[.W15]/[.X15]^2" office:value-type="float" office:value="69.5308938957914">
            <text:p>6,95E+001</text:p>
          </table:table-cell>
          <table:table-cell table:formula="oooc:=1/[.X15]^2" office:value-type="float" office:value="130.113497408206">
            <text:p>1,3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6]+2*[.I16]+4*[.K16])/3" office:value-type="float" office:value="7.50566666666667">
            <text:p>7,51E+000</text:p>
          </table:table-cell>
          <table:table-cell table:style-name="ce8" table:formula="oooc:=STDEV([.H16];[.J16];[.L16])" office:value-type="float" office:value="1.06838772612443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16]" office:value-type="float" office:value="90.3795354887743">
            <text:p>9,04E+001</text:p>
          </table:table-cell>
          <table:table-cell office:value-type="float" office:value="7.553">
            <text:p>7,55E+000</text:p>
          </table:table-cell>
          <table:table-cell office:value-type="float" office:value="3.704">
            <text:p>3,70E+000</text:p>
          </table:table-cell>
          <table:table-cell table:style-name="ce8" table:formula="oooc:=[.I16]+2" office:value-type="float" office:value="5.704">
            <text:p>5,70E+000</text:p>
          </table:table-cell>
          <table:table-cell table:style-name="ce11" office:value-type="float" office:value="1.889">
            <text:p>1,89E+000</text:p>
          </table:table-cell>
          <table:table-cell table:style-name="ce14" table:formula="oooc:=[.K16]*4" office:value-type="float" office:value="7.556">
            <text:p>7,56E+000</text:p>
          </table:table-cell>
          <table:covered-table-cell table:style-name="ce16" table:formula="oooc:=AVERAGE([.G16:.G26])" office:value-type="float" office:value="90.8961293450107">
            <text:p>9,09E+001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formula="oooc:=ABS([.B16]-[.$S$56])" office:value-type="float" office:value="6.0150846463349">
            <text:p>6,02E+000</text:p>
          </table:table-cell>
          <table:table-cell table:formula="oooc:=SQRT([.C16]^2+[.$S$58]^2)" office:value-type="float" office:value="0.115909333470882">
            <text:p>1,16E-001</text:p>
          </table:table-cell>
          <table:table-cell table:style-name="ce3" table:formula="oooc:=ABS(([.D16]*[.$B$57]*[.$B$58])/(2*[.$B$59]*[.$B$60]*[.U16]*[.G16])*10000)" office:value-type="float" office:value="0.507341943702504">
            <text:p>5,07E-001</text:p>
          </table:table-cell>
          <table:table-cell table:formula="oooc:=[.W16]*SQRT(([.C16]/[.B16])^2+((0.1*[.G16])/[.G16])^2+([.E16]/[.D16])^2)" office:value-type="float" office:value="0.0882569291042647">
            <text:p>0,09</text:p>
          </table:table-cell>
          <table:table-cell table:formula="oooc:=[.W16]/[.X16]^2" office:value-type="float" office:value="65.133309265447">
            <text:p>6,51E+001</text:p>
          </table:table-cell>
          <table:table-cell table:formula="oooc:=1/[.X16]^2" office:value-type="float" office:value="128.381479343328">
            <text:p>1,28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7]+2*[.I17]+4*[.K17])/3" office:value-type="float" office:value="8.02966666666667">
            <text:p>8,03E+000</text:p>
          </table:table-cell>
          <table:table-cell table:style-name="ce8" table:formula="oooc:=STDEV([.H17];[.J17];[.L17])" office:value-type="float" office:value="1.16393484926491">
            <text:p>1,16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17]" office:value-type="float" office:value="90.45760591966">
            <text:p>9,05E+001</text:p>
          </table:table-cell>
          <table:table-cell office:value-type="float" office:value="8.097">
            <text:p>8,10E+000</text:p>
          </table:table-cell>
          <table:table-cell office:value-type="float" office:value="4.016">
            <text:p>4,02E+000</text:p>
          </table:table-cell>
          <table:table-cell table:style-name="ce8" table:formula="oooc:=[.I17]+2" office:value-type="float" office:value="6.016">
            <text:p>6,02E+000</text:p>
          </table:table-cell>
          <table:table-cell table:style-name="ce11" office:value-type="float" office:value="1.99">
            <text:p>1,99E+000</text:p>
          </table:table-cell>
          <table:table-cell table:style-name="ce14" table:formula="oooc:=[.K17]*4" office:value-type="float" office:value="7.96">
            <text:p>7,96E+000</text:p>
          </table:table-cell>
          <table:covered-table-cell table:style-name="ce16" table:formula="oooc:=AVERAGE([.G17:.G27])" office:value-type="float" office:value="90.9941989746267">
            <text:p>9,10E+001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formula="oooc:=ABS([.B17]-[.$S$56])" office:value-type="float" office:value="6.5150846463349">
            <text:p>6,52E+000</text:p>
          </table:table-cell>
          <table:table-cell table:formula="oooc:=SQRT([.C17]^2+[.$S$58]^2)" office:value-type="float" office:value="0.115909333470882">
            <text:p>1,16E-001</text:p>
          </table:table-cell>
          <table:table-cell table:style-name="ce3" table:formula="oooc:=ABS(([.D17]*[.$B$57]*[.$B$58])/(2*[.$B$59]*[.$B$60]*[.U17]*[.G17])*10000)" office:value-type="float" office:value="0.50067477165642">
            <text:p>5,01E-001</text:p>
          </table:table-cell>
          <table:table-cell table:formula="oooc:=[.W17]*SQRT(([.C17]/[.B17])^2+((0.1*[.G17])/[.G17])^2+([.E17]/[.D17])^2)" office:value-type="float" office:value="0.0881696513425935">
            <text:p>0,09</text:p>
          </table:table-cell>
          <table:table-cell table:formula="oooc:=[.W17]/[.X17]^2" office:value-type="float" office:value="64.4046851650074">
            <text:p>6,44E+001</text:p>
          </table:table-cell>
          <table:table-cell table:formula="oooc:=1/[.X17]^2" office:value-type="float" office:value="128.635770785759">
            <text:p>1,29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8]+2*[.I18]+4*[.K18])/3" office:value-type="float" office:value="8.68066666666667">
            <text:p>8,68E+000</text:p>
          </table:table-cell>
          <table:table-cell table:style-name="ce8" table:formula="oooc:=STDEV([.H18];[.J18];[.L18])" office:value-type="float" office:value="1.39681649952073">
            <text:p>1,40E+000</text:p>
          </table:table-cell>
          <table:table-cell office:value-type="float" office:value="69450">
            <text:p>6,95E+004</text:p>
          </table:table-cell>
          <table:table-cell table:style-name="ce7" table:formula="oooc:=2*PI()*1000000/[.F18]" office:value-type="float" office:value="90.4706307729242">
            <text:p>9,05E+001</text:p>
          </table:table-cell>
          <table:table-cell office:value-type="float" office:value="8.696">
            <text:p>8,70E+000</text:p>
          </table:table-cell>
          <table:table-cell office:value-type="float" office:value="4.301">
            <text:p>4,30E+000</text:p>
          </table:table-cell>
          <table:table-cell table:style-name="ce8" table:formula="oooc:=[.I18]+2" office:value-type="float" office:value="6.301">
            <text:p>6,30E+000</text:p>
          </table:table-cell>
          <table:table-cell table:style-name="ce11" office:value-type="float" office:value="2.186">
            <text:p>2,19E+000</text:p>
          </table:table-cell>
          <table:table-cell table:style-name="ce14" table:formula="oooc:=[.K18]*4" office:value-type="float" office:value="8.744">
            <text:p>8,74E+000</text:p>
          </table:table-cell>
          <table:covered-table-cell table:style-name="ce16" table:formula="oooc:=AVERAGE([.G18:.G28])" office:value-type="float" office:value="91.0900150972013">
            <text:p>9,11E+001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formula="oooc:=ABS([.B18]-[.$S$56])" office:value-type="float" office:value="7.0150846463349">
            <text:p>7,02E+000</text:p>
          </table:table-cell>
          <table:table-cell table:formula="oooc:=SQRT([.C18]^2+[.$S$58]^2)" office:value-type="float" office:value="0.115909333470882">
            <text:p>1,16E-001</text:p>
          </table:table-cell>
          <table:table-cell table:style-name="ce3" table:formula="oooc:=ABS(([.D18]*[.$B$57]*[.$B$58])/(2*[.$B$59]*[.$B$60]*[.U18]*[.G18])*10000)" office:value-type="float" office:value="0.50261551364225">
            <text:p>5,03E-001</text:p>
          </table:table-cell>
          <table:table-cell table:formula="oooc:=[.W18]*SQRT(([.C18]/[.B18])^2+((0.1*[.G18])/[.G18])^2+([.E18]/[.D18])^2)" office:value-type="float" office:value="0.0952220306511834">
            <text:p>0,1</text:p>
          </table:table-cell>
          <table:table-cell table:formula="oooc:=[.W18]/[.X18]^2" office:value-type="float" office:value="55.4320591576601">
            <text:p>5,54E+001</text:p>
          </table:table-cell>
          <table:table-cell table:formula="oooc:=1/[.X18]^2" office:value-type="float" office:value="110.28720294757">
            <text:p>1,1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9]+2*[.I19]+4*[.K19])/3" office:value-type="float" office:value="9.88466666666667">
            <text:p>9,88E+000</text:p>
          </table:table-cell>
          <table:table-cell table:style-name="ce8" table:formula="oooc:=STDEV([.H19];[.J19];[.L19])" office:value-type="float" office:value="1.74550890382528">
            <text:p>1,75E+000</text:p>
          </table:table-cell>
          <table:table-cell office:value-type="float" office:value="69620">
            <text:p>6,96E+004</text:p>
          </table:table-cell>
          <table:table-cell table:style-name="ce7" table:formula="oooc:=2*PI()*1000000/[.F19]" office:value-type="float" office:value="90.24971713846">
            <text:p>9,02E+001</text:p>
          </table:table-cell>
          <table:table-cell office:value-type="float" office:value="9.95">
            <text:p>9,95E+000</text:p>
          </table:table-cell>
          <table:table-cell office:value-type="float" office:value="4.902">
            <text:p>4,90E+000</text:p>
          </table:table-cell>
          <table:table-cell table:style-name="ce8" table:formula="oooc:=[.I19]+2" office:value-type="float" office:value="6.902">
            <text:p>6,90E+000</text:p>
          </table:table-cell>
          <table:table-cell table:style-name="ce11" office:value-type="float" office:value="2.475">
            <text:p>2,48E+000</text:p>
          </table:table-cell>
          <table:table-cell table:style-name="ce14" table:formula="oooc:=[.K19]*4" office:value-type="float" office:value="9.9">
            <text:p>9,90E+000</text:p>
          </table:table-cell>
          <table:covered-table-cell table:style-name="ce16" table:formula="oooc:=AVERAGE([.G19:.G29])" office:value-type="float" office:value="91.1979967531865">
            <text:p>9,12E+001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formula="oooc:=ABS([.B19]-[.$S$56])" office:value-type="float" office:value="7.5150846463349">
            <text:p>7,52E+000</text:p>
          </table:table-cell>
          <table:table-cell table:formula="oooc:=SQRT([.C19]^2+[.$S$58]^2)" office:value-type="float" office:value="0.115909333470882">
            <text:p>1,16E-001</text:p>
          </table:table-cell>
          <table:table-cell table:style-name="ce3" table:formula="oooc:=ABS(([.D19]*[.$B$57]*[.$B$58])/(2*[.$B$59]*[.$B$60]*[.U19]*[.G19])*10000)" office:value-type="float" office:value="0.535556933188546">
            <text:p>5,36E-001</text:p>
          </table:table-cell>
          <table:table-cell table:formula="oooc:=[.W19]*SQRT(([.C19]/[.B19])^2+((0.1*[.G19])/[.G19])^2+([.E19]/[.D19])^2)" office:value-type="float" office:value="0.10868400756691">
            <text:p>0,11</text:p>
          </table:table-cell>
          <table:table-cell table:formula="oooc:=[.W19]/[.X19]^2" office:value-type="float" office:value="45.3392527278721">
            <text:p>4,53E+001</text:p>
          </table:table-cell>
          <table:table-cell table:formula="oooc:=1/[.X19]^2" office:value-type="float" office:value="84.658137946111">
            <text:p>8,4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0]+2*[.I20]+4*[.K20])/3" office:value-type="float" office:value="10.7123333333333">
            <text:p>1,07E+001</text:p>
          </table:table-cell>
          <table:table-cell table:style-name="ce8" table:formula="oooc:=STDEV([.H20];[.J20];[.L20])" office:value-type="float" office:value="1.94372486050195">
            <text:p>1,94E+000</text:p>
          </table:table-cell>
          <table:table-cell office:value-type="float" office:value="69400">
            <text:p>6,94E+004</text:p>
          </table:table-cell>
          <table:table-cell table:style-name="ce7" table:formula="oooc:=2*PI()*1000000/[.F20]" office:value-type="float" office:value="90.5358113426453">
            <text:p>9,05E+001</text:p>
          </table:table-cell>
          <table:table-cell office:value-type="float" office:value="10.929">
            <text:p>1,09E+001</text:p>
          </table:table-cell>
          <table:table-cell office:value-type="float" office:value="5.362">
            <text:p>5,36E+000</text:p>
          </table:table-cell>
          <table:table-cell table:style-name="ce8" table:formula="oooc:=[.I20]+2" office:value-type="float" office:value="7.362">
            <text:p>7,36E+000</text:p>
          </table:table-cell>
          <table:table-cell table:style-name="ce11" office:value-type="float" office:value="2.621">
            <text:p>2,62E+000</text:p>
          </table:table-cell>
          <table:table-cell table:style-name="ce14" table:formula="oooc:=[.K20]*4" office:value-type="float" office:value="10.484">
            <text:p>1,05E+001</text:p>
          </table:table-cell>
          <table:covered-table-cell table:style-name="ce16" table:formula="oooc:=AVERAGE([.G20:.G30])" office:value-type="float" office:value="91.3018212211673">
            <text:p>9,13E+001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formula="oooc:=ABS([.B20]-[.$S$56])" office:value-type="float" office:value="8.0150846463349">
            <text:p>8,02E+000</text:p>
          </table:table-cell>
          <table:table-cell table:formula="oooc:=SQRT([.C20]^2+[.$S$58]^2)" office:value-type="float" office:value="0.115909333470882">
            <text:p>1,16E-001</text:p>
          </table:table-cell>
          <table:table-cell table:style-name="ce3" table:formula="oooc:=ABS(([.D20]*[.$B$57]*[.$B$58])/(2*[.$B$59]*[.$B$60]*[.U20]*[.G20])*10000)" office:value-type="float" office:value="0.542473978139658">
            <text:p>5,42E-001</text:p>
          </table:table-cell>
          <table:table-cell table:formula="oooc:=[.W20]*SQRT(([.C20]/[.B20])^2+((0.1*[.G20])/[.G20])^2+([.E20]/[.D20])^2)" office:value-type="float" office:value="0.112389280216094">
            <text:p>0,11</text:p>
          </table:table-cell>
          <table:table-cell table:formula="oooc:=[.W20]/[.X20]^2" office:value-type="float" office:value="42.9466339650093">
            <text:p>4,29E+001</text:p>
          </table:table-cell>
          <table:table-cell table:formula="oooc:=1/[.X20]^2" office:value-type="float" office:value="79.1680996612761">
            <text:p>7,92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1]+2*[.I21]+4*[.K21])/3" office:value-type="float" office:value="11.1936666666667">
            <text:p>1,12E+001</text:p>
          </table:table-cell>
          <table:table-cell table:style-name="ce8" table:formula="oooc:=STDEV([.H21];[.J21];[.L21])" office:value-type="float" office:value="2.07072475235121">
            <text:p>2,07E+000</text:p>
          </table:table-cell>
          <table:table-cell office:value-type="float" office:value="69440">
            <text:p>6,94E+004</text:p>
          </table:table-cell>
          <table:table-cell table:style-name="ce7" table:formula="oooc:=2*PI()*1000000/[.F21]" office:value-type="float" office:value="90.4836593775862">
            <text:p>9,05E+001</text:p>
          </table:table-cell>
          <table:table-cell office:value-type="float" office:value="11.173">
            <text:p>1,12E+001</text:p>
          </table:table-cell>
          <table:table-cell office:value-type="float" office:value="5.602">
            <text:p>5,60E+000</text:p>
          </table:table-cell>
          <table:table-cell table:style-name="ce8" table:formula="oooc:=[.I21]+2" office:value-type="float" office:value="7.602">
            <text:p>7,60E+000</text:p>
          </table:table-cell>
          <table:table-cell table:style-name="ce11" office:value-type="float" office:value="2.801">
            <text:p>2,80E+000</text:p>
          </table:table-cell>
          <table:table-cell table:style-name="ce14" table:formula="oooc:=[.K21]*4" office:value-type="float" office:value="11.204">
            <text:p>1,12E+001</text:p>
          </table:table-cell>
          <table:covered-table-cell table:style-name="ce16" table:formula="oooc:=AVERAGE([.G21:.G31])" office:value-type="float" office:value="91.3844738849669">
            <text:p>9,14E+001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formula="oooc:=ABS([.B21]-[.$S$56])" office:value-type="float" office:value="8.5150846463349">
            <text:p>8,52E+000</text:p>
          </table:table-cell>
          <table:table-cell table:formula="oooc:=SQRT([.C21]^2+[.$S$58]^2)" office:value-type="float" office:value="0.115909333470882">
            <text:p>1,16E-001</text:p>
          </table:table-cell>
          <table:table-cell table:style-name="ce3" table:formula="oooc:=ABS(([.D21]*[.$B$57]*[.$B$58])/(2*[.$B$59]*[.$B$60]*[.U21]*[.G21])*10000)" office:value-type="float" office:value="0.533871316261444">
            <text:p>5,34E-001</text:p>
          </table:table-cell>
          <table:table-cell table:formula="oooc:=[.W21]*SQRT(([.C21]/[.B21])^2+((0.1*[.G21])/[.G21])^2+([.E21]/[.D21])^2)" office:value-type="float" office:value="0.112267450318684">
            <text:p>0,11</text:p>
          </table:table-cell>
          <table:table-cell table:formula="oooc:=[.W21]/[.X21]^2" office:value-type="float" office:value="42.357358491023">
            <text:p>4,24E+001</text:p>
          </table:table-cell>
          <table:table-cell table:formula="oooc:=1/[.X21]^2" office:value-type="float" office:value="79.3400154697204">
            <text:p>7,9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2]+2*[.I22]+4*[.K22])/3" office:value-type="float" office:value="12.6596666666667">
            <text:p>1,27E+001</text:p>
          </table:table-cell>
          <table:table-cell table:style-name="ce8" table:formula="oooc:=STDEV([.H22];[.J22];[.L22])" office:value-type="float" office:value="2.54982960214992">
            <text:p>2,55E+000</text:p>
          </table:table-cell>
          <table:table-cell office:value-type="float" office:value="69380">
            <text:p>6,94E+004</text:p>
          </table:table-cell>
          <table:table-cell table:style-name="ce7" table:formula="oooc:=2*PI()*1000000/[.F22]" office:value-type="float" office:value="90.5619098757507">
            <text:p>9,06E+001</text:p>
          </table:table-cell>
          <table:table-cell office:value-type="float" office:value="12.821">
            <text:p>1,28E+001</text:p>
          </table:table-cell>
          <table:table-cell office:value-type="float" office:value="6.289">
            <text:p>6,29E+000</text:p>
          </table:table-cell>
          <table:table-cell table:style-name="ce8" table:formula="oooc:=[.I22]+2" office:value-type="float" office:value="8.289">
            <text:p>8,29E+000</text:p>
          </table:table-cell>
          <table:table-cell table:style-name="ce11" office:value-type="float" office:value="3.145">
            <text:p>3,15E+000</text:p>
          </table:table-cell>
          <table:table-cell table:style-name="ce14" table:formula="oooc:=[.K22]*4" office:value-type="float" office:value="12.58">
            <text:p>1,26E+001</text:p>
          </table:table-cell>
          <table:covered-table-cell table:style-name="ce16" table:formula="oooc:=AVERAGE([.G22:.G32])" office:value-type="float" office:value="91.4621997417847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formula="oooc:=ABS([.B22]-[.$S$56])" office:value-type="float" office:value="9.0150846463349">
            <text:p>9,02E+000</text:p>
          </table:table-cell>
          <table:table-cell table:formula="oooc:=SQRT([.C22]^2+[.$S$58]^2)" office:value-type="float" office:value="0.115909333470882">
            <text:p>1,16E-001</text:p>
          </table:table-cell>
          <table:table-cell table:style-name="ce3" table:formula="oooc:=ABS(([.D22]*[.$B$57]*[.$B$58])/(2*[.$B$59]*[.$B$60]*[.U22]*[.G22])*10000)" office:value-type="float" office:value="0.569810217528515">
            <text:p>5,70E-001</text:p>
          </table:table-cell>
          <table:table-cell table:formula="oooc:=[.W22]*SQRT(([.C22]/[.B22])^2+((0.1*[.G22])/[.G22])^2+([.E22]/[.D22])^2)" office:value-type="float" office:value="0.12813445482843">
            <text:p>0,13</text:p>
          </table:table-cell>
          <table:table-cell table:formula="oooc:=[.W22]/[.X22]^2" office:value-type="float" office:value="34.7055060708987">
            <text:p>3,47E+001</text:p>
          </table:table-cell>
          <table:table-cell table:formula="oooc:=1/[.X22]^2" office:value-type="float" office:value="60.9071318893328">
            <text:p>6,0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23]+2*[.I23]+4*[.K23])/3" office:value-type="float" office:value="13.3826666666667">
            <text:p>1,34E+001</text:p>
          </table:table-cell>
          <table:table-cell table:style-name="ce9" table:formula="oooc:=STDEV([.H23];[.J23];[.L23])" office:value-type="float" office:value="2.81962929005452">
            <text:p>2,82E+000</text:p>
          </table:table-cell>
          <table:table-cell table:style-name="ce9" office:value-type="float" office:value="68140">
            <text:p>6,81E+004</text:p>
          </table:table-cell>
          <table:table-cell table:style-name="ce7" table:formula="oooc:=2*PI()*1000000/[.F23]" office:value-type="float" office:value="92.2099399351275">
            <text:p>9,22E+001</text:p>
          </table:table-cell>
          <table:table-cell table:style-name="ce9" office:value-type="float" office:value="13.652">
            <text:p>1,37E+001</text:p>
          </table:table-cell>
          <table:table-cell table:style-name="ce9" office:value-type="float" office:value="6.6">
            <text:p>6,60E+000</text:p>
          </table:table-cell>
          <table:table-cell table:style-name="ce9" table:formula="oooc:=[.I23]+2" office:value-type="float" office:value="8.6">
            <text:p>8,60E+000</text:p>
          </table:table-cell>
          <table:table-cell table:style-name="ce12" office:value-type="float" office:value="3.324">
            <text:p>3,32E+000</text:p>
          </table:table-cell>
          <table:table-cell table:style-name="ce15" table:formula="oooc:=[.K23]*4" office:value-type="float" office:value="13.296">
            <text:p>1,33E+001</text:p>
          </table:table-cell>
          <table:covered-table-cell table:style-name="ce16" table:formula="oooc:=AVERAGE([.G23:.G33])" office:value-type="float" office:value="91.574056539957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formula="oooc:=ABS([.B23]-[.$S$56])" office:value-type="float" office:value="9.5150846463349">
            <text:p>9,52E+000</text:p>
          </table:table-cell>
          <table:table-cell table:formula="oooc:=SQRT([.C23]^2+[.$S$58]^2)" office:value-type="float" office:value="0.115909333470882">
            <text:p>1,16E-001</text:p>
          </table:table-cell>
          <table:table-cell table:style-name="ce3" table:formula="oooc:=ABS(([.D23]*[.$B$57]*[.$B$58])/(2*[.$B$59]*[.$B$60]*[.U23]*[.G23])*10000)" office:value-type="float" office:value="0.560499989760507">
            <text:p>5,60E-001</text:p>
          </table:table-cell>
          <table:table-cell table:formula="oooc:=[.W23]*SQRT(([.C23]/[.B23])^2+((0.1*[.G23])/[.G23])^2+([.E23]/[.D23])^2)" office:value-type="float" office:value="0.130719626778466">
            <text:p>0,13</text:p>
          </table:table-cell>
          <table:table-cell table:formula="oooc:=[.W23]/[.X23]^2" office:value-type="float" office:value="32.8015231317131">
            <text:p>3,28E+001</text:p>
          </table:table-cell>
          <table:table-cell table:formula="oooc:=1/[.X23]^2" office:value-type="float" office:value="58.5218978250627">
            <text:p>5,85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,6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4]+2*[.I24]+4*[.K24])/3" office:value-type="float" office:value="-13.4396666666667">
            <text:p>-1,34E+001</text:p>
          </table:table-cell>
          <table:table-cell table:style-name="ce7" table:formula="oooc:=STDEV([.H24];[.J24];[.L24])" office:value-type="float" office:value="2.87180413677535">
            <text:p>2,87E+000</text:p>
          </table:table-cell>
          <table:table-cell table:style-name="ce7" office:value-type="float" office:value="68600">
            <text:p>6,86E+004</text:p>
          </table:table-cell>
          <table:table-cell table:style-name="ce7" table:formula="oooc:=2*PI()*1000000/[.F24]" office:value-type="float" office:value="91.5916225536383">
            <text:p>9,16E+001</text:p>
          </table:table-cell>
          <table:table-cell table:style-name="ce7" office:value-type="float" office:value="13.793">
            <text:p>1,38E+001</text:p>
          </table:table-cell>
          <table:table-cell table:style-name="ce7" office:value-type="float" office:value="6.601">
            <text:p>6,60E+000</text:p>
          </table:table-cell>
          <table:table-cell table:style-name="ce8" table:formula="oooc:=[.I24]+2" office:value-type="float" office:value="8.601">
            <text:p>8,60E+000</text:p>
          </table:table-cell>
          <table:table-cell table:style-name="ce10" office:value-type="float" office:value="3.331">
            <text:p>3,33E+000</text:p>
          </table:table-cell>
          <table:table-cell table:style-name="ce14" table:formula="oooc:=[.K24]*4" office:value-type="float" office:value="13.324">
            <text:p>1,33E+001</text:p>
          </table:table-cell>
          <table:table-cell table:style-name="ce16" table:formula="oooc:=AVERAGE([.G24:.G34])" office:value-type="float" office:value="91.5178458689133" table:number-columns-spanned="1" table:number-rows-spanned="20">
            <text:p>9,15E+001</text:p>
          </table:table-cell>
          <table:table-cell table:style-name="ce16" table:formula="oooc:=STDEV([.G24:.G43])" office:value-type="float" office:value="0.197800246758658" table:number-columns-spanned="1" table:number-rows-spanned="20">
            <text:p>1,98E-001</text:p>
          </table:table-cell>
          <table:table-cell table:style-name="ce18" office:value-type="float" office:value="1.346" table:number-columns-spanned="1" table:number-rows-spanned="20">
            <text:p>1,35E+000</text:p>
          </table:table-cell>
          <table:table-cell table:style-name="ce18" office:value-type="float" office:value="0.002426" table:number-columns-spanned="1" table:number-rows-spanned="20">
            <text:p>2,43E-003</text:p>
          </table:table-cell>
          <table:table-cell table:style-name="ce18" office:value-type="float" office:value="-62.57" table:number-columns-spanned="1" table:number-rows-spanned="20">
            <text:p>-6,26E+001</text:p>
          </table:table-cell>
          <table:table-cell table:style-name="ce18" office:value-type="float" office:value="0.1154" table:number-columns-spanned="1" table:number-rows-spanned="20">
            <text:p>1,15E-001</text:p>
          </table:table-cell>
          <table:table-cell table:style-name="ce18" table:formula="oooc:=-[.Q24]/[.O24]" office:value-type="float" office:value="46.4858841010401" table:number-columns-spanned="1" table:number-rows-spanned="20">
            <text:p>4,65E+001</text:p>
          </table:table-cell>
          <table:table-cell table:style-name="ce18" table:formula="oooc:=[.S24]*SQRT(([.P24]/[.O24])^2+([.R24]/[.Q24])^2)" office:value-type="float" office:value="0.119877113668188" table:number-columns-spanned="1" table:number-rows-spanned="20">
            <text:p>1,20E-001</text:p>
          </table:table-cell>
          <table:table-cell table:formula="oooc:=ABS([.B24]-[.$S$56])" office:value-type="float" office:value="9.9849153536651">
            <text:p>9,98E+000</text:p>
          </table:table-cell>
          <table:table-cell table:formula="oooc:=SQRT([.C24]^2+[.$S$58]^2)" office:value-type="float" office:value="0.115909333470882">
            <text:p>1,16E-001</text:p>
          </table:table-cell>
          <table:table-cell table:style-name="ce3" table:formula="oooc:=ABS(([.D24]*[.$B$57]*[.$B$58])/(2*[.$B$59]*[.$B$60]*[.U24]*[.G24])*10000)" office:value-type="float" office:value="0.540022308088316">
            <text:p>5,40E-001</text:p>
          </table:table-cell>
          <table:table-cell table:formula="oooc:=[.W24]*SQRT(([.C24]/[.B24])^2+((0.1*[.G24])/[.G24])^2+([.E24]/[.D24])^2)" office:value-type="float" office:value="0.127403762538941">
            <text:p>0,13</text:p>
          </table:table-cell>
          <table:table-cell table:formula="oooc:=[.W24]/[.X24]^2" office:value-type="float" office:value="33.2695703866694">
            <text:p>3,33E+001</text:p>
          </table:table-cell>
          <table:table-cell table:formula="oooc:=1/[.X24]^2" office:value-type="float" office:value="61.6077704353436">
            <text:p>6,16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">
            <text:p>3,7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5]+2*[.I25]+4*[.K25])/3" office:value-type="float" office:value="-12.6366666666667">
            <text:p>-1,26E+001</text:p>
          </table:table-cell>
          <table:table-cell table:style-name="ce8" table:formula="oooc:=STDEV([.H25];[.J25];[.L25])" office:value-type="float" office:value="2.4110199777964">
            <text:p>2,41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25]" office:value-type="float" office:value="91.5916225536383">
            <text:p>9,16E+001</text:p>
          </table:table-cell>
          <table:table-cell office:value-type="float" office:value="12.618">
            <text:p>1,26E+001</text:p>
          </table:table-cell>
          <table:table-cell office:value-type="float" office:value="6.39">
            <text:p>6,39E+000</text:p>
          </table:table-cell>
          <table:table-cell table:style-name="ce8" table:formula="oooc:=[.I25]+2" office:value-type="float" office:value="8.39">
            <text:p>8,39E+000</text:p>
          </table:table-cell>
          <table:table-cell table:style-name="ce11" office:value-type="float" office:value="3.128">
            <text:p>3,13E+000</text:p>
          </table:table-cell>
          <table:table-cell table:style-name="ce14" table:formula="oooc:=[.K25]*4" office:value-type="float" office:value="12.512">
            <text:p>1,25E+001</text:p>
          </table:table-cell>
          <table:covered-table-cell table:style-name="ce16" table:formula="oooc:=AVERAGE([.G25:.G35])" office:value-type="float" office:value="91.4755793148969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formula="oooc:=ABS([.B25]-[.$S$56])" office:value-type="float" office:value="9.4849153536651">
            <text:p>9,48E+000</text:p>
          </table:table-cell>
          <table:table-cell table:formula="oooc:=SQRT([.C25]^2+[.$S$58]^2)" office:value-type="float" office:value="0.115909333470882">
            <text:p>1,16E-001</text:p>
          </table:table-cell>
          <table:table-cell table:style-name="ce3" table:formula="oooc:=ABS(([.D25]*[.$B$57]*[.$B$58])/(2*[.$B$59]*[.$B$60]*[.U25]*[.G25])*10000)" office:value-type="float" office:value="0.53452332477467">
            <text:p>5,35E-001</text:p>
          </table:table-cell>
          <table:table-cell table:formula="oooc:=[.W25]*SQRT(([.C25]/[.B25])^2+((0.1*[.G25])/[.G25])^2+([.E25]/[.D25])^2)" office:value-type="float" office:value="0.115143596466899">
            <text:p>0,12</text:p>
          </table:table-cell>
          <table:table-cell table:formula="oooc:=[.W25]/[.X25]^2" office:value-type="float" office:value="40.3168952580681">
            <text:p>4,03E+001</text:p>
          </table:table-cell>
          <table:table-cell table:formula="oooc:=1/[.X25]^2" office:value-type="float" office:value="75.4258858115571">
            <text:p>7,54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.5">
            <text:p>3,7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6]+2*[.I26]+4*[.K26])/3" office:value-type="float" office:value="-12.0146666666667">
            <text:p>-1,20E+001</text:p>
          </table:table-cell>
          <table:table-cell table:style-name="ce8" table:formula="oooc:=STDEV([.H26];[.J26];[.L26])" office:value-type="float" office:value="2.35708322579695">
            <text:p>2,36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26]" office:value-type="float" office:value="91.3253678369126">
            <text:p>9,13E+001</text:p>
          </table:table-cell>
          <table:table-cell office:value-type="float" office:value="12.012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26]+2" office:value-type="float" office:value="7.97">
            <text:p>7,97E+000</text:p>
          </table:table-cell>
          <table:table-cell table:style-name="ce11" office:value-type="float" office:value="3.023">
            <text:p>3,02E+000</text:p>
          </table:table-cell>
          <table:table-cell table:style-name="ce14" table:formula="oooc:=[.K26]*4" office:value-type="float" office:value="12.092">
            <text:p>1,21E+001</text:p>
          </table:table-cell>
          <table:covered-table-cell table:style-name="ce16" table:formula="oooc:=AVERAGE([.G26:.G36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formula="oooc:=ABS([.B26]-[.$S$56])" office:value-type="float" office:value="8.9849153536651">
            <text:p>8,98E+000</text:p>
          </table:table-cell>
          <table:table-cell table:formula="oooc:=SQRT([.C26]^2+[.$S$58]^2)" office:value-type="float" office:value="0.115909333470882">
            <text:p>1,16E-001</text:p>
          </table:table-cell>
          <table:table-cell table:style-name="ce3" table:formula="oooc:=ABS(([.D26]*[.$B$57]*[.$B$58])/(2*[.$B$59]*[.$B$60]*[.U26]*[.G26])*10000)" office:value-type="float" office:value="0.538058689677864">
            <text:p>5,38E-001</text:p>
          </table:table-cell>
          <table:table-cell table:formula="oooc:=[.W26]*SQRT(([.C26]/[.B26])^2+((0.1*[.G26])/[.G26])^2+([.E26]/[.D26])^2)" office:value-type="float" office:value="0.118480673858781">
            <text:p>0,12</text:p>
          </table:table-cell>
          <table:table-cell table:formula="oooc:=[.W26]/[.X26]^2" office:value-type="float" office:value="38.3296292537843">
            <text:p>3,83E+001</text:p>
          </table:table-cell>
          <table:table-cell table:formula="oooc:=1/[.X26]^2" office:value-type="float" office:value="71.2368929061108">
            <text:p>7,12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">
            <text:p>3,8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7]+2*[.I27]+4*[.K27])/3" office:value-type="float" office:value="-11.791">
            <text:p>-1,18E+001</text:p>
          </table:table-cell>
          <table:table-cell table:style-name="ce8" table:formula="oooc:=STDEV([.H27];[.J27];[.L27])" office:value-type="float" office:value="2.24538793975562">
            <text:p>2,25E+000</text:p>
          </table:table-cell>
          <table:table-cell office:value-type="float" office:value="68700">
            <text:p>6,87E+004</text:p>
          </table:table-cell>
          <table:table-cell table:style-name="ce7" table:formula="oooc:=2*PI()*1000000/[.F27]" office:value-type="float" office:value="91.45830141455">
            <text:p>9,15E+001</text:p>
          </table:table-cell>
          <table:table-cell office:value-type="float" office:value="11.869">
            <text:p>1,19E+001</text:p>
          </table:table-cell>
          <table:table-cell office:value-type="float" office:value="5.9">
            <text:p>5,90E+000</text:p>
          </table:table-cell>
          <table:table-cell table:style-name="ce8" table:formula="oooc:=[.I27]+2" office:value-type="float" office:value="7.9">
            <text:p>7,90E+000</text:p>
          </table:table-cell>
          <table:table-cell table:style-name="ce11" office:value-type="float" office:value="2.926">
            <text:p>2,93E+000</text:p>
          </table:table-cell>
          <table:table-cell table:style-name="ce14" table:formula="oooc:=[.K27]*4" office:value-type="float" office:value="11.704">
            <text:p>1,17E+001</text:p>
          </table:table-cell>
          <table:covered-table-cell table:style-name="ce16" table:formula="oooc:=AVERAGE([.G27:.G37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formula="oooc:=ABS([.B27]-[.$S$56])" office:value-type="float" office:value="8.4849153536651">
            <text:p>8,48E+000</text:p>
          </table:table-cell>
          <table:table-cell table:formula="oooc:=SQRT([.C27]^2+[.$S$58]^2)" office:value-type="float" office:value="0.115909333470882">
            <text:p>1,16E-001</text:p>
          </table:table-cell>
          <table:table-cell table:style-name="ce3" table:formula="oooc:=ABS(([.D27]*[.$B$57]*[.$B$58])/(2*[.$B$59]*[.$B$60]*[.U27]*[.G27])*10000)" office:value-type="float" office:value="0.558345907768292">
            <text:p>5,58E-001</text:p>
          </table:table-cell>
          <table:table-cell table:formula="oooc:=[.W27]*SQRT(([.C27]/[.B27])^2+((0.1*[.G27])/[.G27])^2+([.E27]/[.D27])^2)" office:value-type="float" office:value="0.120095717193153">
            <text:p>0,12</text:p>
          </table:table-cell>
          <table:table-cell table:formula="oooc:=[.W27]/[.X27]^2" office:value-type="float" office:value="38.7122396274276">
            <text:p>3,87E+001</text:p>
          </table:table-cell>
          <table:table-cell table:formula="oooc:=1/[.X27]^2" office:value-type="float" office:value="69.3337930641605">
            <text:p>6,9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.5">
            <text:p>3,8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8]+2*[.I28]+4*[.K28])/3" office:value-type="float" office:value="-10.6486666666667">
            <text:p>-1,06E+001</text:p>
          </table:table-cell>
          <table:table-cell table:style-name="ce8" table:formula="oooc:=STDEV([.H28];[.J28];[.L28])" office:value-type="float" office:value="1.87667685017959">
            <text:p>1,88E+000</text:p>
          </table:table-cell>
          <table:table-cell office:value-type="float" office:value="68660">
            <text:p>6,87E+004</text:p>
          </table:table-cell>
          <table:table-cell table:style-name="ce7" table:formula="oooc:=2*PI()*1000000/[.F28]" office:value-type="float" office:value="91.5115832679812">
            <text:p>9,15E+001</text:p>
          </table:table-cell>
          <table:table-cell office:value-type="float" office:value="10.554">
            <text:p>1,06E+001</text:p>
          </table:table-cell>
          <table:table-cell office:value-type="float" office:value="5.362">
            <text:p>5,36E+000</text:p>
          </table:table-cell>
          <table:table-cell table:style-name="ce8" table:formula="oooc:=[.I28]+2" office:value-type="float" office:value="7.362">
            <text:p>7,36E+000</text:p>
          </table:table-cell>
          <table:table-cell table:style-name="ce11" office:value-type="float" office:value="2.667">
            <text:p>2,67E+000</text:p>
          </table:table-cell>
          <table:table-cell table:style-name="ce14" table:formula="oooc:=[.K28]*4" office:value-type="float" office:value="10.668">
            <text:p>1,07E+001</text:p>
          </table:table-cell>
          <table:covered-table-cell table:style-name="ce16" table:formula="oooc:=AVERAGE([.G28:.G38])" office:value-type="float" office:value="91.513392144201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formula="oooc:=ABS([.B28]-[.$S$56])" office:value-type="float" office:value="7.9849153536651">
            <text:p>7,98E+000</text:p>
          </table:table-cell>
          <table:table-cell table:formula="oooc:=SQRT([.C28]^2+[.$S$58]^2)" office:value-type="float" office:value="0.115909333470882">
            <text:p>1,16E-001</text:p>
          </table:table-cell>
          <table:table-cell table:style-name="ce3" table:formula="oooc:=ABS(([.D28]*[.$B$57]*[.$B$58])/(2*[.$B$59]*[.$B$60]*[.U28]*[.G28])*10000)" office:value-type="float" office:value="0.535515678292616">
            <text:p>5,36E-001</text:p>
          </table:table-cell>
          <table:table-cell table:formula="oooc:=[.W28]*SQRT(([.C28]/[.B28])^2+((0.1*[.G28])/[.G28])^2+([.E28]/[.D28])^2)" office:value-type="float" office:value="0.108511840985753">
            <text:p>0,11</text:p>
          </table:table-cell>
          <table:table-cell table:formula="oooc:=[.W28]/[.X28]^2" office:value-type="float" office:value="45.4797351409927">
            <text:p>4,55E+001</text:p>
          </table:table-cell>
          <table:table-cell table:formula="oooc:=1/[.X28]^2" office:value-type="float" office:value="84.9269909071488">
            <text:p>8,4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">
            <text:p>3,9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9]+2*[.I29]+4*[.K29])/3" office:value-type="float" office:value="-9.92166666666667">
            <text:p>-9,92E+000</text:p>
          </table:table-cell>
          <table:table-cell table:style-name="ce8" table:formula="oooc:=STDEV([.H29];[.J29];[.L29])" office:value-type="float" office:value="1.71457895706205">
            <text:p>1,71E+000</text:p>
          </table:table-cell>
          <table:table-cell office:value-type="float" office:value="68550">
            <text:p>6,86E+004</text:p>
          </table:table-cell>
          <table:table-cell table:style-name="ce7" table:formula="oooc:=2*PI()*1000000/[.F29]" office:value-type="float" office:value="91.6584289887613">
            <text:p>9,17E+001</text:p>
          </table:table-cell>
          <table:table-cell office:value-type="float" office:value="9.975">
            <text:p>9,98E+000</text:p>
          </table:table-cell>
          <table:table-cell office:value-type="float" office:value="4.957">
            <text:p>4,96E+000</text:p>
          </table:table-cell>
          <table:table-cell table:style-name="ce8" table:formula="oooc:=[.I29]+2" office:value-type="float" office:value="6.957">
            <text:p>6,96E+000</text:p>
          </table:table-cell>
          <table:table-cell table:style-name="ce11" office:value-type="float" office:value="2.469">
            <text:p>2,47E+000</text:p>
          </table:table-cell>
          <table:table-cell table:style-name="ce14" table:formula="oooc:=[.K29]*4" office:value-type="float" office:value="9.876">
            <text:p>9,88E+000</text:p>
          </table:table-cell>
          <table:covered-table-cell table:style-name="ce16" table:formula="oooc:=AVERAGE([.G29:.G39])" office:value-type="float" office:value="91.5328239336148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formula="oooc:=ABS([.B29]-[.$S$56])" office:value-type="float" office:value="7.4849153536651">
            <text:p>7,48E+000</text:p>
          </table:table-cell>
          <table:table-cell table:formula="oooc:=SQRT([.C29]^2+[.$S$58]^2)" office:value-type="float" office:value="0.115909333470882">
            <text:p>1,16E-001</text:p>
          </table:table-cell>
          <table:table-cell table:style-name="ce3" table:formula="oooc:=ABS(([.D29]*[.$B$57]*[.$B$58])/(2*[.$B$59]*[.$B$60]*[.U29]*[.G29])*10000)" office:value-type="float" office:value="0.5314331886338">
            <text:p>5,31E-001</text:p>
          </table:table-cell>
          <table:table-cell table:formula="oooc:=[.W29]*SQRT(([.C29]/[.B29])^2+((0.1*[.G29])/[.G29])^2+([.E29]/[.D29])^2)" office:value-type="float" office:value="0.106105677037934">
            <text:p>0,11</text:p>
          </table:table-cell>
          <table:table-cell table:formula="oooc:=[.W29]/[.X29]^2" office:value-type="float" office:value="47.2031989236442">
            <text:p>4,72E+001</text:p>
          </table:table-cell>
          <table:table-cell table:formula="oooc:=1/[.X29]^2" office:value-type="float" office:value="88.8224520658813">
            <text:p>8,88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.5">
            <text:p>3,9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0]+2*[.I30]+4*[.K30])/3" office:value-type="float" office:value="-9.16166666666667">
            <text:p>-9,16E+000</text:p>
          </table:table-cell>
          <table:table-cell table:style-name="ce8" table:formula="oooc:=STDEV([.H30];[.J30];[.L30])" office:value-type="float" office:value="1.47475229558504">
            <text:p>1,47E+000</text:p>
          </table:table-cell>
          <table:table-cell office:value-type="float" office:value="68750">
            <text:p>6,88E+004</text:p>
          </table:table-cell>
          <table:table-cell table:style-name="ce7" table:formula="oooc:=2*PI()*1000000/[.F30]" office:value-type="float" office:value="91.3917862862485">
            <text:p>9,14E+001</text:p>
          </table:table-cell>
          <table:table-cell office:value-type="float" office:value="9.029">
            <text:p>9,03E+000</text:p>
          </table:table-cell>
          <table:table-cell office:value-type="float" office:value="4.598">
            <text:p>4,60E+000</text:p>
          </table:table-cell>
          <table:table-cell table:style-name="ce8" table:formula="oooc:=[.I30]+2" office:value-type="float" office:value="6.598">
            <text:p>6,60E+000</text:p>
          </table:table-cell>
          <table:table-cell table:style-name="ce11" office:value-type="float" office:value="2.315">
            <text:p>2,32E+000</text:p>
          </table:table-cell>
          <table:table-cell table:style-name="ce14" table:formula="oooc:=[.K30]*4" office:value-type="float" office:value="9.26">
            <text:p>9,26E+000</text:p>
          </table:table-cell>
          <table:covered-table-cell table:style-name="ce16" table:formula="oooc:=AVERAGE([.G30:.G40])" office:value-type="float" office:value="91.5218983421111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formula="oooc:=ABS([.B30]-[.$S$56])" office:value-type="float" office:value="6.9849153536651">
            <text:p>6,98E+000</text:p>
          </table:table-cell>
          <table:table-cell table:formula="oooc:=SQRT([.C30]^2+[.$S$58]^2)" office:value-type="float" office:value="0.115909333470882">
            <text:p>1,16E-001</text:p>
          </table:table-cell>
          <table:table-cell table:style-name="ce3" table:formula="oooc:=ABS(([.D30]*[.$B$57]*[.$B$58])/(2*[.$B$59]*[.$B$60]*[.U30]*[.G30])*10000)" office:value-type="float" office:value="0.527387117076922">
            <text:p>5,27E-001</text:p>
          </table:table-cell>
          <table:table-cell table:formula="oooc:=[.W30]*SQRT(([.C30]/[.B30])^2+((0.1*[.G30])/[.G30])^2+([.E30]/[.D30])^2)" office:value-type="float" office:value="0.0999414077936588">
            <text:p>0,1</text:p>
          </table:table-cell>
          <table:table-cell table:formula="oooc:=[.W30]/[.X30]^2" office:value-type="float" office:value="52.8005676160649">
            <text:p>5,28E+001</text:p>
          </table:table-cell>
          <table:table-cell table:formula="oooc:=1/[.X30]^2" office:value-type="float" office:value="100.117287484601">
            <text:p>1,0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">
            <text:p>4,0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1]+2*[.I31]+4*[.K31])/3" office:value-type="float" office:value="-8.42433333333333">
            <text:p>-8,42E+000</text:p>
          </table:table-cell>
          <table:table-cell table:style-name="ce8" table:formula="oooc:=STDEV([.H31];[.J31];[.L31])" office:value-type="float" office:value="1.27060628572872">
            <text:p>1,2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1]" office:value-type="float" office:value="91.4449906444417">
            <text:p>9,14E+001</text:p>
          </table:table-cell>
          <table:table-cell office:value-type="float" office:value="8.475">
            <text:p>8,48E+000</text:p>
          </table:table-cell>
          <table:table-cell office:value-type="float" office:value="4.219">
            <text:p>4,22E+000</text:p>
          </table:table-cell>
          <table:table-cell table:style-name="ce8" table:formula="oooc:=[.I31]+2" office:value-type="float" office:value="6.219">
            <text:p>6,22E+000</text:p>
          </table:table-cell>
          <table:table-cell table:style-name="ce11" office:value-type="float" office:value="2.09">
            <text:p>2,09E+000</text:p>
          </table:table-cell>
          <table:table-cell table:style-name="ce14" table:formula="oooc:=[.K31]*4" office:value-type="float" office:value="8.36">
            <text:p>8,36E+000</text:p>
          </table:table-cell>
          <table:covered-table-cell table:style-name="ce16" table:formula="oooc:=AVERAGE([.G31:.G41])" office:value-type="float" office:value="91.5388516752855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formula="oooc:=ABS([.B31]-[.$S$56])" office:value-type="float" office:value="6.4849153536651">
            <text:p>6,48E+000</text:p>
          </table:table-cell>
          <table:table-cell table:formula="oooc:=SQRT([.C31]^2+[.$S$58]^2)" office:value-type="float" office:value="0.115909333470882">
            <text:p>1,16E-001</text:p>
          </table:table-cell>
          <table:table-cell table:style-name="ce3" table:formula="oooc:=ABS(([.D31]*[.$B$57]*[.$B$58])/(2*[.$B$59]*[.$B$60]*[.U31]*[.G31])*10000)" office:value-type="float" office:value="0.522029029840291">
            <text:p>5,22E-001</text:p>
          </table:table-cell>
          <table:table-cell table:formula="oooc:=[.W31]*SQRT(([.C31]/[.B31])^2+((0.1*[.G31])/[.G31])^2+([.E31]/[.D31])^2)" office:value-type="float" office:value="0.0944691770749285">
            <text:p>0,09</text:p>
          </table:table-cell>
          <table:table-cell table:formula="oooc:=[.W31]/[.X31]^2" office:value-type="float" office:value="58.4944134143759">
            <text:p>5,85E+001</text:p>
          </table:table-cell>
          <table:table-cell table:formula="oooc:=1/[.X31]^2" office:value-type="float" office:value="112.052031727568">
            <text:p>1,12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.5">
            <text:p>4,0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2]+2*[.I32]+4*[.K32])/3" office:value-type="float" office:value="-8.234">
            <text:p>-8,23E+000</text:p>
          </table:table-cell>
          <table:table-cell table:style-name="ce8" table:formula="oooc:=STDEV([.H32];[.J32];[.L32])" office:value-type="float" office:value="1.21803612425905">
            <text:p>1,22E+000</text:p>
          </table:table-cell>
          <table:table-cell office:value-type="float" office:value="68790">
            <text:p>6,88E+004</text:p>
          </table:table-cell>
          <table:table-cell table:style-name="ce7" table:formula="oooc:=2*PI()*1000000/[.F32]" office:value-type="float" office:value="91.3386438025816">
            <text:p>9,13E+001</text:p>
          </table:table-cell>
          <table:table-cell office:value-type="float" office:value="8.13">
            <text:p>8,13E+000</text:p>
          </table:table-cell>
          <table:table-cell office:value-type="float" office:value="4.124">
            <text:p>4,12E+000</text:p>
          </table:table-cell>
          <table:table-cell table:style-name="ce8" table:formula="oooc:=[.I32]+2" office:value-type="float" office:value="6.124">
            <text:p>6,12E+000</text:p>
          </table:table-cell>
          <table:table-cell table:style-name="ce11" office:value-type="float" office:value="2.081">
            <text:p>2,08E+000</text:p>
          </table:table-cell>
          <table:table-cell table:style-name="ce14" table:formula="oooc:=[.K32]*4" office:value-type="float" office:value="8.324">
            <text:p>8,32E+000</text:p>
          </table:table-cell>
          <table:covered-table-cell table:style-name="ce16" table:formula="oooc:=AVERAGE([.G32:.G42])" office:value-type="float" office:value="91.552181848848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formula="oooc:=ABS([.B32]-[.$S$56])" office:value-type="float" office:value="5.9849153536651">
            <text:p>5,98E+000</text:p>
          </table:table-cell>
          <table:table-cell table:formula="oooc:=SQRT([.C32]^2+[.$S$58]^2)" office:value-type="float" office:value="0.115909333470882">
            <text:p>1,16E-001</text:p>
          </table:table-cell>
          <table:table-cell table:style-name="ce3" table:formula="oooc:=ABS(([.D32]*[.$B$57]*[.$B$58])/(2*[.$B$59]*[.$B$60]*[.U32]*[.G32])*10000)" office:value-type="float" office:value="0.553505110177609">
            <text:p>5,54E-001</text:p>
          </table:table-cell>
          <table:table-cell table:formula="oooc:=[.W32]*SQRT(([.C32]/[.B32])^2+((0.1*[.G32])/[.G32])^2+([.E32]/[.D32])^2)" office:value-type="float" office:value="0.0988322787783924">
            <text:p>0,1</text:p>
          </table:table-cell>
          <table:table-cell table:formula="oooc:=[.W32]/[.X32]^2" office:value-type="float" office:value="56.6661904321806">
            <text:p>5,67E+001</text:p>
          </table:table-cell>
          <table:table-cell table:formula="oooc:=1/[.X32]^2" office:value-type="float" office:value="102.376995966663">
            <text:p>1,02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1">
            <text:p>4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3]+2*[.I33]+4*[.K33])/3" office:value-type="float" office:value="-7.91266666666667">
            <text:p>-7,91E+000</text:p>
          </table:table-cell>
          <table:table-cell table:style-name="ce8" table:formula="oooc:=STDEV([.H33];[.J33];[.L33])" office:value-type="float" office:value="1.16260067664411">
            <text:p>1,16E+000</text:p>
          </table:table-cell>
          <table:table-cell office:value-type="float" office:value="68450">
            <text:p>6,85E+004</text:p>
          </table:table-cell>
          <table:table-cell table:style-name="ce7" table:formula="oooc:=2*PI()*1000000/[.F33]" office:value-type="float" office:value="91.792334655655">
            <text:p>9,18E+001</text:p>
          </table:table-cell>
          <table:table-cell office:value-type="float" office:value="8">
            <text:p>8,00E+000</text:p>
          </table:table-cell>
          <table:table-cell office:value-type="float" office:value="3.929">
            <text:p>3,93E+000</text:p>
          </table:table-cell>
          <table:table-cell table:style-name="ce8" table:formula="oooc:=[.I33]+2" office:value-type="float" office:value="5.929">
            <text:p>5,93E+000</text:p>
          </table:table-cell>
          <table:table-cell table:style-name="ce11" office:value-type="float" office:value="1.97">
            <text:p>1,97E+000</text:p>
          </table:table-cell>
          <table:table-cell table:style-name="ce14" table:formula="oooc:=[.K33]*4" office:value-type="float" office:value="7.88">
            <text:p>7,88E+000</text:p>
          </table:table-cell>
          <table:covered-table-cell table:style-name="ce16" table:formula="oooc:=AVERAGE([.G33:.G43])" office:value-type="float" office:value="91.5509749428789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formula="oooc:=ABS([.B33]-[.$S$56])" office:value-type="float" office:value="5.4849153536651">
            <text:p>5,48E+000</text:p>
          </table:table-cell>
          <table:table-cell table:formula="oooc:=SQRT([.C33]^2+[.$S$58]^2)" office:value-type="float" office:value="0.115909333470882">
            <text:p>1,16E-001</text:p>
          </table:table-cell>
          <table:table-cell table:style-name="ce3" table:formula="oooc:=ABS(([.D33]*[.$B$57]*[.$B$58])/(2*[.$B$59]*[.$B$60]*[.U33]*[.G33])*10000)" office:value-type="float" office:value="0.577523776486416">
            <text:p>5,78E-001</text:p>
          </table:table-cell>
          <table:table-cell table:formula="oooc:=[.W33]*SQRT(([.C33]/[.B33])^2+((0.1*[.G33])/[.G33])^2+([.E33]/[.D33])^2)" office:value-type="float" office:value="0.102643715595592">
            <text:p>0,1</text:p>
          </table:table-cell>
          <table:table-cell table:formula="oooc:=[.W33]/[.X33]^2" office:value-type="float" office:value="54.8157220809497">
            <text:p>5,48E+001</text:p>
          </table:table-cell>
          <table:table-cell table:formula="oooc:=1/[.X33]^2" office:value-type="float" office:value="94.9150914866949">
            <text:p>9,4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4]+2*[.I34]+4*[.K34])/3" office:value-type="float" office:value="6.43933333333333">
            <text:p>6,44E+000</text:p>
          </table:table-cell>
          <table:table-cell table:style-name="ce8" table:formula="oooc:=STDEV([.H34];[.J34];[.L34])" office:value-type="float" office:value="0.727726138965293">
            <text:p>7,28E-001</text:p>
          </table:table-cell>
          <table:table-cell office:value-type="float" office:value="68600">
            <text:p>6,86E+004</text:p>
          </table:table-cell>
          <table:table-cell table:style-name="ce7" table:formula="oooc:=2*PI()*1000000/[.F34]" office:value-type="float" office:value="91.5916225536383">
            <text:p>9,16E+001</text:p>
          </table:table-cell>
          <table:table-cell office:value-type="float" office:value="6.494">
            <text:p>6,49E+000</text:p>
          </table:table-cell>
          <table:table-cell office:value-type="float" office:value="3.2">
            <text:p>3,20E+000</text:p>
          </table:table-cell>
          <table:table-cell table:style-name="ce8" table:formula="oooc:=[.I34]+2" office:value-type="float" office:value="5.2">
            <text:p>5,20E+000</text:p>
          </table:table-cell>
          <table:table-cell table:style-name="ce11" office:value-type="float" office:value="1.606">
            <text:p>1,61E+000</text:p>
          </table:table-cell>
          <table:table-cell table:style-name="ce14" table:formula="oooc:=[.K34]*4" office:value-type="float" office:value="6.424">
            <text:p>6,42E+000</text:p>
          </table:table-cell>
          <table:covered-table-cell table:style-name="ce16" table:formula="oooc:=AVERAGE([.G34:.G44])" office:value-type="float" office:value="95.3078838632038">
            <text:p>9,53E+001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formula="oooc:=ABS([.B34]-[.$S$56])" office:value-type="float" office:value="5.0150846463349">
            <text:p>5,02E+000</text:p>
          </table:table-cell>
          <table:table-cell table:formula="oooc:=SQRT([.C34]^2+[.$S$58]^2)" office:value-type="float" office:value="0.115909333470882">
            <text:p>1,16E-001</text:p>
          </table:table-cell>
          <table:table-cell table:style-name="ce3" table:formula="oooc:=ABS(([.D34]*[.$B$57]*[.$B$58])/(2*[.$B$59]*[.$B$60]*[.U34]*[.G34])*10000)" office:value-type="float" office:value="0.515145879361129">
            <text:p>5,15E-001</text:p>
          </table:table-cell>
          <table:table-cell table:formula="oooc:=[.W34]*SQRT(([.C34]/[.B34])^2+((0.1*[.G34])/[.G34])^2+([.E34]/[.D34])^2)" office:value-type="float" office:value="0.0777373690657766">
            <text:p>0,08</text:p>
          </table:table-cell>
          <table:table-cell table:formula="oooc:=[.W34]/[.X34]^2" office:value-type="float" office:value="85.2453216112889">
            <text:p>8,52E+001</text:p>
          </table:table-cell>
          <table:table-cell table:formula="oooc:=1/[.X34]^2" office:value-type="float" office:value="165.478022879671">
            <text:p>1,65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5]+2*[.I35]+4*[.K35])/3" office:value-type="float" office:value="6.88933333333333">
            <text:p>6,89E+000</text:p>
          </table:table-cell>
          <table:table-cell table:style-name="ce8" table:formula="oooc:=STDEV([.H35];[.J35];[.L35])" office:value-type="float" office:value="0.798158714375364">
            <text:p>7,98E-001</text:p>
          </table:table-cell>
          <table:table-cell office:value-type="float" office:value="68950">
            <text:p>6,90E+004</text:p>
          </table:table-cell>
          <table:table-cell table:style-name="ce7" table:formula="oooc:=2*PI()*1000000/[.F35]" office:value-type="float" office:value="91.1266904594574">
            <text:p>9,11E+001</text:p>
          </table:table-cell>
          <table:table-cell office:value-type="float" office:value="6.92">
            <text:p>6,92E+000</text:p>
          </table:table-cell>
          <table:table-cell office:value-type="float" office:value="3.478">
            <text:p>3,48E+000</text:p>
          </table:table-cell>
          <table:table-cell table:style-name="ce8" table:formula="oooc:=[.I35]+2" office:value-type="float" office:value="5.478">
            <text:p>5,48E+000</text:p>
          </table:table-cell>
          <table:table-cell table:style-name="ce11" office:value-type="float" office:value="1.698">
            <text:p>1,70E+000</text:p>
          </table:table-cell>
          <table:table-cell table:style-name="ce14" table:formula="oooc:=[.K35]*4" office:value-type="float" office:value="6.792">
            <text:p>6,79E+000</text:p>
          </table:table-cell>
          <table:covered-table-cell table:style-name="ce16" table:formula="oooc:=AVERAGE([.G35:.G45])" office:value-type="float" office:value="99.0753524867121">
            <text:p>9,91E+001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formula="oooc:=ABS([.B35]-[.$S$56])" office:value-type="float" office:value="5.5150846463349">
            <text:p>5,52E+000</text:p>
          </table:table-cell>
          <table:table-cell table:formula="oooc:=SQRT([.C35]^2+[.$S$58]^2)" office:value-type="float" office:value="0.115909333470882">
            <text:p>1,16E-001</text:p>
          </table:table-cell>
          <table:table-cell table:style-name="ce3" table:formula="oooc:=ABS(([.D35]*[.$B$57]*[.$B$58])/(2*[.$B$59]*[.$B$60]*[.U35]*[.G35])*10000)" office:value-type="float" office:value="0.503735735661379">
            <text:p>5,04E-001</text:p>
          </table:table-cell>
          <table:table-cell table:formula="oooc:=[.W35]*SQRT(([.C35]/[.B35])^2+((0.1*[.G35])/[.G35])^2+([.E35]/[.D35])^2)" office:value-type="float" office:value="0.0770933763548005">
            <text:p>0,08</text:p>
          </table:table-cell>
          <table:table-cell table:formula="oooc:=[.W35]/[.X35]^2" office:value-type="float" office:value="84.7556441234278">
            <text:p>8,48E+001</text:p>
          </table:table-cell>
          <table:table-cell table:formula="oooc:=1/[.X35]^2" office:value-type="float" office:value="168.254181951471">
            <text:p>1,68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6]+2*[.I36]+4*[.K36])/3" office:value-type="float" office:value="8.10333333333333">
            <text:p>8,10E+000</text:p>
          </table:table-cell>
          <table:table-cell table:style-name="ce8" table:formula="oooc:=STDEV([.H36];[.J36];[.L36])" office:value-type="float" office:value="1.17057208235973">
            <text:p>1,1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6]" office:value-type="float" office:value="91.4449906444417">
            <text:p>9,14E+001</text:p>
          </table:table-cell>
          <table:table-cell office:value-type="float" office:value="8.032">
            <text:p>8,03E+000</text:p>
          </table:table-cell>
          <table:table-cell office:value-type="float" office:value="4.065">
            <text:p>4,07E+000</text:p>
          </table:table-cell>
          <table:table-cell table:style-name="ce8" table:formula="oooc:=[.I36]+2" office:value-type="float" office:value="6.065">
            <text:p>6,07E+000</text:p>
          </table:table-cell>
          <table:table-cell table:style-name="ce11" office:value-type="float" office:value="2.037">
            <text:p>2,04E+000</text:p>
          </table:table-cell>
          <table:table-cell table:style-name="ce14" table:formula="oooc:=[.K36]*4" office:value-type="float" office:value="8.148">
            <text:p>8,15E+000</text:p>
          </table:table-cell>
          <table:covered-table-cell table:style-name="ce16" table:formula="oooc:=AVERAGE([.G36:.G46])" office:value-type="float" office:value="102.885087664237">
            <text:p>1,03E+002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formula="oooc:=ABS([.B36]-[.$S$56])" office:value-type="float" office:value="6.0150846463349">
            <text:p>6,02E+000</text:p>
          </table:table-cell>
          <table:table-cell table:formula="oooc:=SQRT([.C36]^2+[.$S$58]^2)" office:value-type="float" office:value="0.115909333470882">
            <text:p>1,16E-001</text:p>
          </table:table-cell>
          <table:table-cell table:style-name="ce3" table:formula="oooc:=ABS(([.D36]*[.$B$57]*[.$B$58])/(2*[.$B$59]*[.$B$60]*[.U36]*[.G36])*10000)" office:value-type="float" office:value="0.541359029039353">
            <text:p>5,41E-001</text:p>
          </table:table-cell>
          <table:table-cell table:formula="oooc:=[.W36]*SQRT(([.C36]/[.B36])^2+((0.1*[.G36])/[.G36])^2+([.E36]/[.D36])^2)" office:value-type="float" office:value="0.0951121193684991">
            <text:p>0,1</text:p>
          </table:table-cell>
          <table:table-cell table:formula="oooc:=[.W36]/[.X36]^2" office:value-type="float" office:value="59.8430426126722">
            <text:p>5,98E+001</text:p>
          </table:table-cell>
          <table:table-cell table:formula="oooc:=1/[.X36]^2" office:value-type="float" office:value="110.542245354002">
            <text:p>1,11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7]+2*[.I37]+4*[.K37])/3" office:value-type="float" office:value="9.10166666666667">
            <text:p>9,10E+000</text:p>
          </table:table-cell>
          <table:table-cell table:style-name="ce8" table:formula="oooc:=STDEV([.H37];[.J37];[.L37])" office:value-type="float" office:value="1.49124254678216">
            <text:p>1,49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37]" office:value-type="float" office:value="91.3253678369126">
            <text:p>9,13E+001</text:p>
          </table:table-cell>
          <table:table-cell office:value-type="float" office:value="9.091">
            <text:p>9,09E+000</text:p>
          </table:table-cell>
          <table:table-cell office:value-type="float" office:value="4.535">
            <text:p>4,54E+000</text:p>
          </table:table-cell>
          <table:table-cell table:style-name="ce8" table:formula="oooc:=[.I37]+2" office:value-type="float" office:value="6.535">
            <text:p>6,54E+000</text:p>
          </table:table-cell>
          <table:table-cell table:style-name="ce11" office:value-type="float" office:value="2.286">
            <text:p>2,29E+000</text:p>
          </table:table-cell>
          <table:table-cell table:style-name="ce14" table:formula="oooc:=[.K37]*4" office:value-type="float" office:value="9.144">
            <text:p>9,14E+000</text:p>
          </table:table-cell>
          <table:covered-table-cell table:style-name="ce16" table:formula="oooc:=AVERAGE([.G37:.G47])" office:value-type="float" office:value="106.660767316434">
            <text:p>1,07E+002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formula="oooc:=ABS([.B37]-[.$S$56])" office:value-type="float" office:value="6.5150846463349">
            <text:p>6,52E+000</text:p>
          </table:table-cell>
          <table:table-cell table:formula="oooc:=SQRT([.C37]^2+[.$S$58]^2)" office:value-type="float" office:value="0.115909333470882">
            <text:p>1,16E-001</text:p>
          </table:table-cell>
          <table:table-cell table:style-name="ce3" table:formula="oooc:=ABS(([.D37]*[.$B$57]*[.$B$58])/(2*[.$B$59]*[.$B$60]*[.U37]*[.G37])*10000)" office:value-type="float" office:value="0.562124839958412">
            <text:p>5,62E-001</text:p>
          </table:table-cell>
          <table:table-cell table:formula="oooc:=[.W37]*SQRT(([.C37]/[.B37])^2+((0.1*[.G37])/[.G37])^2+([.E37]/[.D37])^2)" office:value-type="float" office:value="0.107899417967735">
            <text:p>0,11</text:p>
          </table:table-cell>
          <table:table-cell table:formula="oooc:=[.W37]/[.X37]^2" office:value-type="float" office:value="48.283036279873">
            <text:p>4,83E+001</text:p>
          </table:table-cell>
          <table:table-cell table:formula="oooc:=1/[.X37]^2" office:value-type="float" office:value="85.8937959109672">
            <text:p>8,5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8]+2*[.I38]+4*[.K38])/3" office:value-type="float" office:value="9.284">
            <text:p>9,28E+000</text:p>
          </table:table-cell>
          <table:table-cell table:style-name="ce8" table:formula="oooc:=STDEV([.H38];[.J38];[.L38])" office:value-type="float" office:value="1.57431074865585">
            <text:p>1,57E+000</text:p>
          </table:table-cell>
          <table:table-cell office:value-type="float" office:value="68280">
            <text:p>6,83E+004</text:p>
          </table:table-cell>
          <table:table-cell table:style-name="ce7" table:formula="oooc:=2*PI()*1000000/[.F38]" office:value-type="float" office:value="92.0208744460982">
            <text:p>9,20E+001</text:p>
          </table:table-cell>
          <table:table-cell office:value-type="float" office:value="9.434">
            <text:p>9,43E+000</text:p>
          </table:table-cell>
          <table:table-cell office:value-type="float" office:value="4.603">
            <text:p>4,60E+000</text:p>
          </table:table-cell>
          <table:table-cell table:style-name="ce8" table:formula="oooc:=[.I38]+2" office:value-type="float" office:value="6.603">
            <text:p>6,60E+000</text:p>
          </table:table-cell>
          <table:table-cell table:style-name="ce11" office:value-type="float" office:value="2.303">
            <text:p>2,30E+000</text:p>
          </table:table-cell>
          <table:table-cell table:style-name="ce14" table:formula="oooc:=[.K38]*4" office:value-type="float" office:value="9.212">
            <text:p>9,21E+000</text:p>
          </table:table-cell>
          <table:covered-table-cell table:style-name="ce16" table:formula="oooc:=AVERAGE([.G38:.G48])" office:value-type="float" office:value="110.462692221471">
            <text:p>1,10E+002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formula="oooc:=ABS([.B38]-[.$S$56])" office:value-type="float" office:value="7.0150846463349">
            <text:p>7,02E+000</text:p>
          </table:table-cell>
          <table:table-cell table:formula="oooc:=SQRT([.C38]^2+[.$S$58]^2)" office:value-type="float" office:value="0.115909333470882">
            <text:p>1,16E-001</text:p>
          </table:table-cell>
          <table:table-cell table:style-name="ce3" table:formula="oooc:=ABS(([.D38]*[.$B$57]*[.$B$58])/(2*[.$B$59]*[.$B$60]*[.U38]*[.G38])*10000)" office:value-type="float" office:value="0.528492956515898">
            <text:p>5,28E-001</text:p>
          </table:table-cell>
          <table:table-cell table:formula="oooc:=[.W38]*SQRT(([.C38]/[.B38])^2+((0.1*[.G38])/[.G38])^2+([.E38]/[.D38])^2)" office:value-type="float" office:value="0.104040459844453">
            <text:p>0,1</text:p>
          </table:table-cell>
          <table:table-cell table:formula="oooc:=[.W38]/[.X38]^2" office:value-type="float" office:value="48.8241484616064">
            <text:p>4,88E+001</text:p>
          </table:table-cell>
          <table:table-cell table:formula="oooc:=1/[.X38]^2" office:value-type="float" office:value="92.3837259506365">
            <text:p>9,24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9]+2*[.I39]+4*[.K39])/3" office:value-type="float" office:value="10.1033333333333">
            <text:p>1,01E+001</text:p>
          </table:table-cell>
          <table:table-cell table:style-name="ce8" table:formula="oooc:=STDEV([.H39];[.J39];[.L39])" office:value-type="float" office:value="1.74106289375197">
            <text:p>1,74E+000</text:p>
          </table:table-cell>
          <table:table-cell office:value-type="float" office:value="68500">
            <text:p>6,85E+004</text:p>
          </table:table-cell>
          <table:table-cell table:style-name="ce7" table:formula="oooc:=2*PI()*1000000/[.F39]" office:value-type="float" office:value="91.7253329515268">
            <text:p>9,17E+001</text:p>
          </table:table-cell>
          <table:table-cell office:value-type="float" office:value="10.05">
            <text:p>1,01E+001</text:p>
          </table:table-cell>
          <table:table-cell office:value-type="float" office:value="5.07">
            <text:p>5,07E+000</text:p>
          </table:table-cell>
          <table:table-cell table:style-name="ce8" table:formula="oooc:=[.I39]+2" office:value-type="float" office:value="7.07">
            <text:p>7,07E+000</text:p>
          </table:table-cell>
          <table:table-cell table:style-name="ce11" office:value-type="float" office:value="2.53">
            <text:p>2,53E+000</text:p>
          </table:table-cell>
          <table:table-cell table:style-name="ce14" table:formula="oooc:=[.K39]*4" office:value-type="float" office:value="10.12">
            <text:p>1,01E+001</text:p>
          </table:table-cell>
          <table:covered-table-cell table:style-name="ce16" table:formula="oooc:=AVERAGE([.G39:.G49])" office:value-type="float" office:value="114.147762912754">
            <text:p>1,14E+002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formula="oooc:=ABS([.B39]-[.$S$56])" office:value-type="float" office:value="7.5150846463349">
            <text:p>7,52E+000</text:p>
          </table:table-cell>
          <table:table-cell table:formula="oooc:=SQRT([.C39]^2+[.$S$58]^2)" office:value-type="float" office:value="0.115909333470882">
            <text:p>1,16E-001</text:p>
          </table:table-cell>
          <table:table-cell table:style-name="ce3" table:formula="oooc:=ABS(([.D39]*[.$B$57]*[.$B$58])/(2*[.$B$59]*[.$B$60]*[.U39]*[.G39])*10000)" office:value-type="float" office:value="0.538598142926636">
            <text:p>5,39E-001</text:p>
          </table:table-cell>
          <table:table-cell table:formula="oooc:=[.W39]*SQRT(([.C39]/[.B39])^2+((0.1*[.G39])/[.G39])^2+([.E39]/[.D39])^2)" office:value-type="float" office:value="0.107309707673889">
            <text:p>0,11</text:p>
          </table:table-cell>
          <table:table-cell table:formula="oooc:=[.W39]/[.X39]^2" office:value-type="float" office:value="46.7720955317133">
            <text:p>4,68E+001</text:p>
          </table:table-cell>
          <table:table-cell table:formula="oooc:=1/[.X39]^2" office:value-type="float" office:value="86.8404322331357">
            <text:p>8,68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0]+2*[.I40]+4*[.K40])/3" office:value-type="float" office:value="11.2713333333333">
            <text:p>1,13E+001</text:p>
          </table:table-cell>
          <table:table-cell table:style-name="ce8" table:formula="oooc:=STDEV([.H40];[.J40];[.L40])" office:value-type="float" office:value="2.18563133518289">
            <text:p>2,19E+000</text:p>
          </table:table-cell>
          <table:table-cell office:value-type="float" office:value="68640">
            <text:p>6,86E+004</text:p>
          </table:table-cell>
          <table:table-cell table:style-name="ce7" table:formula="oooc:=2*PI()*1000000/[.F40]" office:value-type="float" office:value="91.5382474822201">
            <text:p>9,15E+001</text:p>
          </table:table-cell>
          <table:table-cell office:value-type="float" office:value="11.236">
            <text:p>1,12E+001</text:p>
          </table:table-cell>
          <table:table-cell office:value-type="float" office:value="5.563">
            <text:p>5,56E+000</text:p>
          </table:table-cell>
          <table:table-cell table:style-name="ce8" table:formula="oooc:=[.I40]+2" office:value-type="float" office:value="7.563">
            <text:p>7,56E+000</text:p>
          </table:table-cell>
          <table:table-cell table:style-name="ce11" office:value-type="float" office:value="2.863">
            <text:p>2,86E+000</text:p>
          </table:table-cell>
          <table:table-cell table:style-name="ce14" table:formula="oooc:=[.K40]*4" office:value-type="float" office:value="11.452">
            <text:p>1,15E+001</text:p>
          </table:table-cell>
          <table:covered-table-cell table:style-name="ce16" table:formula="oooc:=AVERAGE([.G40:.G50])" office:value-type="float" office:value="117.834331318461">
            <text:p>1,18E+002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formula="oooc:=ABS([.B40]-[.$S$56])" office:value-type="float" office:value="8.0150846463349">
            <text:p>8,02E+000</text:p>
          </table:table-cell>
          <table:table-cell table:formula="oooc:=SQRT([.C40]^2+[.$S$58]^2)" office:value-type="float" office:value="0.115909333470882">
            <text:p>1,16E-001</text:p>
          </table:table-cell>
          <table:table-cell table:style-name="ce3" table:formula="oooc:=ABS(([.D40]*[.$B$57]*[.$B$58])/(2*[.$B$59]*[.$B$60]*[.U40]*[.G40])*10000)" office:value-type="float" office:value="0.564531175582733">
            <text:p>5,65E-001</text:p>
          </table:table-cell>
          <table:table-cell table:formula="oooc:=[.W40]*SQRT(([.C40]/[.B40])^2+((0.1*[.G40])/[.G40])^2+([.E40]/[.D40])^2)" office:value-type="float" office:value="0.123167928318689">
            <text:p>0,12</text:p>
          </table:table-cell>
          <table:table-cell table:formula="oooc:=[.W40]/[.X40]^2" office:value-type="float" office:value="37.2128264056114">
            <text:p>3,72E+001</text:p>
          </table:table-cell>
          <table:table-cell table:formula="oooc:=1/[.X40]^2" office:value-type="float" office:value="65.9181069445788">
            <text:p>6,5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1]+2*[.I41]+4*[.K41])/3" office:value-type="float" office:value="11.297">
            <text:p>1,13E+001</text:p>
          </table:table-cell>
          <table:table-cell table:style-name="ce8" table:formula="oooc:=STDEV([.H41];[.J41];[.L41])" office:value-type="float" office:value="2.18687227183787">
            <text:p>2,19E+000</text:p>
          </table:table-cell>
          <table:table-cell office:value-type="float" office:value="68610">
            <text:p>6,86E+004</text:p>
          </table:table-cell>
          <table:table-cell table:style-name="ce7" table:formula="oooc:=2*PI()*1000000/[.F41]" office:value-type="float" office:value="91.5782729511673">
            <text:p>9,16E+001</text:p>
          </table:table-cell>
          <table:table-cell office:value-type="float" office:value="11.561">
            <text:p>1,16E+001</text:p>
          </table:table-cell>
          <table:table-cell office:value-type="float" office:value="5.587">
            <text:p>5,59E+000</text:p>
          </table:table-cell>
          <table:table-cell table:style-name="ce8" table:formula="oooc:=[.I41]+2" office:value-type="float" office:value="7.587">
            <text:p>7,59E+000</text:p>
          </table:table-cell>
          <table:table-cell table:style-name="ce11" office:value-type="float" office:value="2.789">
            <text:p>2,79E+000</text:p>
          </table:table-cell>
          <table:table-cell table:style-name="ce14" table:formula="oooc:=[.K41]*4" office:value-type="float" office:value="11.156">
            <text:p>1,12E+001</text:p>
          </table:table-cell>
          <table:covered-table-cell table:style-name="ce16" table:formula="oooc:=AVERAGE([.G41:.G51])" office:value-type="float" office:value="121.464935781175">
            <text:p>1,21E+002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formula="oooc:=ABS([.B41]-[.$S$56])" office:value-type="float" office:value="8.5150846463349">
            <text:p>8,52E+000</text:p>
          </table:table-cell>
          <table:table-cell table:formula="oooc:=SQRT([.C41]^2+[.$S$58]^2)" office:value-type="float" office:value="0.115909333470882">
            <text:p>1,16E-001</text:p>
          </table:table-cell>
          <table:table-cell table:style-name="ce3" table:formula="oooc:=ABS(([.D41]*[.$B$57]*[.$B$58])/(2*[.$B$59]*[.$B$60]*[.U41]*[.G41])*10000)" office:value-type="float" office:value="0.532359555396738">
            <text:p>5,32E-001</text:p>
          </table:table-cell>
          <table:table-cell table:formula="oooc:=[.W41]*SQRT(([.C41]/[.B41])^2+((0.1*[.G41])/[.G41])^2+([.E41]/[.D41])^2)" office:value-type="float" office:value="0.115992358326391">
            <text:p>0,12</text:p>
          </table:table-cell>
          <table:table-cell table:formula="oooc:=[.W41]/[.X41]^2" office:value-type="float" office:value="39.5682002298691">
            <text:p>3,96E+001</text:p>
          </table:table-cell>
          <table:table-cell table:formula="oooc:=1/[.X41]^2" office:value-type="float" office:value="74.3260824920877">
            <text:p>7,4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2]+2*[.I42]+4*[.K42])/3" office:value-type="float" office:value="12.2813333333333">
            <text:p>1,23E+001</text:p>
          </table:table-cell>
          <table:table-cell table:style-name="ce8" table:formula="oooc:=STDEV([.H42];[.J42];[.L42])" office:value-type="float" office:value="2.46182337573867">
            <text:p>2,46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42]" office:value-type="float" office:value="91.5916225536383">
            <text:p>9,16E+001</text:p>
          </table:table-cell>
          <table:table-cell office:value-type="float" office:value="12.346">
            <text:p>1,23E+001</text:p>
          </table:table-cell>
          <table:table-cell office:value-type="float" office:value="6.079">
            <text:p>6,08E+000</text:p>
          </table:table-cell>
          <table:table-cell table:style-name="ce8" table:formula="oooc:=[.I42]+2" office:value-type="float" office:value="8.079">
            <text:p>8,08E+000</text:p>
          </table:table-cell>
          <table:table-cell table:style-name="ce11" office:value-type="float" office:value="3.085">
            <text:p>3,09E+000</text:p>
          </table:table-cell>
          <table:table-cell table:style-name="ce14" table:formula="oooc:=[.K42]*4" office:value-type="float" office:value="12.34">
            <text:p>1,23E+001</text:p>
          </table:table-cell>
          <table:covered-table-cell table:style-name="ce16" table:formula="oooc:=AVERAGE([.G42:.G52])" office:value-type="float" office:value="125.190242971997">
            <text:p>1,25E+002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formula="oooc:=ABS([.B42]-[.$S$56])" office:value-type="float" office:value="9.0150846463349">
            <text:p>9,02E+000</text:p>
          </table:table-cell>
          <table:table-cell table:formula="oooc:=SQRT([.C42]^2+[.$S$58]^2)" office:value-type="float" office:value="0.115909333470882">
            <text:p>1,16E-001</text:p>
          </table:table-cell>
          <table:table-cell table:style-name="ce3" table:formula="oooc:=ABS(([.D42]*[.$B$57]*[.$B$58])/(2*[.$B$59]*[.$B$60]*[.U42]*[.G42])*10000)" office:value-type="float" office:value="0.546566866721962">
            <text:p>5,47E-001</text:p>
          </table:table-cell>
          <table:table-cell table:formula="oooc:=[.W42]*SQRT(([.C42]/[.B42])^2+((0.1*[.G42])/[.G42])^2+([.E42]/[.D42])^2)" office:value-type="float" office:value="0.122437343803553">
            <text:p>0,12</text:p>
          </table:table-cell>
          <table:table-cell table:formula="oooc:=[.W42]/[.X42]^2" office:value-type="float" office:value="36.4599024470606">
            <text:p>3,65E+001</text:p>
          </table:table-cell>
          <table:table-cell table:formula="oooc:=1/[.X42]^2" office:value-type="float" office:value="66.7071216111746">
            <text:p>6,6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43]+2*[.I43]+4*[.K43])/3" office:value-type="float" office:value="12.873">
            <text:p>1,29E+001</text:p>
          </table:table-cell>
          <table:table-cell table:style-name="ce9" table:formula="oooc:=STDEV([.H43];[.J43];[.L43])" office:value-type="float" office:value="2.47134787784588">
            <text:p>2,47E+000</text:p>
          </table:table-cell>
          <table:table-cell table:style-name="ce9" office:value-type="float" office:value="68800">
            <text:p>6,88E+004</text:p>
          </table:table-cell>
          <table:table-cell table:style-name="ce7" table:formula="oooc:=2*PI()*1000000/[.F43]" office:value-type="float" office:value="91.3253678369126">
            <text:p>9,13E+001</text:p>
          </table:table-cell>
          <table:table-cell table:style-name="ce9" office:value-type="float" office:value="13.029">
            <text:p>1,30E+001</text:p>
          </table:table-cell>
          <table:table-cell table:style-name="ce9" office:value-type="float" office:value="6.525">
            <text:p>6,53E+000</text:p>
          </table:table-cell>
          <table:table-cell table:style-name="ce8" table:formula="oooc:=[.I43]+2" office:value-type="float" office:value="8.525">
            <text:p>8,53E+000</text:p>
          </table:table-cell>
          <table:table-cell table:style-name="ce12" office:value-type="float" office:value="3.135">
            <text:p>3,14E+000</text:p>
          </table:table-cell>
          <table:table-cell table:style-name="ce14" table:formula="oooc:=[.K43]*4" office:value-type="float" office:value="12.54">
            <text:p>1,25E+001</text:p>
          </table:table-cell>
          <table:covered-table-cell table:style-name="ce16" table:formula="oooc:=AVERAGE([.G43:.G53])" office:value-type="float" office:value="128.888966868421">
            <text:p>1,29E+002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formula="oooc:=ABS([.B43]-[.$S$56])" office:value-type="float" office:value="9.5150846463349">
            <text:p>9,52E+000</text:p>
          </table:table-cell>
          <table:table-cell table:formula="oooc:=SQRT([.C43]^2+[.$S$58]^2)" office:value-type="float" office:value="0.115909333470882">
            <text:p>1,16E-001</text:p>
          </table:table-cell>
          <table:table-cell table:style-name="ce3" table:formula="oooc:=ABS(([.D43]*[.$B$57]*[.$B$58])/(2*[.$B$59]*[.$B$60]*[.U43]*[.G43])*10000)" office:value-type="float" office:value="0.544376070643769">
            <text:p>5,44E-001</text:p>
          </table:table-cell>
          <table:table-cell table:formula="oooc:=[.W43]*SQRT(([.C43]/[.B43])^2+((0.1*[.G43])/[.G43])^2+([.E43]/[.D43])^2)" office:value-type="float" office:value="0.117837030798909">
            <text:p>0,12</text:p>
          </table:table-cell>
          <table:table-cell table:formula="oooc:=[.W43]/[.X43]^2" office:value-type="float" office:value="39.2044571612291">
            <text:p>3,92E+001</text:p>
          </table:table-cell>
          <table:table-cell table:formula="oooc:=1/[.X43]^2" office:value-type="float" office:value="72.0172308728902">
            <text:p>7,20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44]+2*[.I44]+4*[.K44])/3" office:value-type="float" office:value="9.46033333333333">
            <text:p>9,46E+000</text:p>
          </table:table-cell>
          <table:table-cell table:style-name="ce7" table:formula="oooc:=STDEV([.H44];[.J44];[.L44])" office:value-type="float" office:value="1.59789204891945">
            <text:p>1,60E+000</text:p>
          </table:table-cell>
          <table:table-cell table:style-name="ce7" office:value-type="float" office:value="47200">
            <text:p>4,72E+004</text:p>
          </table:table-cell>
          <table:table-cell table:style-name="ce7" table:formula="oooc:=2*PI()*1000000/[.F44]" office:value-type="float" office:value="133.118332779229">
            <text:p>1,33E+002</text:p>
          </table:table-cell>
          <table:table-cell table:style-name="ce7" office:value-type="float" office:value="9.709">
            <text:p>9,71E+000</text:p>
          </table:table-cell>
          <table:table-cell table:style-name="ce7" office:value-type="float" office:value="4.728">
            <text:p>4,73E+000</text:p>
          </table:table-cell>
          <table:table-cell table:style-name="ce7" table:formula="oooc:=[.I44]+2" office:value-type="float" office:value="6.728">
            <text:p>6,73E+000</text:p>
          </table:table-cell>
          <table:table-cell table:style-name="ce10" office:value-type="float" office:value="2.304">
            <text:p>2,30E+000</text:p>
          </table:table-cell>
          <table:table-cell table:style-name="ce13" table:formula="oooc:=[.K44]*4" office:value-type="float" office:value="9.216">
            <text:p>9,22E+00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,33E+002</text:p>
          </table:table-cell>
          <table:table-cell table:style-name="ce16" table:formula="oooc:=STDEV([.G44:.G54])" office:value-type="float" office:value="0.620302094735021" table:number-columns-spanned="1" table:number-rows-spanned="11">
            <text:p>6,20E-001</text:p>
          </table:table-cell>
          <table:table-cell table:style-name="ce18" office:value-type="float" office:value="1.837" table:number-columns-spanned="1" table:number-rows-spanned="11">
            <text:p>1,84E+000</text:p>
          </table:table-cell>
          <table:table-cell table:style-name="ce18" office:value-type="float" office:value="0.01713" table:number-columns-spanned="1" table:number-rows-spanned="11">
            <text:p>1,71E-002</text:p>
          </table:table-cell>
          <table:table-cell table:style-name="ce18" office:value-type="float" office:value="-84.74" table:number-columns-spanned="1" table:number-rows-spanned="11">
            <text:p>-8,47E+001</text:p>
          </table:table-cell>
          <table:table-cell table:style-name="ce18" office:value-type="float" office:value="0.9256" table:number-columns-spanned="1" table:number-rows-spanned="11">
            <text:p>9,26E-001</text:p>
          </table:table-cell>
          <table:table-cell table:style-name="ce18" table:formula="oooc:=-[.Q44]/[.O44]" office:value-type="float" office:value="46.1295590636908" table:number-columns-spanned="1" table:number-rows-spanned="11">
            <text:p>4,61E+001</text:p>
          </table:table-cell>
          <table:table-cell table:style-name="ce18" table:formula="oooc:=[.S44]*SQRT(([.P44]/[.O44])^2+([.R44]/[.Q44])^2)" office:value-type="float" office:value="0.66250692019693" table:number-columns-spanned="1" table:number-rows-spanned="11">
            <text:p>6,63E-001</text:p>
          </table:table-cell>
          <table:table-cell table:formula="oooc:=ABS([.B44]-[.$S$56])" office:value-type="float" office:value="4.5150846463349">
            <text:p>4,52E+000</text:p>
          </table:table-cell>
          <table:table-cell table:formula="oooc:=SQRT([.C44]^2+[.$S$58]^2)" office:value-type="float" office:value="0.115909333470882">
            <text:p>1,16E-001</text:p>
          </table:table-cell>
          <table:table-cell table:style-name="ce3" table:formula="oooc:=ABS(([.D44]*[.$B$57]*[.$B$58])/(2*[.$B$59]*[.$B$60]*[.U44]*[.G44])*10000)" office:value-type="float" office:value="0.57839697920086">
            <text:p>5,78E-001</text:p>
          </table:table-cell>
          <table:table-cell table:formula="oooc:=[.W44]*SQRT(([.C44]/[.B44])^2+((0.1*[.G44])/[.G44])^2+([.E44]/[.D44])^2)" office:value-type="float" office:value="0.113532033020661">
            <text:p>0,11</text:p>
          </table:table-cell>
          <table:table-cell table:formula="oooc:=[.W44]/[.X44]^2" office:value-type="float" office:value="44.873421666506">
            <text:p>4,49E+001</text:p>
          </table:table-cell>
          <table:table-cell table:formula="oooc:=1/[.X44]^2" office:value-type="float" office:value="77.5823928549993">
            <text:p>7,76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5]+2*[.I45]+4*[.K45])/3" office:value-type="float" office:value="9.86866666666667">
            <text:p>9,87E+000</text:p>
          </table:table-cell>
          <table:table-cell table:style-name="ce8" table:formula="oooc:=STDEV([.H45];[.J45];[.L45])" office:value-type="float" office:value="1.69204058264964">
            <text:p>1,69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5]" office:value-type="float" office:value="133.033777412229">
            <text:p>1,33E+002</text:p>
          </table:table-cell>
          <table:table-cell office:value-type="float" office:value="9.95">
            <text:p>9,95E+000</text:p>
          </table:table-cell>
          <table:table-cell office:value-type="float" office:value="4.938">
            <text:p>4,94E+000</text:p>
          </table:table-cell>
          <table:table-cell table:style-name="ce8" table:formula="oooc:=[.I45]+2" office:value-type="float" office:value="6.938">
            <text:p>6,94E+000</text:p>
          </table:table-cell>
          <table:table-cell table:style-name="ce11" office:value-type="float" office:value="2.445">
            <text:p>2,45E+000</text:p>
          </table:table-cell>
          <table:table-cell table:style-name="ce14" table:formula="oooc:=[.K45]*4" office:value-type="float" office:value="9.78">
            <text:p>9,78E+000</text:p>
          </table:table-cell>
          <table:covered-table-cell table:style-name="ce16" table:formula="oooc:=AVERAGE([.G45:.G55])" office:value-type="float" office:value="132.47823263000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formula="oooc:=ABS([.B45]-[.$S$56])" office:value-type="float" office:value="5.0150846463349">
            <text:p>5,02E+000</text:p>
          </table:table-cell>
          <table:table-cell table:formula="oooc:=SQRT([.C45]^2+[.$S$58]^2)" office:value-type="float" office:value="0.115909333470882">
            <text:p>1,16E-001</text:p>
          </table:table-cell>
          <table:table-cell table:style-name="ce3" table:formula="oooc:=ABS(([.D45]*[.$B$57]*[.$B$58])/(2*[.$B$59]*[.$B$60]*[.U45]*[.G45])*10000)" office:value-type="float" office:value="0.543552669765827">
            <text:p>5,44E-001</text:p>
          </table:table-cell>
          <table:table-cell table:formula="oooc:=[.W45]*SQRT(([.C45]/[.B45])^2+((0.1*[.G45])/[.G45])^2+([.E45]/[.D45])^2)" office:value-type="float" office:value="0.107888214523393">
            <text:p>0,11</text:p>
          </table:table-cell>
          <table:table-cell table:formula="oooc:=[.W45]/[.X45]^2" office:value-type="float" office:value="46.6974989973831">
            <text:p>4,67E+001</text:p>
          </table:table-cell>
          <table:table-cell table:formula="oooc:=1/[.X45]^2" office:value-type="float" office:value="85.911635789594">
            <text:p>8,59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6]+2*[.I46]+4*[.K46])/3" office:value-type="float" office:value="10.467">
            <text:p>1,05E+001</text:p>
          </table:table-cell>
          <table:table-cell table:style-name="ce8" table:formula="oooc:=STDEV([.H46];[.J46];[.L46])" office:value-type="float" office:value="1.83431195093237">
            <text:p>1,83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6]" office:value-type="float" office:value="133.033777412229">
            <text:p>1,33E+002</text:p>
          </table:table-cell>
          <table:table-cell office:value-type="float" office:value="10.363">
            <text:p>1,04E+001</text:p>
          </table:table-cell>
          <table:table-cell office:value-type="float" office:value="5.263">
            <text:p>5,26E+000</text:p>
          </table:table-cell>
          <table:table-cell table:style-name="ce8" table:formula="oooc:=[.I46]+2" office:value-type="float" office:value="7.263">
            <text:p>7,26E+000</text:p>
          </table:table-cell>
          <table:table-cell table:style-name="ce11" office:value-type="float" office:value="2.628">
            <text:p>2,63E+000</text:p>
          </table:table-cell>
          <table:table-cell table:style-name="ce14" table:formula="oooc:=[.K46]*4" office:value-type="float" office:value="10.512">
            <text:p>1,05E+001</text:p>
          </table:table-cell>
          <table:covered-table-cell table:style-name="ce16" table:formula="oooc:=AVERAGE([.G46:.G56])" office:value-type="float" office:value="132.41650543198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formula="oooc:=ABS([.B46]-[.$S$56])" office:value-type="float" office:value="5.5150846463349">
            <text:p>5,52E+000</text:p>
          </table:table-cell>
          <table:table-cell table:formula="oooc:=SQRT([.C46]^2+[.$S$58]^2)" office:value-type="float" office:value="0.115909333470882">
            <text:p>1,16E-001</text:p>
          </table:table-cell>
          <table:table-cell table:style-name="ce3" table:formula="oooc:=ABS(([.D46]*[.$B$57]*[.$B$58])/(2*[.$B$59]*[.$B$60]*[.U46]*[.G46])*10000)" office:value-type="float" office:value="0.524241578283732">
            <text:p>5,24E-001</text:p>
          </table:table-cell>
          <table:table-cell table:formula="oooc:=[.W46]*SQRT(([.C46]/[.B46])^2+((0.1*[.G46])/[.G46])^2+([.E46]/[.D46])^2)" office:value-type="float" office:value="0.105776832182772">
            <text:p>0,11</text:p>
          </table:table-cell>
          <table:table-cell table:formula="oooc:=[.W46]/[.X46]^2" office:value-type="float" office:value="46.854396596424">
            <text:p>4,69E+001</text:p>
          </table:table-cell>
          <table:table-cell table:formula="oooc:=1/[.X46]^2" office:value-type="float" office:value="89.375582817785">
            <text:p>8,94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7]+2*[.I47]+4*[.K47])/3" office:value-type="float" office:value="11.9076666666667">
            <text:p>1,19E+001</text:p>
          </table:table-cell>
          <table:table-cell table:style-name="ce8" table:formula="oooc:=STDEV([.H47];[.J47];[.L47])" office:value-type="float" office:value="2.26533757602114">
            <text:p>2,27E+000</text:p>
          </table:table-cell>
          <table:table-cell office:value-type="float" office:value="47250">
            <text:p>4,73E+004</text:p>
          </table:table-cell>
          <table:table-cell table:style-name="ce7" table:formula="oooc:=2*PI()*1000000/[.F47]" office:value-type="float" office:value="132.977466818616">
            <text:p>1,33E+002</text:p>
          </table:table-cell>
          <table:table-cell office:value-type="float" office:value="11.967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47]+2" office:value-type="float" office:value="7.97">
            <text:p>7,97E+000</text:p>
          </table:table-cell>
          <table:table-cell table:style-name="ce11" office:value-type="float" office:value="2.954">
            <text:p>2,95E+000</text:p>
          </table:table-cell>
          <table:table-cell table:style-name="ce14" table:formula="oooc:=[.K47]*4" office:value-type="float" office:value="11.816">
            <text:p>1,18E+001</text:p>
          </table:table-cell>
          <table:covered-table-cell table:style-name="ce16" table:formula="oooc:=AVERAGE([.G47:.G57])" office:value-type="float" office:value="132.33934643445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formula="oooc:=ABS([.B47]-[.$S$56])" office:value-type="float" office:value="6.0150846463349">
            <text:p>6,02E+000</text:p>
          </table:table-cell>
          <table:table-cell table:formula="oooc:=SQRT([.C47]^2+[.$S$58]^2)" office:value-type="float" office:value="0.115909333470882">
            <text:p>1,16E-001</text:p>
          </table:table-cell>
          <table:table-cell table:style-name="ce3" table:formula="oooc:=ABS(([.D47]*[.$B$57]*[.$B$58])/(2*[.$B$59]*[.$B$60]*[.U47]*[.G47])*10000)" office:value-type="float" office:value="0.54705401976766">
            <text:p>5,47E-001</text:p>
          </table:table-cell>
          <table:table-cell table:formula="oooc:=[.W47]*SQRT(([.C47]/[.B47])^2+((0.1*[.G47])/[.G47])^2+([.E47]/[.D47])^2)" office:value-type="float" office:value="0.117574663003296">
            <text:p>0,12</text:p>
          </table:table-cell>
          <table:table-cell table:formula="oooc:=[.W47]/[.X47]^2" office:value-type="float" office:value="39.5733420002497">
            <text:p>3,96E+001</text:p>
          </table:table-cell>
          <table:table-cell table:formula="oooc:=1/[.X47]^2" office:value-type="float" office:value="72.3390023110642">
            <text:p>7,23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8]+2*[.I48]+4*[.K48])/3" office:value-type="float" office:value="13.2403333333333">
            <text:p>1,32E+001</text:p>
          </table:table-cell>
          <table:table-cell table:style-name="ce8" table:formula="oooc:=STDEV([.H48];[.J48];[.L48])" office:value-type="float" office:value="3.09545166332799">
            <text:p>3,10E+000</text:p>
          </table:table-cell>
          <table:table-cell office:value-type="float" office:value="47190">
            <text:p>4,72E+004</text:p>
          </table:table-cell>
          <table:table-cell table:style-name="ce7" table:formula="oooc:=2*PI()*1000000/[.F48]" office:value-type="float" office:value="133.14654179232">
            <text:p>1,33E+002</text:p>
          </table:table-cell>
          <table:table-cell office:value-type="float" office:value="12.903">
            <text:p>1,29E+001</text:p>
          </table:table-cell>
          <table:table-cell office:value-type="float" office:value="6.309">
            <text:p>6,31E+000</text:p>
          </table:table-cell>
          <table:table-cell table:style-name="ce8" table:formula="oooc:=[.I48]+2" office:value-type="float" office:value="8.309">
            <text:p>8,31E+000</text:p>
          </table:table-cell>
          <table:table-cell table:style-name="ce11" office:value-type="float" office:value="3.55">
            <text:p>3,55E+000</text:p>
          </table:table-cell>
          <table:table-cell table:style-name="ce14" table:formula="oooc:=[.K48]*4" office:value-type="float" office:value="14.2">
            <text:p>1,42E+001</text:p>
          </table:table-cell>
          <table:covered-table-cell table:style-name="ce16" table:formula="oooc:=AVERAGE([.G48:.G58])" office:value-type="float" office:value="132.248186379572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formula="oooc:=ABS([.B48]-[.$S$56])" office:value-type="float" office:value="6.5150846463349">
            <text:p>6,52E+000</text:p>
          </table:table-cell>
          <table:table-cell table:formula="oooc:=SQRT([.C48]^2+[.$S$58]^2)" office:value-type="float" office:value="0.115909333470882">
            <text:p>1,16E-001</text:p>
          </table:table-cell>
          <table:table-cell table:style-name="ce3" table:formula="oooc:=ABS(([.D48]*[.$B$57]*[.$B$58])/(2*[.$B$59]*[.$B$60]*[.U48]*[.G48])*10000)" office:value-type="float" office:value="0.560883040972008">
            <text:p>5,61E-001</text:p>
          </table:table-cell>
          <table:table-cell table:formula="oooc:=[.W48]*SQRT(([.C48]/[.B48])^2+((0.1*[.G48])/[.G48])^2+([.E48]/[.D48])^2)" office:value-type="float" office:value="0.142620539093712">
            <text:p>0,14</text:p>
          </table:table-cell>
          <table:table-cell table:formula="oooc:=[.W48]/[.X48]^2" office:value-type="float" office:value="27.5745327032963">
            <text:p>2,76E+001</text:p>
          </table:table-cell>
          <table:table-cell table:formula="oooc:=1/[.X48]^2" office:value-type="float" office:value="49.1627143076206">
            <text:p>4,92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9]+2*[.I49]+4*[.K49])/3" office:value-type="float" office:value="13.9723333333333">
            <text:p>1,40E+001</text:p>
          </table:table-cell>
          <table:table-cell table:style-name="ce8" table:formula="oooc:=STDEV([.H49];[.J49];[.L49])" office:value-type="float" office:value="2.79207025938341">
            <text:p>2,79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49]" office:value-type="float" office:value="132.556652050202">
            <text:p>1,33E+002</text:p>
          </table:table-cell>
          <table:table-cell office:value-type="float" office:value="13.699">
            <text:p>1,37E+001</text:p>
          </table:table-cell>
          <table:table-cell office:value-type="float" office:value="7.067">
            <text:p>7,07E+000</text:p>
          </table:table-cell>
          <table:table-cell table:style-name="ce8" table:formula="oooc:=[.I49]+2" office:value-type="float" office:value="9.067">
            <text:p>9,07E+000</text:p>
          </table:table-cell>
          <table:table-cell table:style-name="ce11" office:value-type="float" office:value="3.521">
            <text:p>3,52E+000</text:p>
          </table:table-cell>
          <table:table-cell table:style-name="ce14" table:formula="oooc:=[.K49]*4" office:value-type="float" office:value="14.084">
            <text:p>1,41E+001</text:p>
          </table:table-cell>
          <table:covered-table-cell table:style-name="ce16" table:formula="oooc:=AVERAGE([.G49:.G59])" office:value-type="float" office:value="132.0984604774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formula="oooc:=ABS([.B49]-[.$S$56])" office:value-type="float" office:value="7.0150846463349">
            <text:p>7,02E+000</text:p>
          </table:table-cell>
          <table:table-cell table:formula="oooc:=SQRT([.C49]^2+[.$S$58]^2)" office:value-type="float" office:value="0.115909333470882">
            <text:p>1,16E-001</text:p>
          </table:table-cell>
          <table:table-cell table:style-name="ce3" table:formula="oooc:=ABS(([.D49]*[.$B$57]*[.$B$58])/(2*[.$B$59]*[.$B$60]*[.U49]*[.G49])*10000)" office:value-type="float" office:value="0.55215096939834">
            <text:p>5,52E-001</text:p>
          </table:table-cell>
          <table:table-cell table:formula="oooc:=[.W49]*SQRT(([.C49]/[.B49])^2+((0.1*[.G49])/[.G49])^2+([.E49]/[.D49])^2)" office:value-type="float" office:value="0.123380058407723">
            <text:p>0,12</text:p>
          </table:table-cell>
          <table:table-cell table:formula="oooc:=[.W49]/[.X49]^2" office:value-type="float" office:value="36.2716987634191">
            <text:p>3,63E+001</text:p>
          </table:table-cell>
          <table:table-cell table:formula="oooc:=1/[.X49]^2" office:value-type="float" office:value="65.6916328571208">
            <text:p>6,57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0]+2*[.I50]+4*[.K50])/3" office:value-type="float" office:value="14.275">
            <text:p>1,43E+001</text:p>
          </table:table-cell>
          <table:table-cell table:style-name="ce8" table:formula="oooc:=STDEV([.H50];[.J50];[.L50])" office:value-type="float" office:value="2.9690611871993">
            <text:p>2,97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0]" office:value-type="float" office:value="132.277585414307">
            <text:p>1,32E+002</text:p>
          </table:table-cell>
          <table:table-cell office:value-type="float" office:value="14.035">
            <text:p>1,40E+001</text:p>
          </table:table-cell>
          <table:table-cell office:value-type="float" office:value="7.143">
            <text:p>7,14E+000</text:p>
          </table:table-cell>
          <table:table-cell table:style-name="ce8" table:formula="oooc:=[.I50]+2" office:value-type="float" office:value="9.143">
            <text:p>9,14E+000</text:p>
          </table:table-cell>
          <table:table-cell table:style-name="ce11" office:value-type="float" office:value="3.626">
            <text:p>3,63E+000</text:p>
          </table:table-cell>
          <table:table-cell table:style-name="ce14" table:formula="oooc:=[.K50]*4" office:value-type="float" office:value="14.504">
            <text:p>1,45E+001</text:p>
          </table:table-cell>
          <table:covered-table-cell table:style-name="ce16" table:formula="oooc:=AVERAGE([.G50:.G60])" office:value-type="float" office:value="132.006822162897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formula="oooc:=ABS([.B50]-[.$S$56])" office:value-type="float" office:value="7.5150846463349">
            <text:p>7,52E+000</text:p>
          </table:table-cell>
          <table:table-cell table:formula="oooc:=SQRT([.C50]^2+[.$S$58]^2)" office:value-type="float" office:value="0.115909333470882">
            <text:p>1,16E-001</text:p>
          </table:table-cell>
          <table:table-cell table:style-name="ce3" table:formula="oooc:=ABS(([.D50]*[.$B$57]*[.$B$58])/(2*[.$B$59]*[.$B$60]*[.U50]*[.G50])*10000)" office:value-type="float" office:value="0.527690560011066">
            <text:p>5,28E-001</text:p>
          </table:table-cell>
          <table:table-cell table:formula="oooc:=[.W50]*SQRT(([.C50]/[.B50])^2+((0.1*[.G50])/[.G50])^2+([.E50]/[.D50])^2)" office:value-type="float" office:value="0.12178109136708">
            <text:p>0,12</text:p>
          </table:table-cell>
          <table:table-cell table:formula="oooc:=[.W50]/[.X50]^2" office:value-type="float" office:value="35.5811189445365">
            <text:p>3,56E+001</text:p>
          </table:table-cell>
          <table:table-cell table:formula="oooc:=1/[.X50]^2" office:value-type="float" office:value="67.4279997424824">
            <text:p>6,74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1]+2*[.I51]+4*[.K51])/3" office:value-type="float" office:value="15.2166666666667">
            <text:p>1,52E+001</text:p>
          </table:table-cell>
          <table:table-cell table:style-name="ce8" table:formula="oooc:=STDEV([.H51];[.J51];[.L51])" office:value-type="float" office:value="3.37525055860055">
            <text:p>3,38E+000</text:p>
          </table:table-cell>
          <table:table-cell office:value-type="float" office:value="47790">
            <text:p>4,78E+004</text:p>
          </table:table-cell>
          <table:table-cell table:style-name="ce7" table:formula="oooc:=2*PI()*1000000/[.F51]" office:value-type="float" office:value="131.474896572078">
            <text:p>1,31E+002</text:p>
          </table:table-cell>
          <table:table-cell office:value-type="float" office:value="15.444">
            <text:p>1,54E+001</text:p>
          </table:table-cell>
          <table:table-cell office:value-type="float" office:value="7.491">
            <text:p>7,49E+000</text:p>
          </table:table-cell>
          <table:table-cell table:style-name="ce8" table:formula="oooc:=[.I51]+2" office:value-type="float" office:value="9.491">
            <text:p>9,49E+000</text:p>
          </table:table-cell>
          <table:table-cell table:style-name="ce11" office:value-type="float" office:value="3.806">
            <text:p>3,81E+000</text:p>
          </table:table-cell>
          <table:table-cell table:style-name="ce14" table:formula="oooc:=[.K51]*4" office:value-type="float" office:value="15.224">
            <text:p>1,52E+001</text:p>
          </table:table-cell>
          <table:covered-table-cell table:style-name="ce16" table:formula="oooc:=AVERAGE([.G51:.G61])" office:value-type="float" office:value="131.939131350044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formula="oooc:=ABS([.B51]-[.$S$56])" office:value-type="float" office:value="8.0150846463349">
            <text:p>8,02E+000</text:p>
          </table:table-cell>
          <table:table-cell table:formula="oooc:=SQRT([.C51]^2+[.$S$58]^2)" office:value-type="float" office:value="0.115909333470882">
            <text:p>1,16E-001</text:p>
          </table:table-cell>
          <table:table-cell table:style-name="ce3" table:formula="oooc:=ABS(([.D51]*[.$B$57]*[.$B$58])/(2*[.$B$59]*[.$B$60]*[.U51]*[.G51])*10000)" office:value-type="float" office:value="0.530630146255231">
            <text:p>5,31E-001</text:p>
          </table:table-cell>
          <table:table-cell table:formula="oooc:=[.W51]*SQRT(([.C51]/[.B51])^2+((0.1*[.G51])/[.G51])^2+([.E51]/[.D51])^2)" office:value-type="float" office:value="0.129108896819585">
            <text:p>0,13</text:p>
          </table:table-cell>
          <table:table-cell table:formula="oooc:=[.W51]/[.X51]^2" office:value-type="float" office:value="31.8331473113638">
            <text:p>3,18E+001</text:p>
          </table:table-cell>
          <table:table-cell table:formula="oooc:=1/[.X51]^2" office:value-type="float" office:value="59.9912152296982">
            <text:p>6,00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2]+2*[.I52]+4*[.K52])/3" office:value-type="float" office:value="16.1443333333333">
            <text:p>1,61E+001</text:p>
          </table:table-cell>
          <table:table-cell table:style-name="ce8" table:formula="oooc:=STDEV([.H52];[.J52];[.L52])" office:value-type="float" office:value="3.56577962489738">
            <text:p>3,57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52]" office:value-type="float" office:value="132.556652050202">
            <text:p>1,33E+002</text:p>
          </table:table-cell>
          <table:table-cell office:value-type="float" office:value="15.873">
            <text:p>1,59E+001</text:p>
          </table:table-cell>
          <table:table-cell office:value-type="float" office:value="8.032">
            <text:p>8,03E+000</text:p>
          </table:table-cell>
          <table:table-cell table:style-name="ce8" table:formula="oooc:=[.I52]+2" office:value-type="float" office:value="10.032">
            <text:p>1,00E+001</text:p>
          </table:table-cell>
          <table:table-cell table:style-name="ce11" office:value-type="float" office:value="4.124">
            <text:p>4,12E+000</text:p>
          </table:table-cell>
          <table:table-cell table:style-name="ce14" table:formula="oooc:=[.K52]*4" office:value-type="float" office:value="16.496">
            <text:p>1,65E+001</text:p>
          </table:table-cell>
          <table:covered-table-cell table:style-name="ce16" table:formula="oooc:=AVERAGE([.G52:.G62])" office:value-type="float" office:value="132.09387627603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formula="oooc:=ABS([.B52]-[.$S$56])" office:value-type="float" office:value="8.5150846463349">
            <text:p>8,52E+000</text:p>
          </table:table-cell>
          <table:table-cell table:formula="oooc:=SQRT([.C52]^2+[.$S$58]^2)" office:value-type="float" office:value="0.115909333470882">
            <text:p>1,16E-001</text:p>
          </table:table-cell>
          <table:table-cell table:style-name="ce3" table:formula="oooc:=ABS(([.D52]*[.$B$57]*[.$B$58])/(2*[.$B$59]*[.$B$60]*[.U52]*[.G52])*10000)" office:value-type="float" office:value="0.525597103452476">
            <text:p>5,26E-001</text:p>
          </table:table-cell>
          <table:table-cell table:formula="oooc:=[.W52]*SQRT(([.C52]/[.B52])^2+((0.1*[.G52])/[.G52])^2+([.E52]/[.D52])^2)" office:value-type="float" office:value="0.127432166652663">
            <text:p>0,13</text:p>
          </table:table-cell>
          <table:table-cell table:formula="oooc:=[.W52]/[.X52]^2" office:value-type="float" office:value="32.3664321721706">
            <text:p>3,24E+001</text:p>
          </table:table-cell>
          <table:table-cell table:formula="oooc:=1/[.X52]^2" office:value-type="float" office:value="61.5803092512613">
            <text:p>6,16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3]+2*[.I53]+4*[.K53])/3" office:value-type="float" office:value="16.6643333333333">
            <text:p>1,67E+001</text:p>
          </table:table-cell>
          <table:table-cell table:style-name="ce8" table:formula="oooc:=STDEV([.H53];[.J53];[.L53])" office:value-type="float" office:value="3.5181564774751">
            <text:p>3,52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3]" office:value-type="float" office:value="132.277585414307">
            <text:p>1,32E+002</text:p>
          </table:table-cell>
          <table:table-cell office:value-type="float" office:value="16.327">
            <text:p>1,63E+001</text:p>
          </table:table-cell>
          <table:table-cell office:value-type="float" office:value="8.457">
            <text:p>8,46E+000</text:p>
          </table:table-cell>
          <table:table-cell table:style-name="ce8" table:formula="oooc:=[.I53]+2" office:value-type="float" office:value="10.457">
            <text:p>1,05E+001</text:p>
          </table:table-cell>
          <table:table-cell table:style-name="ce11" office:value-type="float" office:value="4.188">
            <text:p>4,19E+000</text:p>
          </table:table-cell>
          <table:table-cell table:style-name="ce14" table:formula="oooc:=[.K53]*4" office:value-type="float" office:value="16.752">
            <text:p>1,68E+001</text:p>
          </table:table-cell>
          <table:covered-table-cell table:style-name="ce16" table:formula="oooc:=AVERAGE([.G53:.G63])" office:value-type="float" office:value="131.8624883889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formula="oooc:=ABS([.B53]-[.$S$56])" office:value-type="float" office:value="9.0150846463349">
            <text:p>9,02E+000</text:p>
          </table:table-cell>
          <table:table-cell table:formula="oooc:=SQRT([.C53]^2+[.$S$58]^2)" office:value-type="float" office:value="0.115909333470882">
            <text:p>1,16E-001</text:p>
          </table:table-cell>
          <table:table-cell table:style-name="ce3" table:formula="oooc:=ABS(([.D53]*[.$B$57]*[.$B$58])/(2*[.$B$59]*[.$B$60]*[.U53]*[.G53])*10000)" office:value-type="float" office:value="0.513517466512135">
            <text:p>5,14E-001</text:p>
          </table:table-cell>
          <table:table-cell table:formula="oooc:=[.W53]*SQRT(([.C53]/[.B53])^2+((0.1*[.G53])/[.G53])^2+([.E53]/[.D53])^2)" office:value-type="float" office:value="0.11996018786811">
            <text:p>0,12</text:p>
          </table:table-cell>
          <table:table-cell table:formula="oooc:=[.W53]/[.X53]^2" office:value-type="float" office:value="35.6846092528209">
            <text:p>3,57E+001</text:p>
          </table:table-cell>
          <table:table-cell table:formula="oooc:=1/[.X53]^2" office:value-type="float" office:value="69.4905462421649">
            <text:p>6,95E+001</text:p>
          </table:table-cell>
          <table:table-cell table:number-columns-repeated="230"/>
        </table:table-row>
        <table:table-row table:style-name="ro2">
          <table:covered-table-cell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54]+2*[.I54]+4*[.K54])/3" office:value-type="float" office:value="18.1546666666667">
            <text:p>1,82E+001</text:p>
          </table:table-cell>
          <table:table-cell table:style-name="ce9" table:formula="oooc:=STDEV([.H54];[.J54];[.L54])" office:value-type="float" office:value="4.07052588740079">
            <text:p>4,07E+000</text:p>
          </table:table-cell>
          <table:table-cell table:style-name="ce9" office:value-type="float" office:value="47800">
            <text:p>4,78E+004</text:p>
          </table:table-cell>
          <table:table-cell table:style-name="ce7" table:formula="oooc:=2*PI()*1000000/[.F54]" office:value-type="float" office:value="131.44739136359">
            <text:p>1,31E+002</text:p>
          </table:table-cell>
          <table:table-cell table:style-name="ce9" office:value-type="float" office:value="18.182">
            <text:p>1,82E+001</text:p>
          </table:table-cell>
          <table:table-cell table:style-name="ce9" office:value-type="float" office:value="9.091">
            <text:p>9,09E+000</text:p>
          </table:table-cell>
          <table:table-cell table:style-name="ce9" table:formula="oooc:=[.I54]+2" office:value-type="float" office:value="11.091">
            <text:p>1,11E+001</text:p>
          </table:table-cell>
          <table:table-cell table:style-name="ce12" office:value-type="float" office:value="4.525">
            <text:p>4,53E+000</text:p>
          </table:table-cell>
          <table:table-cell table:style-name="ce15" table:formula="oooc:=[.K54]*4" office:value-type="float" office:value="18.1">
            <text:p>1,81E+001</text:p>
          </table:table-cell>
          <table:covered-table-cell table:style-name="ce16" table:formula="oooc:=AVERAGE([.G54:.G64])" office:value-type="float" office:value="131.44739136359">
            <text:p>1,31E+002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formula="oooc:=ABS([.B54]-[.$S$56])" office:value-type="float" office:value="9.5150846463349">
            <text:p>9,52E+000</text:p>
          </table:table-cell>
          <table:table-cell table:formula="oooc:=SQRT([.C54]^2+[.$S$58]^2)" office:value-type="float" office:value="0.115909333470882">
            <text:p>1,16E-001</text:p>
          </table:table-cell>
          <table:table-cell table:style-name="ce3" table:formula="oooc:=ABS(([.D54]*[.$B$57]*[.$B$58])/(2*[.$B$59]*[.$B$60]*[.U54]*[.G54])*10000)" office:value-type="float" office:value="0.533392610732833">
            <text:p>5,33E-001</text:p>
          </table:table-cell>
          <table:table-cell table:formula="oooc:=[.W54]*SQRT(([.C54]/[.B54])^2+((0.1*[.G54])/[.G54])^2+([.E54]/[.D54])^2)" office:value-type="float" office:value="0.130949610411503">
            <text:p>0,13</text:p>
          </table:table-cell>
          <table:table-cell table:formula="oooc:=[.W54]/[.X54]^2" office:value-type="float" office:value="31.1055993310436">
            <text:p>3,11E+001</text:p>
          </table:table-cell>
          <table:table-cell table:formula="oooc:=1/[.X54]^2" office:value-type="float" office:value="58.3165171491735">
            <text:p>5,83E+001</text:p>
          </table:table-cell>
          <table:table-cell table:number-columns-repeated="230"/>
        </table:table-row>
        <table:table-row table:style-name="ro2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2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849153536651">
            <text:p>4,65E+001</text:p>
          </table:table-cell>
          <table:table-cell table:number-columns-repeated="3"/>
          <table:table-cell table:style-name="ce3" table:formula="oooc:=SUM([.Y2:.Y54])/SUM([.Z2:.Z54])" office:value-type="float" office:value="0.532219612205651">
            <text:p>5,32E-001</text:p>
          </table:table-cell>
          <table:table-cell table:style-name="ce3" table:formula="oooc:=1/SQRT(SUM([.Z2:.Z54]))" office:value-type="float" office:value="0.0140330119361845">
            <text:p>1,40E-002</text:p>
          </table:table-cell>
          <table:table-cell table:number-columns-repeated="232"/>
        </table:table-row>
        <table:table-row table:style-name="ro2">
          <table:table-cell office:value-type="string">
            <text:p>Lambda</text:p>
          </table:table-cell>
          <table:table-cell office:value-type="float" office:value="0.000063282">
            <text:p>6,33E-005</text:p>
          </table:table-cell>
          <table:table-cell office:value-type="string">
            <text:p>cm</text:p>
          </table:table-cell>
          <table:table-cell table:formula="oooc:=([.B57]*[.B58])/(2*[.B59]*[.B60])" office:value-type="float" office:value="0.00367471230389269">
            <text:p>3,67E-003</text:p>
          </table:table-cell>
          <table:table-cell table:number-columns-repeated="14"/>
          <table:table-cell office:value-type="string">
            <text:p>Fehler</text:p>
          </table:table-cell>
          <table:table-cell table:number-columns-repeated="237"/>
        </table:table-row>
        <table:table-row table:style-name="ro2">
          <table:table-cell office:value-type="string">
            <text:p>L</text:p>
          </table:table-cell>
          <table:table-cell office:value-type="float" office:value="2.149">
            <text:p>2,15E+000</text:p>
          </table:table-cell>
          <table:table-cell table:number-columns-repeated="16"/>
          <table:table-cell table:formula="oooc:=1/SQRT((1/[.T2])^2+(1/[.T13])^2+(1/[.T24])^2+(1/[.T44])^2)" office:value-type="float" office:value="0.115477156120438">
            <text:p>1,15E-001</text:p>
          </table:table-cell>
          <table:table-cell table:number-columns-repeated="237"/>
        </table:table-row>
        <table:table-row table:style-name="ro2">
          <table:table-cell office:value-type="string">
            <text:p>n</text:p>
          </table:table-cell>
          <table:table-cell office:value-type="float" office:value="1.457">
            <text:p>1,46E+000</text:p>
          </table:table-cell>
          <table:table-cell table:number-columns-repeated="254"/>
        </table:table-row>
        <table:table-row table:style-name="ro2">
          <table:table-cell office:value-type="string">
            <text:p>d</text:p>
          </table:table-cell>
          <table:table-cell office:value-type="float" office:value="0.0127">
            <text:p>1,27E-002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4"/>
          <table:table-cell office:value-type="float" office:value="0.000063282">
            <text:p>6,33E-005</text:p>
          </table:table-cell>
          <table:table-cell table:number-columns-repeated="251"/>
        </table:table-row>
        <table:table-row table:style-name="ro2" table:number-rows-repeated="6547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9" table:number-columns-repeated="3" table:default-cell-style-name="ce3"/>
        <table:table-column table:style-name="co1" table:number-columns-repeated="244" table:default-cell-style-name="ce3"/>
        <table:table-row table:style-name="ro1">
          <table:table-cell/>
          <table:table-cell table:style-name="ce1" office:value-type="string">
            <text:p>Umot/V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ehler[Hz]</text:p>
          </table:table-cell>
          <table:table-cell table:style-name="ce1" office:value-type="string">
            <text:p>Schwebung[kHz]</text:p>
          </table:table-cell>
          <table:table-cell table:style-name="ce1" office:value-type="string">
            <text:p>Fehler[k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/>
          <table:table-cell table:style-name="ce1" office:value-type="string">
            <text:p>f(3per)/Hz</text:p>
          </table:table-cell>
          <table:table-cell/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xo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office:value-type="string">
            <text:p>zur hilfe</text:p>
          </table:table-cell>
          <table:table-cell office:value-type="string">
            <text:p>zur hilfe</text:p>
          </table:table-cell>
          <table:table-cell table:number-columns-repeated="237"/>
        </table:table-row>
        <table:table-row table:style-name="ro2">
          <table:table-cell table:style-name="ce2" office:value-type="string" table:number-columns-spanned="1" table:number-rows-spanned="10">
            <text:p>36,5mm</text:p>
          </table:table-cell>
          <table:table-cell table:style-name="ce4" office:value-type="float" office:value="5.5">
            <text:p>5,50E+000</text:p>
          </table:table-cell>
          <table:table-cell table:style-name="ce7" office:value-type="float" office:value="66630">
            <text:p>6,66E+004</text:p>
          </table:table-cell>
          <table:table-cell table:style-name="ce20" table:formula="oooc:=2*PI()*1000000/[.C2]" office:value-type="float" office:value="94.2996444121205">
            <text:p>94,3</text:p>
          </table:table-cell>
          <table:table-cell table:style-name="ce20" table:formula="oooc:=2*PI()*1000000/([.C2]-200)-[.D2]" office:value-type="float" office:value="0.28390680238482">
            <text:p>0,28</text:p>
          </table:table-cell>
          <table:table-cell table:style-name="ce20" table:formula="oooc:=AVERAGE([.H2];[.J2];[.L2])" office:value-type="float" office:value="13.36">
            <text:p>13,36</text:p>
          </table:table-cell>
          <table:table-cell table:style-name="ce20" table:formula="oooc:=STDEV([.H2];[.J2];[.L2])" office:value-type="float" office:value="0.202967977769893">
            <text:p>0,2</text:p>
          </table:table-cell>
          <table:table-cell table:style-name="ce7" office:value-type="float" office:value="13.514">
            <text:p>1,35E+001</text:p>
          </table:table-cell>
          <table:table-cell table:style-name="ce7" office:value-type="float" office:value="6.565">
            <text:p>6,57E+000</text:p>
          </table:table-cell>
          <table:table-cell table:style-name="ce7" table:formula="oooc:=[.I2]*2" office:value-type="float" office:value="13.13">
            <text:p>1,31E+001</text:p>
          </table:table-cell>
          <table:table-cell table:style-name="ce10" office:value-type="float" office:value="3.359">
            <text:p>3,36E+000</text:p>
          </table:table-cell>
          <table:table-cell table:formula="oooc:=[.K2]*4" office:value-type="float" office:value="13.436">
            <text:p>1,34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2]/[.O2])*[.$F$34]*10000" office:value-type="float" office:value="0.56565655401474">
            <text:p>5,66E-001</text:p>
          </table:table-cell>
          <table:table-cell table:formula="oooc:=[.P2]*SQRT(([.N2]/[.M2])^2+(0.01/[.O2])^2)" office:value-type="float" office:value="0.0109377039980988">
            <text:p>1,09E-002</text:p>
          </table:table-cell>
          <table:table-cell table:formula="oooc:=[.P2]/[.Q2]^2" office:value-type="float" office:value="4728.25065385124">
            <text:p>4,73E+003</text:p>
          </table:table-cell>
          <table:table-cell table:formula="oooc:=1/[.Q2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6">
            <text:p>6,00E+000</text:p>
          </table:table-cell>
          <table:table-cell office:value-type="float" office:value="61800">
            <text:p>6,18E+004</text:p>
          </table:table-cell>
          <table:table-cell table:style-name="ce20" table:formula="oooc:=2*PI()*1000000/[.C3]" office:value-type="float" office:value="101.669665164718">
            <text:p>101,67</text:p>
          </table:table-cell>
          <table:table-cell table:style-name="ce20" table:formula="oooc:=2*PI()*1000000/([.C3]-200)-[.D3]" office:value-type="float" office:value="0.330096315469859">
            <text:p>0,33</text:p>
          </table:table-cell>
          <table:table-cell table:style-name="ce20" table:formula="oooc:=AVERAGE([.H3];[.J3];[.L3])" office:value-type="float" office:value="16.3826666666667">
            <text:p>16,38</text:p>
          </table:table-cell>
          <table:table-cell table:style-name="ce20" table:formula="oooc:=STDEV([.H3];[.J3];[.L3])" office:value-type="float" office:value="0.378044089139526">
            <text:p>0,38</text:p>
          </table:table-cell>
          <table:table-cell office:value-type="float" office:value="16.736">
            <text:p>1,67E+001</text:p>
          </table:table-cell>
          <table:table-cell office:value-type="float" office:value="8.214">
            <text:p>8,21E+000</text:p>
          </table:table-cell>
          <table:table-cell table:style-name="ce7" table:formula="oooc:=[.I3]*2" office:value-type="float" office:value="16.428">
            <text:p>1,64E+001</text:p>
          </table:table-cell>
          <table:table-cell table:style-name="ce11" office:value-type="float" office:value="3.996">
            <text:p>4,00E+000</text:p>
          </table:table-cell>
          <table:table-cell table:formula="oooc:=[.K3]*4" office:value-type="float" office:value="15.984">
            <text:p>1,60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3]/[.O3])*[.$F$34]*10000" office:value-type="float" office:value="0.56565655401474">
            <text:p>5,66E-001</text:p>
          </table:table-cell>
          <table:table-cell table:formula="oooc:=[.P3]*SQRT(([.N3]/[.M3])^2+(0.01/[.O3])^2)" office:value-type="float" office:value="0.0109377039980988">
            <text:p>1,09E-002</text:p>
          </table:table-cell>
          <table:table-cell table:formula="oooc:=[.P3]/[.Q3]^2" office:value-type="float" office:value="4728.25065385124">
            <text:p>4,73E+003</text:p>
          </table:table-cell>
          <table:table-cell table:formula="oooc:=1/[.Q3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6.5">
            <text:p>6,50E+000</text:p>
          </table:table-cell>
          <table:table-cell office:value-type="float" office:value="56980">
            <text:p>5,70E+004</text:p>
          </table:table-cell>
          <table:table-cell table:style-name="ce20" table:formula="oooc:=2*PI()*1000000/[.C4]" office:value-type="float" office:value="110.270012411014">
            <text:p>110,27</text:p>
          </table:table-cell>
          <table:table-cell table:style-name="ce20" table:formula="oooc:=2*PI()*1000000/([.C4]-200)-[.D4]" office:value-type="float" office:value="0.388411456185324">
            <text:p>0,39</text:p>
          </table:table-cell>
          <table:table-cell table:style-name="ce20" table:formula="oooc:=AVERAGE([.H4];[.J4];[.L4])" office:value-type="float" office:value="16.308">
            <text:p>16,31</text:p>
          </table:table-cell>
          <table:table-cell table:style-name="ce20" table:formula="oooc:=STDEV([.H4];[.J4];[.L4])" office:value-type="float" office:value="0.283259598248673">
            <text:p>0,28</text:p>
          </table:table-cell>
          <table:table-cell office:value-type="float" office:value="16.598">
            <text:p>1,66E+001</text:p>
          </table:table-cell>
          <table:table-cell office:value-type="float" office:value="8.147">
            <text:p>8,15E+000</text:p>
          </table:table-cell>
          <table:table-cell table:style-name="ce7" table:formula="oooc:=[.I4]*2" office:value-type="float" office:value="16.294">
            <text:p>1,63E+001</text:p>
          </table:table-cell>
          <table:table-cell table:style-name="ce11" office:value-type="float" office:value="4.008">
            <text:p>4,01E+000</text:p>
          </table:table-cell>
          <table:table-cell table:formula="oooc:=[.K4]*4" office:value-type="float" office:value="16.032">
            <text:p>1,60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4]/[.O4])*[.$F$34]*10000" office:value-type="float" office:value="0.56565655401474">
            <text:p>5,66E-001</text:p>
          </table:table-cell>
          <table:table-cell table:formula="oooc:=[.P4]*SQRT(([.N4]/[.M4])^2+(0.01/[.O4])^2)" office:value-type="float" office:value="0.0109377039980988">
            <text:p>1,09E-002</text:p>
          </table:table-cell>
          <table:table-cell table:formula="oooc:=[.P4]/[.Q4]^2" office:value-type="float" office:value="4728.25065385124">
            <text:p>4,73E+003</text:p>
          </table:table-cell>
          <table:table-cell table:formula="oooc:=1/[.Q4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7">
            <text:p>7,00E+000</text:p>
          </table:table-cell>
          <table:table-cell office:value-type="float" office:value="51690">
            <text:p>5,17E+004</text:p>
          </table:table-cell>
          <table:table-cell table:style-name="ce20" table:formula="oooc:=2*PI()*1000000/[.C5]" office:value-type="float" office:value="121.555142332745">
            <text:p>121,56</text:p>
          </table:table-cell>
          <table:table-cell table:style-name="ce20" table:formula="oooc:=2*PI()*1000000/([.C5]-200)-[.D5]" office:value-type="float" office:value="0.47215048488151">
            <text:p>0,47</text:p>
          </table:table-cell>
          <table:table-cell table:style-name="ce20" table:formula="oooc:=AVERAGE([.H5];[.J5];[.L5])" office:value-type="float" office:value="17.466">
            <text:p>17,47</text:p>
          </table:table-cell>
          <table:table-cell table:style-name="ce20" table:formula="oooc:=STDEV([.H5];[.J5];[.L5])" office:value-type="float" office:value="0.357440904206555">
            <text:p>0,36</text:p>
          </table:table-cell>
          <table:table-cell office:value-type="float" office:value="17.544">
            <text:p>1,75E+001</text:p>
          </table:table-cell>
          <table:table-cell office:value-type="float" office:value="8.889">
            <text:p>8,89E+000</text:p>
          </table:table-cell>
          <table:table-cell table:style-name="ce7" table:formula="oooc:=[.I5]*2" office:value-type="float" office:value="17.778">
            <text:p>1,78E+001</text:p>
          </table:table-cell>
          <table:table-cell table:style-name="ce11" office:value-type="float" office:value="4.269">
            <text:p>4,27E+000</text:p>
          </table:table-cell>
          <table:table-cell table:formula="oooc:=[.K5]*4" office:value-type="float" office:value="17.076">
            <text:p>1,71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5]/[.O5])*[.$F$34]*10000" office:value-type="float" office:value="0.56565655401474">
            <text:p>5,66E-001</text:p>
          </table:table-cell>
          <table:table-cell table:formula="oooc:=[.P5]*SQRT(([.N5]/[.M5])^2+(0.01/[.O5])^2)" office:value-type="float" office:value="0.0109377039980988">
            <text:p>1,09E-002</text:p>
          </table:table-cell>
          <table:table-cell table:formula="oooc:=[.P5]/[.Q5]^2" office:value-type="float" office:value="4728.25065385124">
            <text:p>4,73E+003</text:p>
          </table:table-cell>
          <table:table-cell table:formula="oooc:=1/[.Q5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7.5">
            <text:p>7,50E+000</text:p>
          </table:table-cell>
          <table:table-cell office:value-type="float" office:value="47000">
            <text:p>4,70E+004</text:p>
          </table:table-cell>
          <table:table-cell table:style-name="ce20" table:formula="oooc:=2*PI()*1000000/[.C6]" office:value-type="float" office:value="133.684793769778">
            <text:p>133,68</text:p>
          </table:table-cell>
          <table:table-cell table:style-name="ce20" table:formula="oooc:=2*PI()*1000000/([.C6]-200)-[.D6]" office:value-type="float" office:value="0.571302537477692">
            <text:p>0,57</text:p>
          </table:table-cell>
          <table:table-cell table:style-name="ce20" table:formula="oooc:=AVERAGE([.H6];[.J6];[.L6])" office:value-type="float" office:value="20.0483333333333">
            <text:p>20,05</text:p>
          </table:table-cell>
          <table:table-cell table:style-name="ce20" table:formula="oooc:=STDEV([.H6];[.J6];[.L6])" office:value-type="float" office:value="0.423093764233573">
            <text:p>0,42</text:p>
          </table:table-cell>
          <table:table-cell office:value-type="float" office:value="20.305">
            <text:p>2,03E+001</text:p>
          </table:table-cell>
          <table:table-cell office:value-type="float" office:value="9.78">
            <text:p>9,78E+000</text:p>
          </table:table-cell>
          <table:table-cell table:style-name="ce7" table:formula="oooc:=[.I6]*2" office:value-type="float" office:value="19.56">
            <text:p>1,96E+001</text:p>
          </table:table-cell>
          <table:table-cell table:style-name="ce11" office:value-type="float" office:value="5.07">
            <text:p>5,07E+000</text:p>
          </table:table-cell>
          <table:table-cell table:formula="oooc:=[.K6]*4" office:value-type="float" office:value="20.28">
            <text:p>2,03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6]/[.O6])*[.$F$34]*10000" office:value-type="float" office:value="0.56565655401474">
            <text:p>5,66E-001</text:p>
          </table:table-cell>
          <table:table-cell table:formula="oooc:=[.P6]*SQRT(([.N6]/[.M6])^2+(0.01/[.O6])^2)" office:value-type="float" office:value="0.0109377039980988">
            <text:p>1,09E-002</text:p>
          </table:table-cell>
          <table:table-cell table:formula="oooc:=[.P6]/[.Q6]^2" office:value-type="float" office:value="4728.25065385124">
            <text:p>4,73E+003</text:p>
          </table:table-cell>
          <table:table-cell table:formula="oooc:=1/[.Q6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8">
            <text:p>8,00E+000</text:p>
          </table:table-cell>
          <table:table-cell office:value-type="float" office:value="44400">
            <text:p>4,44E+004</text:p>
          </table:table-cell>
          <table:table-cell table:style-name="ce20" table:formula="oooc:=2*PI()*1000000/[.C7]" office:value-type="float" office:value="141.513182594135">
            <text:p>141,51</text:p>
          </table:table-cell>
          <table:table-cell table:style-name="ce20" table:formula="oooc:=2*PI()*1000000/([.C7]-200)-[.D7]" office:value-type="float" office:value="0.640331142959866">
            <text:p>0,64</text:p>
          </table:table-cell>
          <table:table-cell table:style-name="ce20" table:formula="oooc:=AVERAGE([.H7];[.J7];[.L7])" office:value-type="float" office:value="22.464">
            <text:p>22,46</text:p>
          </table:table-cell>
          <table:table-cell table:style-name="ce20" table:formula="oooc:=STDEV([.H7];[.J7];[.L7])" office:value-type="float" office:value="0.417741546892334">
            <text:p>0,42</text:p>
          </table:table-cell>
          <table:table-cell office:value-type="float" office:value="22.026">
            <text:p>2,20E+001</text:p>
          </table:table-cell>
          <table:table-cell office:value-type="float" office:value="11.429">
            <text:p>1,14E+001</text:p>
          </table:table-cell>
          <table:table-cell table:style-name="ce7" table:formula="oooc:=[.I7]*2" office:value-type="float" office:value="22.858">
            <text:p>2,29E+001</text:p>
          </table:table-cell>
          <table:table-cell table:style-name="ce11" office:value-type="float" office:value="5.627">
            <text:p>5,63E+000</text:p>
          </table:table-cell>
          <table:table-cell table:formula="oooc:=[.K7]*4" office:value-type="float" office:value="22.508">
            <text:p>2,25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7]/[.O7])*[.$F$34]*10000" office:value-type="float" office:value="0.56565655401474">
            <text:p>5,66E-001</text:p>
          </table:table-cell>
          <table:table-cell table:formula="oooc:=[.P7]*SQRT(([.N7]/[.M7])^2+(0.01/[.O7])^2)" office:value-type="float" office:value="0.0109377039980988">
            <text:p>1,09E-002</text:p>
          </table:table-cell>
          <table:table-cell table:formula="oooc:=[.P7]/[.Q7]^2" office:value-type="float" office:value="4728.25065385124">
            <text:p>4,73E+003</text:p>
          </table:table-cell>
          <table:table-cell table:formula="oooc:=1/[.Q7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8.5">
            <text:p>8,50E+000</text:p>
          </table:table-cell>
          <table:table-cell office:value-type="float" office:value="41560">
            <text:p>4,16E+004</text:p>
          </table:table-cell>
          <table:table-cell table:style-name="ce20" table:formula="oooc:=2*PI()*1000000/[.C8]" office:value-type="float" office:value="151.183477073619">
            <text:p>151,18</text:p>
          </table:table-cell>
          <table:table-cell table:style-name="ce20" table:formula="oooc:=2*PI()*1000000/([.C8]-200)-[.D8]" office:value-type="float" office:value="0.731061301129699">
            <text:p>0,73</text:p>
          </table:table-cell>
          <table:table-cell table:style-name="ce20" office:value-type="float" office:value="23.6">
            <text:p>23,6</text:p>
          </table:table-cell>
          <table:table-cell table:style-name="ce20" table:formula="oooc:=STDEV([.H8];[.J8])" office:value-type="float" office:value="0.607404725039246">
            <text:p>0,61</text:p>
          </table:table-cell>
          <table:table-cell office:value-type="float" office:value="23.981">
            <text:p>2,40E+001</text:p>
          </table:table-cell>
          <table:table-cell office:value-type="float" office:value="11.561">
            <text:p>1,16E+001</text:p>
          </table:table-cell>
          <table:table-cell table:style-name="ce7" table:formula="oooc:=[.I8]*2" office:value-type="float" office:value="23.122">
            <text:p>2,31E+001</text:p>
          </table:table-cell>
          <table:table-cell table:style-name="ce11"/>
          <table:table-cell table:formula="oooc:=[.K8]*4" office:value-type="float" office:value="0">
            <text:p>0,00E+000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8]/[.O8])*[.$F$34]*10000" office:value-type="float" office:value="0.56565655401474">
            <text:p>5,66E-001</text:p>
          </table:table-cell>
          <table:table-cell table:formula="oooc:=[.P8]*SQRT(([.N8]/[.M8])^2+(0.01/[.O8])^2)" office:value-type="float" office:value="0.0109377039980988">
            <text:p>1,09E-002</text:p>
          </table:table-cell>
          <table:table-cell table:formula="oooc:=[.P8]/[.Q8]^2" office:value-type="float" office:value="4728.25065385124">
            <text:p>4,73E+003</text:p>
          </table:table-cell>
          <table:table-cell table:formula="oooc:=1/[.Q8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9">
            <text:p>9,00E+000</text:p>
          </table:table-cell>
          <table:table-cell office:value-type="float" office:value="39050">
            <text:p>3,91E+004</text:p>
          </table:table-cell>
          <table:table-cell table:style-name="ce20" table:formula="oooc:=2*PI()*1000000/[.C9]" office:value-type="float" office:value="160.9010321941">
            <text:p>160,9</text:p>
          </table:table-cell>
          <table:table-cell table:style-name="ce20" table:formula="oooc:=2*PI()*1000000/([.C9]-200)-[.D9]" office:value-type="float" office:value="0.828319342054556">
            <text:p>0,83</text:p>
          </table:table-cell>
          <table:table-cell table:style-name="ce20" table:formula="oooc:=AVERAGE([.H9];[.J9];[.L9])" office:value-type="float" office:value="24.4753333333333">
            <text:p>24,48</text:p>
          </table:table-cell>
          <table:table-cell table:style-name="ce20" table:formula="oooc:=STDEV([.H9];[.J9];[.L9])" office:value-type="float" office:value="0.768797329166363">
            <text:p>0,77</text:p>
          </table:table-cell>
          <table:table-cell office:value-type="float" office:value="25.316">
            <text:p>2,53E+001</text:p>
          </table:table-cell>
          <table:table-cell office:value-type="float" office:value="12.151">
            <text:p>1,22E+001</text:p>
          </table:table-cell>
          <table:table-cell table:style-name="ce7" table:formula="oooc:=[.I9]*2" office:value-type="float" office:value="24.302">
            <text:p>2,43E+001</text:p>
          </table:table-cell>
          <table:table-cell table:style-name="ce11" office:value-type="float" office:value="5.952">
            <text:p>5,95E+000</text:p>
          </table:table-cell>
          <table:table-cell table:formula="oooc:=[.K9]*4" office:value-type="float" office:value="23.808">
            <text:p>2,38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9]/[.O9])*[.$F$34]*10000" office:value-type="float" office:value="0.56565655401474">
            <text:p>5,66E-001</text:p>
          </table:table-cell>
          <table:table-cell table:formula="oooc:=[.P9]*SQRT(([.N9]/[.M9])^2+(0.01/[.O9])^2)" office:value-type="float" office:value="0.0109377039980988">
            <text:p>1,09E-002</text:p>
          </table:table-cell>
          <table:table-cell table:formula="oooc:=[.P9]/[.Q9]^2" office:value-type="float" office:value="4728.25065385124">
            <text:p>4,73E+003</text:p>
          </table:table-cell>
          <table:table-cell table:formula="oooc:=1/[.Q9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9.5">
            <text:p>9,50E+000</text:p>
          </table:table-cell>
          <table:table-cell office:value-type="float" office:value="37200">
            <text:p>3,72E+004</text:p>
          </table:table-cell>
          <table:table-cell table:style-name="ce20" table:formula="oooc:=2*PI()*1000000/[.C10]" office:value-type="float" office:value="168.902830838161">
            <text:p>168,9</text:p>
          </table:table-cell>
          <table:table-cell table:style-name="ce20" table:formula="oooc:=2*PI()*1000000/([.C10]-200)-[.D10]" office:value-type="float" office:value="0.912988274800853">
            <text:p>0,91</text:p>
          </table:table-cell>
          <table:table-cell table:style-name="ce20" table:formula="oooc:=AVERAGE([.H10];[.J10];[.L10])" office:value-type="float" office:value="25.414">
            <text:p>25,41</text:p>
          </table:table-cell>
          <table:table-cell table:style-name="ce20" table:formula="oooc:=STDEV([.H10];[.J10];[.L10])" office:value-type="float" office:value="0.16974097914175">
            <text:p>0,17</text:p>
          </table:table-cell>
          <table:table-cell office:value-type="float" office:value="25.316">
            <text:p>2,53E+001</text:p>
          </table:table-cell>
          <table:table-cell office:value-type="float" office:value="12.805">
            <text:p>1,28E+001</text:p>
          </table:table-cell>
          <table:table-cell table:style-name="ce7" table:formula="oooc:=[.I10]*2" office:value-type="float" office:value="25.61">
            <text:p>2,56E+001</text:p>
          </table:table-cell>
          <table:table-cell table:style-name="ce11" office:value-type="float" office:value="6.329">
            <text:p>6,33E+000</text:p>
          </table:table-cell>
          <table:table-cell table:formula="oooc:=[.K10]*4" office:value-type="float" office:value="25.316">
            <text:p>2,53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10]/[.O10])*[.$F$34]*10000" office:value-type="float" office:value="0.56565655401474">
            <text:p>5,66E-001</text:p>
          </table:table-cell>
          <table:table-cell table:formula="oooc:=[.P10]*SQRT(([.N10]/[.M10])^2+(0.01/[.O10])^2)" office:value-type="float" office:value="0.0109377039980988">
            <text:p>1,09E-002</text:p>
          </table:table-cell>
          <table:table-cell table:formula="oooc:=[.P10]/[.Q10]^2" office:value-type="float" office:value="4728.25065385124">
            <text:p>4,73E+003</text:p>
          </table:table-cell>
          <table:table-cell table:formula="oooc:=1/[.Q10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6" office:value-type="float" office:value="10">
            <text:p>1,00E+001</text:p>
          </table:table-cell>
          <table:table-cell table:style-name="ce9" office:value-type="float" office:value="33550">
            <text:p>3,36E+004</text:p>
          </table:table-cell>
          <table:table-cell table:style-name="ce20" table:formula="oooc:=2*PI()*1000000/[.C11]" office:value-type="float" office:value="187.278250586575">
            <text:p>187,28</text:p>
          </table:table-cell>
          <table:table-cell table:style-name="ce20" table:formula="oooc:=2*PI()*1000000/([.C11]-200)-[.D11]" office:value-type="float" office:value="1.12310794954467">
            <text:p>1,12</text:p>
          </table:table-cell>
          <table:table-cell table:style-name="ce20" table:formula="oooc:=AVERAGE([.H11];[.J11];[.L11])" office:value-type="float" office:value="26.3853333333333">
            <text:p>26,39</text:p>
          </table:table-cell>
          <table:table-cell table:style-name="ce20" table:formula="oooc:=STDEV([.H11];[.J11];[.L11])" office:value-type="float" office:value="0.453326960739524">
            <text:p>0,45</text:p>
          </table:table-cell>
          <table:table-cell table:style-name="ce9" office:value-type="float" office:value="26.738">
            <text:p>2,67E+001</text:p>
          </table:table-cell>
          <table:table-cell table:style-name="ce9" office:value-type="float" office:value="12.937">
            <text:p>1,29E+001</text:p>
          </table:table-cell>
          <table:table-cell table:style-name="ce7" table:formula="oooc:=[.I11]*2" office:value-type="float" office:value="25.874">
            <text:p>2,59E+001</text:p>
          </table:table-cell>
          <table:table-cell table:style-name="ce12" office:value-type="float" office:value="6.636">
            <text:p>6,64E+000</text:p>
          </table:table-cell>
          <table:table-cell table:formula="oooc:=[.K11]*4" office:value-type="float" office:value="26.544">
            <text:p>2,65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ooc:=ABS(36.5-['constant Rotation'.$S$56])" office:value-type="float" office:value="9.9849153536651">
            <text:p>9,98E+000</text:p>
          </table:table-cell>
          <table:table-cell table:formula="oooc:=([.M11]/[.O11])*[.$F$34]*10000" office:value-type="float" office:value="0.56565655401474">
            <text:p>5,66E-001</text:p>
          </table:table-cell>
          <table:table-cell table:formula="oooc:=[.P11]*SQRT(([.N11]/[.M11])^2+(0.01/[.O11])^2)" office:value-type="float" office:value="0.0109377039980988">
            <text:p>1,09E-002</text:p>
          </table:table-cell>
          <table:table-cell table:formula="oooc:=[.P11]/[.Q11]^2" office:value-type="float" office:value="4728.25065385124">
            <text:p>4,73E+003</text:p>
          </table:table-cell>
          <table:table-cell table:formula="oooc:=1/[.Q11]^2" office:value-type="float" office:value="8358.87186366452">
            <text:p>8,36E+003</text:p>
          </table:table-cell>
          <table:table-cell table:number-columns-repeated="237"/>
        </table:table-row>
        <table:table-row table:style-name="ro2">
          <table:table-cell table:style-name="ce2" office:value-type="string" table:number-columns-spanned="1" table:number-rows-spanned="10">
            <text:p>39mm</text:p>
          </table:table-cell>
          <table:table-cell table:style-name="ce4"/>
          <table:table-cell table:style-name="ce7" office:value-type="float" office:value="54220">
            <text:p>5,42E+004</text:p>
          </table:table-cell>
          <table:table-cell table:style-name="ce20" table:formula="oooc:=2*PI()*1000000/[.C12]" office:value-type="float" office:value="115.88316686056">
            <text:p>115,88</text:p>
          </table:table-cell>
          <table:table-cell table:style-name="ce20" table:formula="oooc:=2*PI()*1000000/([.C12]-200)-[.D12]" office:value-type="float" office:value="0.429038011331215">
            <text:p>0,43</text:p>
          </table:table-cell>
          <table:table-cell table:style-name="ce20" table:formula="oooc:=AVERAGE([.H12];[.J12];[.L12])" office:value-type="float" office:value="12.6926666666667">
            <text:p>12,69</text:p>
          </table:table-cell>
          <table:table-cell table:style-name="ce20" table:formula="oooc:=STDEV([.H12];[.J12];[.L12])" office:value-type="float" office:value="0.372646391815798">
            <text:p>0,37</text:p>
          </table:table-cell>
          <table:table-cell table:style-name="ce7" office:value-type="float" office:value="12.308">
            <text:p>1,23E+001</text:p>
          </table:table-cell>
          <table:table-cell table:style-name="ce7" office:value-type="float" office:value="6.359">
            <text:p>6,36E+000</text:p>
          </table:table-cell>
          <table:table-cell table:style-name="ce7" table:formula="oooc:=[.I12]*2" office:value-type="float" office:value="12.718">
            <text:p>1,27E+001</text:p>
          </table:table-cell>
          <table:table-cell table:style-name="ce10" office:value-type="float" office:value="3.263">
            <text:p>3,26E+000</text:p>
          </table:table-cell>
          <table:table-cell table:formula="oooc:=[.K12]*4" office:value-type="float" office:value="13.052">
            <text:p>1,3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2]/[.O12])*[.$F$34]*10000" office:value-type="float" office:value="0.441755981839336">
            <text:p>4,42E-001</text:p>
          </table:table-cell>
          <table:table-cell table:formula="oooc:=[.P12]*SQRT(([.N12]/[.M12])^2+(0.01/[.O12])^2)" office:value-type="float" office:value="0.0110081826988665">
            <text:p>1,10E-002</text:p>
          </table:table-cell>
          <table:table-cell table:formula="oooc:=[.P12]/[.Q12]^2" office:value-type="float" office:value="3645.45029808298">
            <text:p>3,65E+003</text:p>
          </table:table-cell>
          <table:table-cell table:formula="oooc:=1/[.Q12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52330">
            <text:p>5,23E+004</text:p>
          </table:table-cell>
          <table:table-cell table:style-name="ce20" table:formula="oooc:=2*PI()*1000000/[.C13]" office:value-type="float" office:value="120.068513418299">
            <text:p>120,07</text:p>
          </table:table-cell>
          <table:table-cell table:style-name="ce20" table:formula="oooc:=2*PI()*1000000/([.C13]-200)-[.D13]" office:value-type="float" office:value="0.460650348813729">
            <text:p>0,46</text:p>
          </table:table-cell>
          <table:table-cell table:style-name="ce20" table:formula="oooc:=AVERAGE([.H13];[.J13];[.L13])" office:value-type="float" office:value="13.56">
            <text:p>13,56</text:p>
          </table:table-cell>
          <table:table-cell table:style-name="ce20" table:formula="oooc:=STDEV([.H13];[.J13];[.L13])" office:value-type="float" office:value="0.162714473849132">
            <text:p>0,16</text:p>
          </table:table-cell>
          <table:table-cell office:value-type="float" office:value="13.746">
            <text:p>1,37E+001</text:p>
          </table:table-cell>
          <table:table-cell office:value-type="float" office:value="6.745">
            <text:p>6,75E+000</text:p>
          </table:table-cell>
          <table:table-cell table:style-name="ce7" table:formula="oooc:=[.I13]*2" office:value-type="float" office:value="13.49">
            <text:p>1,35E+001</text:p>
          </table:table-cell>
          <table:table-cell table:style-name="ce11" office:value-type="float" office:value="3.361">
            <text:p>3,36E+000</text:p>
          </table:table-cell>
          <table:table-cell table:formula="oooc:=[.K13]*4" office:value-type="float" office:value="13.444">
            <text:p>1,34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3]/[.O13])*[.$F$34]*10000" office:value-type="float" office:value="0.441755981839336">
            <text:p>4,42E-001</text:p>
          </table:table-cell>
          <table:table-cell table:formula="oooc:=[.P13]*SQRT(([.N13]/[.M13])^2+(0.01/[.O13])^2)" office:value-type="float" office:value="0.0110081826988665">
            <text:p>1,10E-002</text:p>
          </table:table-cell>
          <table:table-cell table:formula="oooc:=[.P13]/[.Q13]^2" office:value-type="float" office:value="3645.45029808298">
            <text:p>3,65E+003</text:p>
          </table:table-cell>
          <table:table-cell table:formula="oooc:=1/[.Q13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50904">
            <text:p>5,09E+004</text:p>
          </table:table-cell>
          <table:table-cell table:style-name="ce20" table:formula="oooc:=2*PI()*1000000/[.C14]" office:value-type="float" office:value="123.432054596487">
            <text:p>123,43</text:p>
          </table:table-cell>
          <table:table-cell table:style-name="ce20" table:formula="oooc:=2*PI()*1000000/([.C14]-200)-[.D14]" office:value-type="float" office:value="0.486873045899685">
            <text:p>0,49</text:p>
          </table:table-cell>
          <table:table-cell table:style-name="ce20" table:formula="oooc:=AVERAGE([.H14];[.J14];[.L14])" office:value-type="float" office:value="13.1436666666667">
            <text:p>13,14</text:p>
          </table:table-cell>
          <table:table-cell table:style-name="ce20" table:formula="oooc:=STDEV([.H14];[.J14];[.L14])" office:value-type="float" office:value="0.158953871715455">
            <text:p>0,16</text:p>
          </table:table-cell>
          <table:table-cell office:value-type="float" office:value="13.201">
            <text:p>1,32E+001</text:p>
          </table:table-cell>
          <table:table-cell office:value-type="float" office:value="6.633">
            <text:p>6,63E+000</text:p>
          </table:table-cell>
          <table:table-cell table:style-name="ce7" table:formula="oooc:=[.I14]*2" office:value-type="float" office:value="13.266">
            <text:p>1,33E+001</text:p>
          </table:table-cell>
          <table:table-cell table:style-name="ce11" office:value-type="float" office:value="3.241">
            <text:p>3,24E+000</text:p>
          </table:table-cell>
          <table:table-cell table:formula="oooc:=[.K14]*4" office:value-type="float" office:value="12.964">
            <text:p>1,3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4]/[.O14])*[.$F$34]*10000" office:value-type="float" office:value="0.441755981839336">
            <text:p>4,42E-001</text:p>
          </table:table-cell>
          <table:table-cell table:formula="oooc:=[.P14]*SQRT(([.N14]/[.M14])^2+(0.01/[.O14])^2)" office:value-type="float" office:value="0.0110081826988665">
            <text:p>1,10E-002</text:p>
          </table:table-cell>
          <table:table-cell table:formula="oooc:=[.P14]/[.Q14]^2" office:value-type="float" office:value="3645.45029808298">
            <text:p>3,65E+003</text:p>
          </table:table-cell>
          <table:table-cell table:formula="oooc:=1/[.Q14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47807">
            <text:p>4,78E+004</text:p>
          </table:table-cell>
          <table:table-cell table:style-name="ce20" table:formula="oooc:=2*PI()*1000000/[.C15]" office:value-type="float" office:value="131.428144564177">
            <text:p>131,43</text:p>
          </table:table-cell>
          <table:table-cell table:style-name="ce20" table:formula="oooc:=2*PI()*1000000/([.C15]-200)-[.D15]" office:value-type="float" office:value="0.552137898057737">
            <text:p>0,55</text:p>
          </table:table-cell>
          <table:table-cell table:style-name="ce20" table:formula="oooc:=AVERAGE([.H15];[.J15];[.L15])" office:value-type="float" office:value="14.16">
            <text:p>14,16</text:p>
          </table:table-cell>
          <table:table-cell table:style-name="ce20" table:formula="oooc:=STDEV([.H15];[.J15];[.L15])" office:value-type="float" office:value="0.109890854942529">
            <text:p>0,11</text:p>
          </table:table-cell>
          <table:table-cell office:value-type="float" office:value="14.286">
            <text:p>1,43E+001</text:p>
          </table:table-cell>
          <table:table-cell office:value-type="float" office:value="7.055">
            <text:p>7,06E+000</text:p>
          </table:table-cell>
          <table:table-cell table:style-name="ce7" table:formula="oooc:=[.I15]*2" office:value-type="float" office:value="14.11">
            <text:p>1,41E+001</text:p>
          </table:table-cell>
          <table:table-cell table:style-name="ce11" office:value-type="float" office:value="3.521">
            <text:p>3,52E+000</text:p>
          </table:table-cell>
          <table:table-cell table:formula="oooc:=[.K15]*4" office:value-type="float" office:value="14.084">
            <text:p>1,4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5]/[.O15])*[.$F$34]*10000" office:value-type="float" office:value="0.441755981839336">
            <text:p>4,42E-001</text:p>
          </table:table-cell>
          <table:table-cell table:formula="oooc:=[.P15]*SQRT(([.N15]/[.M15])^2+(0.01/[.O15])^2)" office:value-type="float" office:value="0.0110081826988665">
            <text:p>1,10E-002</text:p>
          </table:table-cell>
          <table:table-cell table:formula="oooc:=[.P15]/[.Q15]^2" office:value-type="float" office:value="3645.45029808298">
            <text:p>3,65E+003</text:p>
          </table:table-cell>
          <table:table-cell table:formula="oooc:=1/[.Q15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44701">
            <text:p>4,47E+004</text:p>
          </table:table-cell>
          <table:table-cell table:style-name="ce20" table:formula="oooc:=2*PI()*1000000/[.C16]" office:value-type="float" office:value="140.560285165423">
            <text:p>140,56</text:p>
          </table:table-cell>
          <table:table-cell table:style-name="ce20" table:formula="oooc:=2*PI()*1000000/([.C16]-200)-[.D16]" office:value-type="float" office:value="0.631717422823868">
            <text:p>0,63</text:p>
          </table:table-cell>
          <table:table-cell table:style-name="ce20" table:formula="oooc:=AVERAGE([.H16];[.J16];[.L16])" office:value-type="float" office:value="16.099">
            <text:p>16,1</text:p>
          </table:table-cell>
          <table:table-cell table:style-name="ce20" table:formula="oooc:=STDEV([.H16];[.J16];[.L16])" office:value-type="float" office:value="0.207197972963058">
            <text:p>0,21</text:p>
          </table:table-cell>
          <table:table-cell office:value-type="float" office:value="15.873">
            <text:p>1,59E+001</text:p>
          </table:table-cell>
          <table:table-cell office:value-type="float" office:value="8.14">
            <text:p>8,14E+000</text:p>
          </table:table-cell>
          <table:table-cell table:style-name="ce7" table:formula="oooc:=[.I16]*2" office:value-type="float" office:value="16.28">
            <text:p>1,63E+001</text:p>
          </table:table-cell>
          <table:table-cell table:style-name="ce11" office:value-type="float" office:value="4.036">
            <text:p>4,04E+000</text:p>
          </table:table-cell>
          <table:table-cell table:formula="oooc:=[.K16]*4" office:value-type="float" office:value="16.144">
            <text:p>1,6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6]/[.O16])*[.$F$34]*10000" office:value-type="float" office:value="0.441755981839336">
            <text:p>4,42E-001</text:p>
          </table:table-cell>
          <table:table-cell table:formula="oooc:=[.P16]*SQRT(([.N16]/[.M16])^2+(0.01/[.O16])^2)" office:value-type="float" office:value="0.0110081826988665">
            <text:p>1,10E-002</text:p>
          </table:table-cell>
          <table:table-cell table:formula="oooc:=[.P16]/[.Q16]^2" office:value-type="float" office:value="3645.45029808298">
            <text:p>3,65E+003</text:p>
          </table:table-cell>
          <table:table-cell table:formula="oooc:=1/[.Q16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42722">
            <text:p>4,27E+004</text:p>
          </table:table-cell>
          <table:table-cell table:style-name="ce20" table:formula="oooc:=2*PI()*1000000/[.C17]" office:value-type="float" office:value="147.071422386115">
            <text:p>147,07</text:p>
          </table:table-cell>
          <table:table-cell table:style-name="ce20" table:formula="oooc:=2*PI()*1000000/([.C17]-200)-[.D17]" office:value-type="float" office:value="0.691742732637749">
            <text:p>0,69</text:p>
          </table:table-cell>
          <table:table-cell table:style-name="ce20" table:formula="oooc:=AVERAGE([.H17];[.J17];[.L17])" office:value-type="float" office:value="16.5636666666667">
            <text:p>16,56</text:p>
          </table:table-cell>
          <table:table-cell table:style-name="ce20" table:formula="oooc:=STDEV([.H17];[.J17];[.L17])" office:value-type="float" office:value="0.0905225570415106">
            <text:p>0,09</text:p>
          </table:table-cell>
          <table:table-cell office:value-type="float" office:value="16.461">
            <text:p>1,65E+001</text:p>
          </table:table-cell>
          <table:table-cell office:value-type="float" office:value="8.299">
            <text:p>8,30E+000</text:p>
          </table:table-cell>
          <table:table-cell table:style-name="ce7" table:formula="oooc:=[.I17]*2" office:value-type="float" office:value="16.598">
            <text:p>1,66E+001</text:p>
          </table:table-cell>
          <table:table-cell table:style-name="ce11" office:value-type="float" office:value="4.158">
            <text:p>4,16E+000</text:p>
          </table:table-cell>
          <table:table-cell table:formula="oooc:=[.K17]*4" office:value-type="float" office:value="16.632">
            <text:p>1,66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7]/[.O17])*[.$F$34]*10000" office:value-type="float" office:value="0.441755981839336">
            <text:p>4,42E-001</text:p>
          </table:table-cell>
          <table:table-cell table:formula="oooc:=[.P17]*SQRT(([.N17]/[.M17])^2+(0.01/[.O17])^2)" office:value-type="float" office:value="0.0110081826988665">
            <text:p>1,10E-002</text:p>
          </table:table-cell>
          <table:table-cell table:formula="oooc:=[.P17]/[.Q17]^2" office:value-type="float" office:value="3645.45029808298">
            <text:p>3,65E+003</text:p>
          </table:table-cell>
          <table:table-cell table:formula="oooc:=1/[.Q17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40410">
            <text:p>4,04E+004</text:p>
          </table:table-cell>
          <table:table-cell table:style-name="ce20" table:formula="oooc:=2*PI()*1000000/[.C18]" office:value-type="float" office:value="155.485902182123">
            <text:p>155,49</text:p>
          </table:table-cell>
          <table:table-cell table:style-name="ce20" table:formula="oooc:=2*PI()*1000000/([.C18]-200)-[.D18]" office:value-type="float" office:value="0.773369321970279">
            <text:p>0,77</text:p>
          </table:table-cell>
          <table:table-cell table:style-name="ce20" table:formula="oooc:=AVERAGE([.H18];[.J18];[.L18])" office:value-type="float" office:value="17.3166666666667">
            <text:p>17,32</text:p>
          </table:table-cell>
          <table:table-cell table:style-name="ce20" table:formula="oooc:=STDEV([.H18];[.J18];[.L18])" office:value-type="float" office:value="0.41658772585535">
            <text:p>0,42</text:p>
          </table:table-cell>
          <table:table-cell office:value-type="float" office:value="17.778">
            <text:p>1,78E+001</text:p>
          </table:table-cell>
          <table:table-cell office:value-type="float" office:value="8.602">
            <text:p>8,60E+000</text:p>
          </table:table-cell>
          <table:table-cell table:style-name="ce7" table:formula="oooc:=[.I18]*2" office:value-type="float" office:value="17.204">
            <text:p>1,72E+001</text:p>
          </table:table-cell>
          <table:table-cell table:style-name="ce11" office:value-type="float" office:value="4.242">
            <text:p>4,24E+000</text:p>
          </table:table-cell>
          <table:table-cell table:formula="oooc:=[.K18]*4" office:value-type="float" office:value="16.968">
            <text:p>1,7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8]/[.O18])*[.$F$34]*10000" office:value-type="float" office:value="0.441755981839336">
            <text:p>4,42E-001</text:p>
          </table:table-cell>
          <table:table-cell table:formula="oooc:=[.P18]*SQRT(([.N18]/[.M18])^2+(0.01/[.O18])^2)" office:value-type="float" office:value="0.0110081826988665">
            <text:p>1,10E-002</text:p>
          </table:table-cell>
          <table:table-cell table:formula="oooc:=[.P18]/[.Q18]^2" office:value-type="float" office:value="3645.45029808298">
            <text:p>3,65E+003</text:p>
          </table:table-cell>
          <table:table-cell table:formula="oooc:=1/[.Q18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38730">
            <text:p>3,87E+004</text:p>
          </table:table-cell>
          <table:table-cell table:style-name="ce20" table:formula="oooc:=2*PI()*1000000/[.C19]" office:value-type="float" office:value="162.230449449512">
            <text:p>162,23</text:p>
          </table:table-cell>
          <table:table-cell table:style-name="ce20" table:formula="oooc:=2*PI()*1000000/([.C19]-200)-[.D19]" office:value-type="float" office:value="0.842099400205114">
            <text:p>0,84</text:p>
          </table:table-cell>
          <table:table-cell table:style-name="ce20" table:formula="oooc:=AVERAGE([.H19];[.J19];[.L19])" office:value-type="float" office:value="17.1366666666667">
            <text:p>17,14</text:p>
          </table:table-cell>
          <table:table-cell table:style-name="ce20" table:formula="oooc:=STDEV([.H19];[.J19];[.L19])" office:value-type="float" office:value="0.0382796725865472">
            <text:p>0,04</text:p>
          </table:table-cell>
          <table:table-cell office:value-type="float" office:value="17.094">
            <text:p>1,71E+001</text:p>
          </table:table-cell>
          <table:table-cell office:value-type="float" office:value="8.584">
            <text:p>8,58E+000</text:p>
          </table:table-cell>
          <table:table-cell table:style-name="ce7" table:formula="oooc:=[.I19]*2" office:value-type="float" office:value="17.168">
            <text:p>1,72E+001</text:p>
          </table:table-cell>
          <table:table-cell table:style-name="ce11" office:value-type="float" office:value="4.287">
            <text:p>4,29E+000</text:p>
          </table:table-cell>
          <table:table-cell table:formula="oooc:=[.K19]*4" office:value-type="float" office:value="17.148">
            <text:p>1,7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19]/[.O19])*[.$F$34]*10000" office:value-type="float" office:value="0.441755981839336">
            <text:p>4,42E-001</text:p>
          </table:table-cell>
          <table:table-cell table:formula="oooc:=[.P19]*SQRT(([.N19]/[.M19])^2+(0.01/[.O19])^2)" office:value-type="float" office:value="0.0110081826988665">
            <text:p>1,10E-002</text:p>
          </table:table-cell>
          <table:table-cell table:formula="oooc:=[.P19]/[.Q19]^2" office:value-type="float" office:value="3645.45029808298">
            <text:p>3,65E+003</text:p>
          </table:table-cell>
          <table:table-cell table:formula="oooc:=1/[.Q19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/>
          <table:table-cell office:value-type="float" office:value="36573">
            <text:p>3,66E+004</text:p>
          </table:table-cell>
          <table:table-cell table:style-name="ce20" table:formula="oooc:=2*PI()*1000000/[.C20]" office:value-type="float" office:value="171.798466277844">
            <text:p>171,8</text:p>
          </table:table-cell>
          <table:table-cell table:style-name="ce20" table:formula="oooc:=2*PI()*1000000/([.C20]-200)-[.D20]" office:value-type="float" office:value="0.944648317586342">
            <text:p>0,94</text:p>
          </table:table-cell>
          <table:table-cell table:style-name="ce20" table:formula="oooc:=AVERAGE([.H20];[.J20];[.L20])" office:value-type="float" office:value="18.1343333333333">
            <text:p>18,13</text:p>
          </table:table-cell>
          <table:table-cell table:style-name="ce20" table:formula="oooc:=STDEV([.H20];[.J20];[.L20])" office:value-type="float" office:value="0.188473694008829">
            <text:p>0,19</text:p>
          </table:table-cell>
          <table:table-cell office:value-type="float" office:value="18.349">
            <text:p>1,83E+001</text:p>
          </table:table-cell>
          <table:table-cell office:value-type="float" office:value="9.029">
            <text:p>9,03E+000</text:p>
          </table:table-cell>
          <table:table-cell table:style-name="ce7" table:formula="oooc:=[.I20]*2" office:value-type="float" office:value="18.058">
            <text:p>1,81E+001</text:p>
          </table:table-cell>
          <table:table-cell table:style-name="ce11" office:value-type="float" office:value="4.499">
            <text:p>4,50E+000</text:p>
          </table:table-cell>
          <table:table-cell table:formula="oooc:=[.K20]*4" office:value-type="float" office:value="17.996">
            <text:p>1,8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20]/[.O20])*[.$F$34]*10000" office:value-type="float" office:value="0.441755981839336">
            <text:p>4,42E-001</text:p>
          </table:table-cell>
          <table:table-cell table:formula="oooc:=[.P20]*SQRT(([.N20]/[.M20])^2+(0.01/[.O20])^2)" office:value-type="float" office:value="0.0110081826988665">
            <text:p>1,10E-002</text:p>
          </table:table-cell>
          <table:table-cell table:formula="oooc:=[.P20]/[.Q20]^2" office:value-type="float" office:value="3645.45029808298">
            <text:p>3,65E+003</text:p>
          </table:table-cell>
          <table:table-cell table:formula="oooc:=1/[.Q20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6"/>
          <table:table-cell table:style-name="ce9" office:value-type="float" office:value="34585">
            <text:p>3,46E+004</text:p>
          </table:table-cell>
          <table:table-cell table:style-name="ce20" table:formula="oooc:=2*PI()*1000000/[.C21]" office:value-type="float" office:value="181.673711354043">
            <text:p>181,67</text:p>
          </table:table-cell>
          <table:table-cell table:style-name="ce20" table:formula="oooc:=2*PI()*1000000/([.C21]-200)-[.D21]" office:value-type="float" office:value="1.05670327965126">
            <text:p>1,06</text:p>
          </table:table-cell>
          <table:table-cell table:style-name="ce20" table:formula="oooc:=AVERAGE([.H21];[.J21];[.L21])" office:value-type="float" office:value="19.4466666666667">
            <text:p>19,45</text:p>
          </table:table-cell>
          <table:table-cell table:style-name="ce20" table:formula="oooc:=STDEV([.H21];[.J21];[.L21])" office:value-type="float" office:value="0.428622600119655">
            <text:p>0,43</text:p>
          </table:table-cell>
          <table:table-cell table:style-name="ce9" office:value-type="float" office:value="19.9">
            <text:p>1,99E+001</text:p>
          </table:table-cell>
          <table:table-cell table:style-name="ce9" office:value-type="float" office:value="9.524">
            <text:p>9,52E+000</text:p>
          </table:table-cell>
          <table:table-cell table:style-name="ce7" table:formula="oooc:=[.I21]*2" office:value-type="float" office:value="19.048">
            <text:p>1,90E+001</text:p>
          </table:table-cell>
          <table:table-cell table:style-name="ce12" office:value-type="float" office:value="4.848">
            <text:p>4,85E+000</text:p>
          </table:table-cell>
          <table:table-cell table:formula="oooc:=[.K21]*4" office:value-type="float" office:value="19.392">
            <text:p>1,94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ooc:=ABS(39-['constant Rotation'.$S$56])" office:value-type="float" office:value="7.4849153536651">
            <text:p>7,48E+000</text:p>
          </table:table-cell>
          <table:table-cell table:formula="oooc:=([.M21]/[.O21])*[.$F$34]*10000" office:value-type="float" office:value="0.441755981839336">
            <text:p>4,42E-001</text:p>
          </table:table-cell>
          <table:table-cell table:formula="oooc:=[.P21]*SQRT(([.N21]/[.M21])^2+(0.01/[.O21])^2)" office:value-type="float" office:value="0.0110081826988665">
            <text:p>1,10E-002</text:p>
          </table:table-cell>
          <table:table-cell table:formula="oooc:=[.P21]/[.Q21]^2" office:value-type="float" office:value="3645.45029808298">
            <text:p>3,65E+003</text:p>
          </table:table-cell>
          <table:table-cell table:formula="oooc:=1/[.Q21]^2" office:value-type="float" office:value="8252.18095045244">
            <text:p>8,25E+003</text:p>
          </table:table-cell>
          <table:table-cell table:number-columns-repeated="237"/>
        </table:table-row>
        <table:table-row table:style-name="ro2">
          <table:table-cell table:style-name="ce2" office:value-type="string" table:number-columns-spanned="1" table:number-rows-spanned="10">
            <text:p>55mm</text:p>
          </table:table-cell>
          <table:table-cell table:style-name="ce4" office:value-type="float" office:value="4.5">
            <text:p>4,50E+000</text:p>
          </table:table-cell>
          <table:table-cell table:style-name="ce7" office:value-type="float" office:value="142220">
            <text:p>1,42E+005</text:p>
          </table:table-cell>
          <table:table-cell table:style-name="ce20" table:formula="oooc:=2*PI()*1000000/[.C22]" office:value-type="float" office:value="44.179336993247">
            <text:p>44,18</text:p>
          </table:table-cell>
          <table:table-cell table:style-name="ce20" table:formula="oooc:=2*PI()*1000000/([.C22]-200)-[.D22]" office:value-type="float" office:value="0.0622156555319648">
            <text:p>0,06</text:p>
          </table:table-cell>
          <table:table-cell table:style-name="ce20" table:formula="oooc:=AVERAGE([.H22];[.J22];[.L22])" office:value-type="float" office:value="4.76966666666667">
            <text:p>4,77</text:p>
          </table:table-cell>
          <table:table-cell table:style-name="ce20" table:formula="oooc:=STDEV([.H22];[.J22];[.L22])" office:value-type="float" office:value="0.069615611276016">
            <text:p>0,07</text:p>
          </table:table-cell>
          <table:table-cell table:style-name="ce7" office:value-type="float" office:value="4.831">
            <text:p>4,83E+000</text:p>
          </table:table-cell>
          <table:table-cell table:style-name="ce7" office:value-type="float" office:value="2.347">
            <text:p>2,35E+000</text:p>
          </table:table-cell>
          <table:table-cell table:style-name="ce7" table:formula="oooc:=[.I22]*2" office:value-type="float" office:value="4.694">
            <text:p>4,69E+000</text:p>
          </table:table-cell>
          <table:table-cell table:style-name="ce10" office:value-type="float" office:value="1.196">
            <text:p>1,20E+000</text:p>
          </table:table-cell>
          <table:table-cell table:formula="oooc:=[.K22]*4" office:value-type="float" office:value="4.784">
            <text:p>4,78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2]/[.O22])*[.$F$34]*10000" office:value-type="float" office:value="0.517000772500636">
            <text:p>5,17E-001</text:p>
          </table:table-cell>
          <table:table-cell table:formula="oooc:=[.P22]*SQRT(([.N22]/[.M22])^2+(0.01/[.O22])^2)" office:value-type="float" office:value="0.00343402593608807">
            <text:p>3,43E-003</text:p>
          </table:table-cell>
          <table:table-cell table:formula="oooc:=[.P22]/[.Q22]^2" office:value-type="float" office:value="43841.3632568956">
            <text:p>4,38E+004</text:p>
          </table:table-cell>
          <table:table-cell table:formula="oooc:=1/[.Q22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5">
            <text:p>5,00E+000</text:p>
          </table:table-cell>
          <table:table-cell office:value-type="float" office:value="103110">
            <text:p>1,03E+005</text:p>
          </table:table-cell>
          <table:table-cell table:style-name="ce20" table:formula="oooc:=2*PI()*1000000/[.C23]" office:value-type="float" office:value="60.9367210472271">
            <text:p>60,94</text:p>
          </table:table-cell>
          <table:table-cell table:style-name="ce20" table:formula="oooc:=2*PI()*1000000/([.C23]-200)-[.D23]" office:value-type="float" office:value="0.118427210275442">
            <text:p>0,12</text:p>
          </table:table-cell>
          <table:table-cell table:style-name="ce20" table:formula="oooc:=AVERAGE([.H23];[.J23];[.L23])" office:value-type="float" office:value="7.66333333333333">
            <text:p>7,66</text:p>
          </table:table-cell>
          <table:table-cell table:style-name="ce20" table:formula="oooc:=STDEV([.H23];[.J23];[.L23])" office:value-type="float" office:value="0.0393107279674815">
            <text:p>0,04</text:p>
          </table:table-cell>
          <table:table-cell office:value-type="float" office:value="7.634">
            <text:p>7,63E+000</text:p>
          </table:table-cell>
          <table:table-cell office:value-type="float" office:value="3.854">
            <text:p>3,85E+000</text:p>
          </table:table-cell>
          <table:table-cell table:style-name="ce7" table:formula="oooc:=[.I23]*2" office:value-type="float" office:value="7.708">
            <text:p>7,71E+000</text:p>
          </table:table-cell>
          <table:table-cell table:style-name="ce11" office:value-type="float" office:value="1.912">
            <text:p>1,91E+000</text:p>
          </table:table-cell>
          <table:table-cell table:formula="oooc:=[.K23]*4" office:value-type="float" office:value="7.648">
            <text:p>7,65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3]/[.O23])*[.$F$34]*10000" office:value-type="float" office:value="0.517000772500636">
            <text:p>5,17E-001</text:p>
          </table:table-cell>
          <table:table-cell table:formula="oooc:=[.P23]*SQRT(([.N23]/[.M23])^2+(0.01/[.O23])^2)" office:value-type="float" office:value="0.00343402593608807">
            <text:p>3,43E-003</text:p>
          </table:table-cell>
          <table:table-cell table:formula="oooc:=[.P23]/[.Q23]^2" office:value-type="float" office:value="43841.3632568956">
            <text:p>4,38E+004</text:p>
          </table:table-cell>
          <table:table-cell table:formula="oooc:=1/[.Q23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5.5">
            <text:p>5,50E+000</text:p>
          </table:table-cell>
          <table:table-cell office:value-type="float" office:value="74410">
            <text:p>7,44E+004</text:p>
          </table:table-cell>
          <table:table-cell table:style-name="ce20" table:formula="oooc:=2*PI()*1000000/[.C24]" office:value-type="float" office:value="84.4400659478509">
            <text:p>84,44</text:p>
          </table:table-cell>
          <table:table-cell table:style-name="ce20" table:formula="oooc:=2*PI()*1000000/([.C24]-200)-[.D24]" office:value-type="float" office:value="0.227570586033821">
            <text:p>0,23</text:p>
          </table:table-cell>
          <table:table-cell table:style-name="ce20" table:formula="oooc:=AVERAGE([.H24];[.J24];[.L24])" office:value-type="float" office:value="9.79066666666667">
            <text:p>9,79</text:p>
          </table:table-cell>
          <table:table-cell table:style-name="ce20" table:formula="oooc:=STDEV([.H24];[.J24];[.L24])" office:value-type="float" office:value="0.134004975032025">
            <text:p>0,13</text:p>
          </table:table-cell>
          <table:table-cell office:value-type="float" office:value="9.732">
            <text:p>9,73E+000</text:p>
          </table:table-cell>
          <table:table-cell office:value-type="float" office:value="4.848">
            <text:p>4,85E+000</text:p>
          </table:table-cell>
          <table:table-cell table:style-name="ce7" table:formula="oooc:=[.I24]*2" office:value-type="float" office:value="9.696">
            <text:p>9,70E+000</text:p>
          </table:table-cell>
          <table:table-cell table:style-name="ce11" office:value-type="float" office:value="2.486">
            <text:p>2,49E+000</text:p>
          </table:table-cell>
          <table:table-cell table:formula="oooc:=[.K24]*4" office:value-type="float" office:value="9.944">
            <text:p>9,94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4]/[.O24])*[.$F$34]*10000" office:value-type="float" office:value="0.517000772500636">
            <text:p>5,17E-001</text:p>
          </table:table-cell>
          <table:table-cell table:formula="oooc:=[.P24]*SQRT(([.N24]/[.M24])^2+(0.01/[.O24])^2)" office:value-type="float" office:value="0.00343402593608807">
            <text:p>3,43E-003</text:p>
          </table:table-cell>
          <table:table-cell table:formula="oooc:=[.P24]/[.Q24]^2" office:value-type="float" office:value="43841.3632568956">
            <text:p>4,38E+004</text:p>
          </table:table-cell>
          <table:table-cell table:formula="oooc:=1/[.Q24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6">
            <text:p>6,00E+000</text:p>
          </table:table-cell>
          <table:table-cell office:value-type="float" office:value="68870">
            <text:p>6,89E+004</text:p>
          </table:table-cell>
          <table:table-cell table:style-name="ce20" table:formula="oooc:=2*PI()*1000000/[.C25]" office:value-type="float" office:value="91.2325440275822">
            <text:p>91,23</text:p>
          </table:table-cell>
          <table:table-cell table:style-name="ce20" table:formula="oooc:=2*PI()*1000000/([.C25]-200)-[.D25]" office:value-type="float" office:value="0.265712957703755">
            <text:p>0,27</text:p>
          </table:table-cell>
          <table:table-cell table:style-name="ce20" table:formula="oooc:=AVERAGE([.H25];[.J25];[.L25])" office:value-type="float" office:value="11.308">
            <text:p>11,31</text:p>
          </table:table-cell>
          <table:table-cell table:style-name="ce20" table:formula="oooc:=STDEV([.H25];[.J25];[.L25])" office:value-type="float" office:value="0.0524595081944165">
            <text:p>0,05</text:p>
          </table:table-cell>
          <table:table-cell office:value-type="float" office:value="11.364">
            <text:p>1,14E+001</text:p>
          </table:table-cell>
          <table:table-cell office:value-type="float" office:value="5.65">
            <text:p>5,65E+000</text:p>
          </table:table-cell>
          <table:table-cell table:style-name="ce7" table:formula="oooc:=[.I25]*2" office:value-type="float" office:value="11.3">
            <text:p>1,13E+001</text:p>
          </table:table-cell>
          <table:table-cell table:style-name="ce11" office:value-type="float" office:value="2.815">
            <text:p>2,82E+000</text:p>
          </table:table-cell>
          <table:table-cell table:formula="oooc:=[.K25]*4" office:value-type="float" office:value="11.26">
            <text:p>1,13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5]/[.O25])*[.$F$34]*10000" office:value-type="float" office:value="0.517000772500636">
            <text:p>5,17E-001</text:p>
          </table:table-cell>
          <table:table-cell table:formula="oooc:=[.P25]*SQRT(([.N25]/[.M25])^2+(0.01/[.O25])^2)" office:value-type="float" office:value="0.00343402593608807">
            <text:p>3,43E-003</text:p>
          </table:table-cell>
          <table:table-cell table:formula="oooc:=[.P25]/[.Q25]^2" office:value-type="float" office:value="43841.3632568956">
            <text:p>4,38E+004</text:p>
          </table:table-cell>
          <table:table-cell table:formula="oooc:=1/[.Q25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6.5">
            <text:p>6,50E+000</text:p>
          </table:table-cell>
          <table:table-cell office:value-type="float" office:value="63160">
            <text:p>6,32E+004</text:p>
          </table:table-cell>
          <table:table-cell table:style-name="ce20" table:formula="oooc:=2*PI()*1000000/[.C26]" office:value-type="float" office:value="99.4804513486318">
            <text:p>99,48</text:p>
          </table:table-cell>
          <table:table-cell table:style-name="ce20" table:formula="oooc:=2*PI()*1000000/([.C26]-200)-[.D26]" office:value-type="float" office:value="0.316011598947355">
            <text:p>0,32</text:p>
          </table:table-cell>
          <table:table-cell table:style-name="ce20" table:formula="oooc:=AVERAGE([.H26];[.J26];[.L26])" office:value-type="float" office:value="11.8723333333333">
            <text:p>11,87</text:p>
          </table:table-cell>
          <table:table-cell table:style-name="ce20" table:formula="oooc:=STDEV([.H26];[.J26];[.L26])" office:value-type="float" office:value="0.0142945210949279">
            <text:p>0,01</text:p>
          </table:table-cell>
          <table:table-cell office:value-type="float" office:value="11.869">
            <text:p>1,19E+001</text:p>
          </table:table-cell>
          <table:table-cell office:value-type="float" office:value="5.944">
            <text:p>5,94E+000</text:p>
          </table:table-cell>
          <table:table-cell table:style-name="ce7" table:formula="oooc:=[.I26]*2" office:value-type="float" office:value="11.888">
            <text:p>1,19E+001</text:p>
          </table:table-cell>
          <table:table-cell table:style-name="ce11" office:value-type="float" office:value="2.965">
            <text:p>2,97E+000</text:p>
          </table:table-cell>
          <table:table-cell table:formula="oooc:=[.K26]*4" office:value-type="float" office:value="11.86">
            <text:p>1,19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6]/[.O26])*[.$F$34]*10000" office:value-type="float" office:value="0.517000772500636">
            <text:p>5,17E-001</text:p>
          </table:table-cell>
          <table:table-cell table:formula="oooc:=[.P26]*SQRT(([.N26]/[.M26])^2+(0.01/[.O26])^2)" office:value-type="float" office:value="0.00343402593608807">
            <text:p>3,43E-003</text:p>
          </table:table-cell>
          <table:table-cell table:formula="oooc:=[.P26]/[.Q26]^2" office:value-type="float" office:value="43841.3632568956">
            <text:p>4,38E+004</text:p>
          </table:table-cell>
          <table:table-cell table:formula="oooc:=1/[.Q26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7">
            <text:p>7,00E+000</text:p>
          </table:table-cell>
          <table:table-cell office:value-type="float" office:value="53610">
            <text:p>5,36E+004</text:p>
          </table:table-cell>
          <table:table-cell table:style-name="ce20" table:formula="oooc:=2*PI()*1000000/[.C27]" office:value-type="float" office:value="117.201740480873">
            <text:p>117,2</text:p>
          </table:table-cell>
          <table:table-cell table:style-name="ce20" table:formula="oooc:=2*PI()*1000000/([.C27]-200)-[.D27]" office:value-type="float" office:value="0.438875643066368">
            <text:p>0,44</text:p>
          </table:table-cell>
          <table:table-cell table:style-name="ce20" table:formula="oooc:=AVERAGE([.H27];[.J27];[.L27])" office:value-type="float" office:value="14.6046666666667">
            <text:p>14,6</text:p>
          </table:table-cell>
          <table:table-cell table:style-name="ce20" table:formula="oooc:=STDEV([.H27];[.J27];[.L27])" office:value-type="float" office:value="0.220075744536587">
            <text:p>0,22</text:p>
          </table:table-cell>
          <table:table-cell office:value-type="float" office:value="14.388">
            <text:p>1,44E+001</text:p>
          </table:table-cell>
          <table:table-cell office:value-type="float" office:value="7.299">
            <text:p>7,30E+000</text:p>
          </table:table-cell>
          <table:table-cell table:style-name="ce7" table:formula="oooc:=[.I27]*2" office:value-type="float" office:value="14.598">
            <text:p>1,46E+001</text:p>
          </table:table-cell>
          <table:table-cell table:style-name="ce11" office:value-type="float" office:value="3.707">
            <text:p>3,71E+000</text:p>
          </table:table-cell>
          <table:table-cell table:formula="oooc:=[.K27]*4" office:value-type="float" office:value="14.828">
            <text:p>1,4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7]/[.O27])*[.$F$34]*10000" office:value-type="float" office:value="0.517000772500636">
            <text:p>5,17E-001</text:p>
          </table:table-cell>
          <table:table-cell table:formula="oooc:=[.P27]*SQRT(([.N27]/[.M27])^2+(0.01/[.O27])^2)" office:value-type="float" office:value="0.00343402593608807">
            <text:p>3,43E-003</text:p>
          </table:table-cell>
          <table:table-cell table:formula="oooc:=[.P27]/[.Q27]^2" office:value-type="float" office:value="43841.3632568956">
            <text:p>4,38E+004</text:p>
          </table:table-cell>
          <table:table-cell table:formula="oooc:=1/[.Q27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7.5">
            <text:p>7,50E+000</text:p>
          </table:table-cell>
          <table:table-cell office:value-type="float" office:value="49510">
            <text:p>4,95E+004</text:p>
          </table:table-cell>
          <table:table-cell table:style-name="ce20" table:formula="oooc:=2*PI()*1000000/[.C28]" office:value-type="float" office:value="126.907398650365">
            <text:p>126,91</text:p>
          </table:table-cell>
          <table:table-cell table:style-name="ce20" table:formula="oooc:=2*PI()*1000000/([.C28]-200)-[.D28]" office:value-type="float" office:value="0.514732908742104">
            <text:p>0,51</text:p>
          </table:table-cell>
          <table:table-cell table:style-name="ce20" table:formula="oooc:=AVERAGE([.H28];[.J28];[.L28])" office:value-type="float" office:value="16.1233333333333">
            <text:p>16,12</text:p>
          </table:table-cell>
          <table:table-cell table:style-name="ce20" table:formula="oooc:=STDEV([.H28];[.J28];[.L28])" office:value-type="float" office:value="0.296056300951919">
            <text:p>0,3</text:p>
          </table:table-cell>
          <table:table-cell office:value-type="float" office:value="16.416">
            <text:p>1,64E+001</text:p>
          </table:table-cell>
          <table:table-cell office:value-type="float" office:value="8.065">
            <text:p>8,07E+000</text:p>
          </table:table-cell>
          <table:table-cell table:style-name="ce7" table:formula="oooc:=[.I28]*2" office:value-type="float" office:value="16.13">
            <text:p>1,61E+001</text:p>
          </table:table-cell>
          <table:table-cell table:style-name="ce11" office:value-type="float" office:value="3.956">
            <text:p>3,96E+000</text:p>
          </table:table-cell>
          <table:table-cell table:formula="oooc:=[.K28]*4" office:value-type="float" office:value="15.824">
            <text:p>1,5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8]/[.O28])*[.$F$34]*10000" office:value-type="float" office:value="0.517000772500636">
            <text:p>5,17E-001</text:p>
          </table:table-cell>
          <table:table-cell table:formula="oooc:=[.P28]*SQRT(([.N28]/[.M28])^2+(0.01/[.O28])^2)" office:value-type="float" office:value="0.00343402593608807">
            <text:p>3,43E-003</text:p>
          </table:table-cell>
          <table:table-cell table:formula="oooc:=[.P28]/[.Q28]^2" office:value-type="float" office:value="43841.3632568956">
            <text:p>4,38E+004</text:p>
          </table:table-cell>
          <table:table-cell table:formula="oooc:=1/[.Q28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8">
            <text:p>8,00E+000</text:p>
          </table:table-cell>
          <table:table-cell office:value-type="float" office:value="47150">
            <text:p>4,72E+004</text:p>
          </table:table-cell>
          <table:table-cell table:style-name="ce20" table:formula="oooc:=2*PI()*1000000/[.C29]" office:value-type="float" office:value="133.259497501158">
            <text:p>133,26</text:p>
          </table:table-cell>
          <table:table-cell table:style-name="ce20" table:formula="oooc:=2*PI()*1000000/([.C29]-200)-[.D29]" office:value-type="float" office:value="0.567665591059239">
            <text:p>0,57</text:p>
          </table:table-cell>
          <table:table-cell table:style-name="ce20" table:formula="oooc:=AVERAGE([.H29];[.J29];[.L29])" office:value-type="float" office:value="17.13">
            <text:p>17,13</text:p>
          </table:table-cell>
          <table:table-cell table:style-name="ce20" table:formula="oooc:=STDEV([.H29];[.J29];[.L29])" office:value-type="float" office:value="0.371951609755893">
            <text:p>0,37</text:p>
          </table:table-cell>
          <table:table-cell office:value-type="float" office:value="17.544">
            <text:p>1,75E+001</text:p>
          </table:table-cell>
          <table:table-cell office:value-type="float" office:value="8.511">
            <text:p>8,51E+000</text:p>
          </table:table-cell>
          <table:table-cell table:style-name="ce7" table:formula="oooc:=[.I29]*2" office:value-type="float" office:value="17.022">
            <text:p>1,70E+001</text:p>
          </table:table-cell>
          <table:table-cell table:style-name="ce11" office:value-type="float" office:value="4.206">
            <text:p>4,21E+000</text:p>
          </table:table-cell>
          <table:table-cell table:formula="oooc:=[.K29]*4" office:value-type="float" office:value="16.824">
            <text:p>1,6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29]/[.O29])*[.$F$34]*10000" office:value-type="float" office:value="0.517000772500636">
            <text:p>5,17E-001</text:p>
          </table:table-cell>
          <table:table-cell table:formula="oooc:=[.P29]*SQRT(([.N29]/[.M29])^2+(0.01/[.O29])^2)" office:value-type="float" office:value="0.00343402593608807">
            <text:p>3,43E-003</text:p>
          </table:table-cell>
          <table:table-cell table:formula="oooc:=[.P29]/[.Q29]^2" office:value-type="float" office:value="43841.3632568956">
            <text:p>4,38E+004</text:p>
          </table:table-cell>
          <table:table-cell table:formula="oooc:=1/[.Q29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5" office:value-type="float" office:value="8.5">
            <text:p>8,50E+000</text:p>
          </table:table-cell>
          <table:table-cell office:value-type="float" office:value="43770">
            <text:p>4,38E+004</text:p>
          </table:table-cell>
          <table:table-cell table:style-name="ce20" table:formula="oooc:=2*PI()*1000000/[.C30]" office:value-type="float" office:value="143.550041288087">
            <text:p>143,55</text:p>
          </table:table-cell>
          <table:table-cell table:style-name="ce20" table:formula="oooc:=2*PI()*1000000/([.C30]-200)-[.D30]" office:value-type="float" office:value="0.658939826890474">
            <text:p>0,66</text:p>
          </table:table-cell>
          <table:table-cell table:style-name="ce20" table:formula="oooc:=AVERAGE([.H30];[.J30];[.L30])" office:value-type="float" office:value="18.5143333333333">
            <text:p>18,51</text:p>
          </table:table-cell>
          <table:table-cell table:style-name="ce20" table:formula="oooc:=STDEV([.H30];[.J30];[.L30])" office:value-type="float" office:value="0.25779901732422">
            <text:p>0,26</text:p>
          </table:table-cell>
          <table:table-cell office:value-type="float" office:value="18.779">
            <text:p>1,88E+001</text:p>
          </table:table-cell>
          <table:table-cell office:value-type="float" office:value="9.132">
            <text:p>9,13E+000</text:p>
          </table:table-cell>
          <table:table-cell table:style-name="ce7" table:formula="oooc:=[.I30]*2" office:value-type="float" office:value="18.264">
            <text:p>1,83E+001</text:p>
          </table:table-cell>
          <table:table-cell table:style-name="ce11" office:value-type="float" office:value="4.625">
            <text:p>4,63E+000</text:p>
          </table:table-cell>
          <table:table-cell table:formula="oooc:=[.K30]*4" office:value-type="float" office:value="18.5">
            <text:p>1,85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30]/[.O30])*[.$F$34]*10000" office:value-type="float" office:value="0.517000772500636">
            <text:p>5,17E-001</text:p>
          </table:table-cell>
          <table:table-cell table:formula="oooc:=[.P30]*SQRT(([.N30]/[.M30])^2+(0.01/[.O30])^2)" office:value-type="float" office:value="0.00343402593608807">
            <text:p>3,43E-003</text:p>
          </table:table-cell>
          <table:table-cell table:formula="oooc:=[.P30]/[.Q30]^2" office:value-type="float" office:value="43841.3632568956">
            <text:p>4,38E+004</text:p>
          </table:table-cell>
          <table:table-cell table:formula="oooc:=1/[.Q30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covered-table-cell table:style-name="ce1"/>
          <table:table-cell table:style-name="ce6" office:value-type="float" office:value="9">
            <text:p>9,00E+000</text:p>
          </table:table-cell>
          <table:table-cell table:style-name="ce9" office:value-type="float" office:value="41000">
            <text:p>4,10E+004</text:p>
          </table:table-cell>
          <table:table-cell table:style-name="ce20" table:formula="oooc:=2*PI()*1000000/[.C31]" office:value-type="float" office:value="153.248422126331">
            <text:p>153,25</text:p>
          </table:table-cell>
          <table:table-cell table:style-name="ce20" table:formula="oooc:=2*PI()*1000000/([.C31]-200)-[.D31]" office:value-type="float" office:value="0.751217755521225">
            <text:p>0,75</text:p>
          </table:table-cell>
          <table:table-cell table:style-name="ce20" table:formula="oooc:=AVERAGE([.H31];[.J31];[.L31])" office:value-type="float" office:value="19.7213333333333">
            <text:p>19,72</text:p>
          </table:table-cell>
          <table:table-cell table:style-name="ce20" table:formula="oooc:=STDEV([.H31];[.J31];[.L31])" office:value-type="float" office:value="0.170661458253858">
            <text:p>0,17</text:p>
          </table:table-cell>
          <table:table-cell table:style-name="ce9" office:value-type="float" office:value="19.9">
            <text:p>1,99E+001</text:p>
          </table:table-cell>
          <table:table-cell table:style-name="ce9" office:value-type="float" office:value="9.78">
            <text:p>9,78E+000</text:p>
          </table:table-cell>
          <table:table-cell table:style-name="ce7" table:formula="oooc:=[.I31]*2" office:value-type="float" office:value="19.56">
            <text:p>1,96E+001</text:p>
          </table:table-cell>
          <table:table-cell table:style-name="ce12" office:value-type="float" office:value="4.926">
            <text:p>4,93E+000</text:p>
          </table:table-cell>
          <table:table-cell table:formula="oooc:=[.K31]*4" office:value-type="float" office:value="19.704">
            <text:p>1,97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ooc:=ABS(55-['constant Rotation'.$S$56])" office:value-type="float" office:value="8.5150846463349">
            <text:p>8,52E+000</text:p>
          </table:table-cell>
          <table:table-cell table:formula="oooc:=([.M31]/[.O31])*[.$F$34]*10000" office:value-type="float" office:value="0.517000772500636">
            <text:p>5,17E-001</text:p>
          </table:table-cell>
          <table:table-cell table:formula="oooc:=[.P31]*SQRT(([.N31]/[.M31])^2+(0.01/[.O31])^2)" office:value-type="float" office:value="0.00343402593608807">
            <text:p>3,43E-003</text:p>
          </table:table-cell>
          <table:table-cell table:formula="oooc:=[.P31]/[.Q31]^2" office:value-type="float" office:value="43841.3632568956">
            <text:p>4,38E+004</text:p>
          </table:table-cell>
          <table:table-cell table:formula="oooc:=1/[.Q31]^2" office:value-type="float" office:value="84799.415375809">
            <text:p>8,48E+004</text:p>
          </table:table-cell>
          <table:table-cell table:number-columns-repeated="237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ambda</text:p>
          </table:table-cell>
          <table:table-cell table:formula="oooc:=['constant Rotation'.B57]" office:value-type="float" office:value="0.000063282">
            <text:p>6,33E-005</text:p>
          </table:table-cell>
          <table:table-cell table:number-columns-repeated="10"/>
          <table:table-cell office:value-type="string">
            <text:p>gew mittel</text:p>
          </table:table-cell>
          <table:table-cell table:formula="oooc:=SUM([.R2:.R31])/SUM([.S2:.S31])" office:value-type="float" office:value="0.514888306314089">
            <text:p>5,15E-001</text:p>
          </table:table-cell>
          <table:table-cell table:formula="oooc:=1/SQRT(SUM([.S2:.S31]))" office:value-type="float" office:value="0.000993021396126658">
            <text:p>9,93E-004</text:p>
          </table:table-cell>
          <table:table-cell table:number-columns-repeated="239"/>
        </table:table-row>
        <table:table-row table:style-name="ro2">
          <table:table-cell table:number-columns-repeated="2"/>
          <table:table-cell office:value-type="string">
            <text:p>L </text:p>
          </table:table-cell>
          <table:table-cell table:formula="oooc:=['constant Rotation'.B58]" office:value-type="float" office:value="2.149">
            <text:p>2,15E+000</text:p>
          </table:table-cell>
          <table:table-cell/>
          <table:table-cell table:formula="oooc:=([.D33]*[.D34])/(2*[.D35]*[.D36])" office:value-type="float" office:value="0.00367471230389269">
            <text:p>3,67E-003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formula="oooc:=['constant Rotation'.B59]" office:value-type="float" office:value="1.457">
            <text:p>1,46E+000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>
            <text:p>d</text:p>
          </table:table-cell>
          <table:table-cell table:formula="oooc:=['constant Rotation'.B60]" office:value-type="float" office:value="0.0127">
            <text:p>1,27E-002</text:p>
          </table:table-cell>
          <table:table-cell table:number-columns-repeated="252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21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04T21:35:30</dc:date>
    <meta:editing-cycles>9</meta:editing-cycles>
    <meta:editing-duration>PT6H55M30S</meta:editing-duration>
    <meta:user-defined meta:name="Info 1"/>
    <meta:user-defined meta:name="Info 2"/>
    <meta:user-defined meta:name="Info 3"/>
    <meta:user-defined meta:name="Info 4"/>
    <meta:document-statistic meta:table-count="2" meta:cell-count="1882"/>
  </office:meta>
</office:document-meta>
</file>